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97c31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5d92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56a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7ee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ffd02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d5d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0f04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c92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23f7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6c8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030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1851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5d37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ee5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ae4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5157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fce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70c6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68c6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544c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151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3a624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b452f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c227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c995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511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73a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7c1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83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9e5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ace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dcf23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4859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0d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eee1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290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cff5e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9a1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7f0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d17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0ea8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35076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35e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4d81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449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7bb36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001c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4257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7a09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746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93a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e0c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d8def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7f72b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0dc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30d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2687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e4c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b9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30d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aa1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b67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bd3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8cf12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3c1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9d60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4b6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5cb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0be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5fb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735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82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86b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91b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aa0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38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943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976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bfe2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22e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3a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d5d1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955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a7c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d94c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bf1e2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03e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39ba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454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6bf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10cbe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c808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e0a6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30e326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1e03c153" officeooo:paragraph-rsid="2ff5845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1e03c153" officeooo:paragraph-rsid="2ff5fb2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4151a0" officeooo:paragraph-rsid="2b4151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ccb481b" officeooo:paragraph-rsid="2cd3d9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c8ba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0a62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326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e03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10ef7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fea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eb82e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1cb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7d0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0ff87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c8ba67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0eb5e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30eb5e4b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69b1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1d9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7d0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875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4c3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87cf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0f7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00f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3364f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3b0a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0fa18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22f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7f1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864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fac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5010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dea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197e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699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d31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f1d994" officeooo:paragraph-rsid="312da3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3ce0b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9490711" officeooo:paragraph-rsid="2a34ca9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officeooo:paragraph-rsid="2f3c8894" style:font-name-asian="標楷體1"/>
    </style:style>
    <style:style style:name="P140" style:family="paragraph" style:parent-style-name="Standard" style:list-style-name="L1">
      <style:text-properties fo:color="#333333" style:font-name="Liberation Serif" officeooo:rsid="401cac8e" officeooo:paragraph-rsid="2f3c8894" style:font-name-asian="標楷體1"/>
    </style:style>
    <style:style style:name="P141" style:family="paragraph" style:parent-style-name="Standard" style:list-style-name="L1">
      <style:text-properties fo:color="#333333" style:font-name="Liberation Serif" officeooo:rsid="404593b3" officeooo:paragraph-rsid="2f3c8894" style:font-name-asian="標楷體1"/>
    </style:style>
    <style:style style:name="P142" style:family="paragraph" style:parent-style-name="Standard" style:list-style-name="L1">
      <style:text-properties fo:color="#333333" style:font-name="Liberation Serif" officeooo:paragraph-rsid="2f3c8894" style:font-name-asian="Liberation Serif"/>
    </style:style>
    <style:style style:name="P14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ed41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ef14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f264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ff8ed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97c31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3e72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a8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4841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46bc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017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6e9e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78dd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5589d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a6205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e32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b2ffd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c227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eee1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fa93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cd73a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1" fo:font-size="17pt" style:text-underline-style="none" fo:font-weight="bold" officeooo:rsid="29490711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30056a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1" fo:font-size="17pt" style:text-underline-style="none" fo:font-weight="bold" officeooo:rsid="0a7edee9" officeooo:paragraph-rsid="300c56d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4fce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5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70c6c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7405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1" fo:font-size="17pt" style:text-underline-style="none" fo:font-weight="bold" officeooo:rsid="2b4fce8f" officeooo:paragraph-rsid="2b68c6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1" fo:font-size="17pt" style:text-underline-style="none" fo:font-weight="bold" officeooo:rsid="2b32e4c8" officeooo:paragraph-rsid="2b3691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1" fo:font-size="17pt" style:text-underline-style="none" fo:font-weight="bold" officeooo:rsid="2b32e4c8" officeooo:paragraph-rsid="2b2c04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1" fo:font-size="17pt" style:text-underline-style="none" fo:font-weight="bold" officeooo:rsid="2cc995eb" officeooo:paragraph-rsid="2cc995e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1" fo:font-size="17pt" style:text-underline-style="none" fo:font-weight="bold" officeooo:rsid="2cd3d90e" officeooo:paragraph-rsid="2cd3d90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1" fo:font-size="17pt" style:text-underline-style="none" fo:font-weight="bold" officeooo:rsid="2cd56c48" officeooo:paragraph-rsid="2d0290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1" fo:font-size="17pt" style:text-underline-style="none" fo:font-weight="bold" officeooo:rsid="2cd56c48" officeooo:paragraph-rsid="2d1662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1" fo:font-size="17pt" style:text-underline-style="none" fo:font-weight="bold" officeooo:rsid="2cff5e5c" officeooo:paragraph-rsid="2d0b4c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1" fo:font-size="17pt" style:text-underline-style="none" fo:font-weight="bold" officeooo:rsid="2d264064" officeooo:paragraph-rsid="2d1d25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officeooo:paragraph-rsid="2b2c04e4"/>
    </style:style>
    <style:style style:name="P181" style:family="paragraph" style:parent-style-name="Standard" style:list-style-name="L1">
      <style:text-properties fo:color="#333333" style:font-name="標楷體" fo:font-size="17pt" style:text-underline-style="none" fo:font-weight="bold" officeooo:rsid="2cd030a2" officeooo:paragraph-rsid="2cd030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style:text-underline-style="none" fo:font-weight="bold" officeooo:rsid="2cd030a2" officeooo:paragraph-rsid="2cd198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b8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c8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ce8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abc2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8f4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13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768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95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a28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96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bde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7c8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6b2c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ed371a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5c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65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bd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5c071" officeooo:paragraph-rsid="2f9cd8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9e6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9d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b3e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e1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f9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01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8c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b72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e6aa6" officeooo:paragraph-rsid="2fa88c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ae17f8" officeooo:paragraph-rsid="2fae17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f9464a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36370d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b6b96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b80202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ab0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46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88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1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a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fd7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dc4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fed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25e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5d6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751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89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cd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461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7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de4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53e2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5f750e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1546155" officeooo:paragraph-rsid="315d79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2f3c88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9df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b724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b9a6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07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8b85c2" officeooo:paragraph-rsid="2fa01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f6ed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ad8c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b6b96b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font-name="Liberation Serif" fo:font-size="17pt" style:text-underline-style="none" fo:font-weight="bold" officeooo:rsid="29490711" officeooo:paragraph-rsid="31013d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7" style:family="paragraph" style:parent-style-name="Standard" style:list-style-name="L1">
      <style:text-properties fo:color="#1c1c1c" style:font-name="Liberation Serif" fo:font-size="17pt" style:text-underline-style="none" fo:font-weight="bold" officeooo:rsid="29490711" officeooo:paragraph-rsid="30b22e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3c88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2f913e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3ca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5d6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ca2835" officeooo:paragraph-rsid="31489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style:text-underline-style="none" fo:font-weight="bold" officeooo:rsid="294907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" style:family="text">
      <style:text-properties style:font-name="標楷體1" fo:font-size="17pt" style:text-underline-style="none" fo:font-weight="bold" officeooo:rsid="2b32e4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2a34ca9d" style:font-name-asian="標楷體1"/>
    </style:style>
    <style:style style:name="T6" style:family="text">
      <style:text-properties style:font-name="標楷體1" officeooo:rsid="2a3bd0b1" style:font-name-asian="標楷體1"/>
    </style:style>
    <style:style style:name="T7" style:family="text">
      <style:text-properties style:font-name="標楷體1" officeooo:rsid="2a4f31c4" style:font-name-asian="標楷體1"/>
    </style:style>
    <style:style style:name="T8" style:family="text">
      <style:text-properties style:font-name="標楷體1" officeooo:rsid="2b32e4c8" style:font-name-asian="標楷體1"/>
    </style:style>
    <style:style style:name="T9" style:family="text">
      <style:text-properties style:font-name="標楷體1" officeooo:rsid="2b354d76" style:font-name-asian="標楷體1"/>
    </style:style>
    <style:style style:name="T10" style:family="text">
      <style:text-properties style:font-name="標楷體1" officeooo:rsid="2b38bcbe" style:font-name-asian="標楷體1"/>
    </style:style>
    <style:style style:name="T11" style:family="text">
      <style:text-properties style:font-name="標楷體1" officeooo:rsid="2cc995eb" style:font-name-asian="標楷體1"/>
    </style:style>
    <style:style style:name="T12" style:family="text">
      <style:text-properties style:font-name="標楷體1" officeooo:rsid="2ccb481b" style:font-name-asian="標楷體1"/>
    </style:style>
    <style:style style:name="T13" style:family="text">
      <style:text-properties style:font-name="標楷體1" officeooo:rsid="2cd030a2" style:font-name-asian="標楷體1"/>
    </style:style>
    <style:style style:name="T14" style:family="text">
      <style:text-properties style:font-name="標楷體1" officeooo:rsid="2cd378be" style:font-name-asian="標楷體1"/>
    </style:style>
    <style:style style:name="T15" style:family="text">
      <style:text-properties style:font-name="標楷體1" officeooo:rsid="2cd3d90e" style:font-name-asian="標楷體1"/>
    </style:style>
    <style:style style:name="T16" style:family="text">
      <style:text-properties style:font-name="標楷體1" officeooo:rsid="2cd56c48" style:font-name-asian="標楷體1"/>
    </style:style>
    <style:style style:name="T17" style:family="text">
      <style:text-properties style:font-name="標楷體1" officeooo:rsid="2cd73aff" style:font-name-asian="標楷體1"/>
    </style:style>
    <style:style style:name="T18" style:family="text">
      <style:text-properties style:font-name="標楷體1" officeooo:rsid="2ce0d947" style:font-name-asian="標楷體1"/>
    </style:style>
    <style:style style:name="T19" style:family="text">
      <style:text-properties style:font-name="標楷體1" officeooo:rsid="2ce84685" style:font-name-asian="標楷體1"/>
    </style:style>
    <style:style style:name="T20" style:family="text">
      <style:text-properties style:font-name="標楷體1" officeooo:rsid="2ceee164" style:font-name-asian="標楷體1"/>
    </style:style>
    <style:style style:name="T21" style:family="text">
      <style:text-properties style:font-name="標楷體1" officeooo:rsid="2cff5e5c" style:font-name-asian="標楷體1"/>
    </style:style>
    <style:style style:name="T22" style:family="text">
      <style:text-properties style:font-name="標楷體1" officeooo:rsid="2cffb629" style:font-name-asian="標楷體1"/>
    </style:style>
    <style:style style:name="T23" style:family="text">
      <style:text-properties style:font-name="標楷體1" officeooo:rsid="2d0d179d" style:font-name-asian="標楷體1"/>
    </style:style>
    <style:style style:name="T24" style:family="text">
      <style:text-properties style:font-name="標楷體1" officeooo:rsid="2d264064" style:font-name-asian="標楷體1"/>
    </style:style>
    <style:style style:name="T25" style:family="text">
      <style:text-properties style:font-name="標楷體1" officeooo:rsid="400edaff" style:font-name-asian="標楷體1"/>
    </style:style>
    <style:style style:name="T26" style:family="text">
      <style:text-properties style:font-name="標楷體1" officeooo:rsid="254cd717" style:font-name-asian="標楷體1"/>
    </style:style>
    <style:style style:name="T27" style:family="text">
      <style:text-properties style:font-name="標楷體1" officeooo:rsid="4070d5da" style:font-name-asian="標楷體1"/>
    </style:style>
    <style:style style:name="T28" style:family="text">
      <style:text-properties style:font-name="標楷體1" officeooo:rsid="2f8b85c2" style:font-name-asian="標楷體1"/>
    </style:style>
    <style:style style:name="T29" style:family="text">
      <style:text-properties style:font-name="標楷體1" officeooo:rsid="2f953e37" style:font-name-asian="標楷體1"/>
    </style:style>
    <style:style style:name="T30" style:family="text">
      <style:text-properties style:font-name="標楷體1" officeooo:rsid="3bada7ff" style:font-name-asian="標楷體1"/>
    </style:style>
    <style:style style:name="T31" style:family="text">
      <style:text-properties style:font-name="標楷體1" style:font-name-asian="標楷體1" style:font-name-complex="Liberation Serif1"/>
    </style:style>
    <style:style style:name="T32" style:family="text">
      <style:text-properties style:font-name="標楷體1" officeooo:rsid="2f9a287e" style:font-name-asian="標楷體1" style:font-name-complex="Liberation Serif1"/>
    </style:style>
    <style:style style:name="T33" style:family="text">
      <style:text-properties style:font-name="標楷體1" officeooo:rsid="2f995a61" style:font-name-asian="標楷體1" style:font-name-complex="Liberation Serif1"/>
    </style:style>
    <style:style style:name="T34" style:family="text">
      <style:text-properties style:font-name="標楷體1" officeooo:rsid="2f9bdbaf" style:font-name-asian="標楷體1" style:font-name-complex="Liberation Serif1"/>
    </style:style>
    <style:style style:name="T35" style:family="text">
      <style:text-properties style:font-name="標楷體1" officeooo:rsid="2f8b85c2" style:font-name-asian="標楷體1" style:font-name-complex="Liberation Serif1"/>
    </style:style>
    <style:style style:name="T36" style:family="text">
      <style:text-properties style:font-name="標楷體1" officeooo:rsid="2fa01eef" style:font-name-asian="標楷體1"/>
    </style:style>
    <style:style style:name="T37" style:family="text">
      <style:text-properties style:font-name="標楷體1" officeooo:rsid="2fa7b2e6" style:font-name-asian="標楷體1"/>
    </style:style>
    <style:style style:name="T38" style:family="text">
      <style:text-properties style:font-name="標楷體1" officeooo:rsid="2fa8ce38" style:font-name-asian="標楷體1"/>
    </style:style>
    <style:style style:name="T39" style:family="text">
      <style:text-properties style:font-name="標楷體1" officeooo:rsid="2fa9dfde" style:font-name-asian="標楷體1"/>
    </style:style>
    <style:style style:name="T40" style:family="text">
      <style:text-properties style:font-name="標楷體1" officeooo:rsid="2fab3e00" style:font-name-asian="標楷體1"/>
    </style:style>
    <style:style style:name="T41" style:family="text">
      <style:text-properties style:font-name="標楷體1" officeooo:rsid="2fae17f8" style:font-name-asian="標楷體1"/>
    </style:style>
    <style:style style:name="T42" style:family="text">
      <style:text-properties style:font-name="標楷體1" officeooo:rsid="2faf9ea2" style:font-name-asian="標楷體1"/>
    </style:style>
    <style:style style:name="T43" style:family="text">
      <style:text-properties style:font-name="標楷體1" officeooo:rsid="2fb36e81" style:font-name-asian="標楷體1"/>
    </style:style>
    <style:style style:name="T44" style:family="text">
      <style:text-properties style:font-name="標楷體1" officeooo:rsid="30830ddc" style:font-name-asian="標楷體1"/>
    </style:style>
    <style:style style:name="T45" style:family="text">
      <style:text-properties style:font-name="標楷體1" officeooo:rsid="309d601f" style:font-name-asian="標楷體1"/>
    </style:style>
    <style:style style:name="T46" style:family="text">
      <style:text-properties style:font-name="標楷體1" officeooo:rsid="309e4cda" style:font-name-asian="標楷體1"/>
    </style:style>
    <style:style style:name="T47" style:family="text">
      <style:text-properties style:font-name="標楷體1" officeooo:rsid="309fbc22" style:font-name-asian="標楷體1"/>
    </style:style>
    <style:style style:name="T48" style:family="text">
      <style:text-properties style:font-name="標楷體1" officeooo:rsid="30a0bee1" style:font-name-asian="標楷體1"/>
    </style:style>
    <style:style style:name="T49" style:family="text">
      <style:text-properties style:font-name="標楷體1" officeooo:rsid="30a5fbe9" style:font-name-asian="標楷體1"/>
    </style:style>
    <style:style style:name="T50" style:family="text">
      <style:text-properties style:font-name="標楷體1" officeooo:rsid="30a73501" style:font-name-asian="標楷體1"/>
    </style:style>
    <style:style style:name="T51" style:family="text">
      <style:text-properties style:font-name="標楷體1" officeooo:rsid="29490711" style:font-name-asian="標楷體1"/>
    </style:style>
    <style:style style:name="T52" style:family="text">
      <style:text-properties style:font-name="標楷體1" officeooo:rsid="30e9fb62" style:font-name-asian="標楷體1"/>
    </style:style>
    <style:style style:name="T53" style:family="text">
      <style:text-properties style:font-name="標楷體1" officeooo:rsid="30f1cb5d" style:font-name-asian="標楷體1"/>
    </style:style>
    <style:style style:name="T54" style:family="text">
      <style:text-properties style:font-name="標楷體1" officeooo:rsid="30c8ba67" style:font-name-asian="標楷體1"/>
    </style:style>
    <style:style style:name="T55" style:family="text">
      <style:text-properties style:font-name="標楷體1" officeooo:rsid="30f1d994" style:font-name-asian="標楷體1"/>
    </style:style>
    <style:style style:name="T56" style:family="text">
      <style:text-properties style:font-name="標楷體1" officeooo:rsid="31167cc9" style:font-name-asian="標楷體1"/>
    </style:style>
    <style:style style:name="T57" style:family="text">
      <style:text-properties style:font-name="標楷體1" officeooo:rsid="3145d6af" style:font-name-asian="標楷體1"/>
    </style:style>
    <style:style style:name="T58" style:family="text">
      <style:text-properties style:font-name="標楷體1" officeooo:rsid="352e8af6" style:font-name-asian="標楷體1"/>
    </style:style>
    <style:style style:name="T59" style:family="text">
      <style:text-properties style:font-name="標楷體1" officeooo:rsid="3681289a" style:font-name-asian="標楷體1"/>
    </style:style>
    <style:style style:name="T60" style:family="text">
      <style:text-properties style:font-name="標楷體1" officeooo:rsid="31475134" style:font-name-asian="標楷體1"/>
    </style:style>
    <style:style style:name="T61" style:family="text">
      <style:text-properties style:font-name="標楷體1" officeooo:rsid="31546155" style:font-name-asian="標楷體1"/>
    </style:style>
    <style:style style:name="T62" style:family="text">
      <style:text-properties style:font-name="標楷體1" officeooo:rsid="315bba01" style:font-name-asian="標楷體1"/>
    </style:style>
    <style:style style:name="T63" style:family="text">
      <style:text-properties style:font-name="標楷體1" officeooo:rsid="3160bfb3" style:font-name-asian="標楷體1"/>
    </style:style>
    <style:style style:name="T64" style:family="text">
      <style:text-properties style:font-name="標楷體1" officeooo:rsid="29692e92"/>
    </style:style>
    <style:style style:name="T65" style:family="text">
      <style:text-properties style:font-name="標楷體1" officeooo:rsid="2b38bcbe"/>
    </style:style>
    <style:style style:name="T66" style:family="text">
      <style:text-properties style:font-name="標楷體1" officeooo:rsid="2b354d76"/>
    </style:style>
    <style:style style:name="T67" style:family="text">
      <style:text-properties style:font-name="標楷體1" officeooo:rsid="2b3a6242"/>
    </style:style>
    <style:style style:name="T68" style:family="text">
      <style:text-properties style:font-name="標楷體1" officeooo:rsid="2b32e4c8"/>
    </style:style>
    <style:style style:name="T69" style:family="text">
      <style:text-properties style:font-name="標楷體1" officeooo:rsid="2b4151a0"/>
    </style:style>
    <style:style style:name="T70" style:family="text">
      <style:text-properties style:font-name="標楷體1" officeooo:rsid="20cbbba0"/>
    </style:style>
    <style:style style:name="T71" style:family="text">
      <style:text-properties style:font-name="標楷體1" officeooo:rsid="1d765d1e"/>
    </style:style>
    <style:style style:name="T72" style:family="text">
      <style:text-properties style:font-name="標楷體1" officeooo:rsid="2b4fce8f"/>
    </style:style>
    <style:style style:name="T73" style:family="text">
      <style:text-properties style:font-name="標楷體1" officeooo:rsid="2b657299"/>
    </style:style>
    <style:style style:name="T74" style:family="text">
      <style:text-properties style:font-name="標楷體1" officeooo:rsid="1f9386ea"/>
    </style:style>
    <style:style style:name="T75" style:family="text">
      <style:text-properties style:font-name="標楷體1" officeooo:rsid="254cd717"/>
    </style:style>
    <style:style style:name="T76" style:family="text">
      <style:text-properties style:font-name="標楷體1" officeooo:rsid="400466a8"/>
    </style:style>
    <style:style style:name="T77" style:family="text">
      <style:text-properties style:font-name="標楷體1" style:font-name-asian="Liberation Serif1" style:font-name-complex="Liberation Serif1"/>
    </style:style>
    <style:style style:name="T78" style:family="text">
      <style:text-properties style:font-name="標楷體1" officeooo:rsid="400466a8" style:font-name-asian="Liberation Serif1" style:font-name-complex="Liberation Serif1"/>
    </style:style>
    <style:style style:name="T79" style:family="text">
      <style:text-properties style:font-name="標楷體1" officeooo:rsid="402dae9a" style:font-name-asian="Liberation Serif1" style:font-name-complex="Liberation Serif1"/>
    </style:style>
    <style:style style:name="T80" style:family="text">
      <style:text-properties style:font-name="標楷體1" officeooo:rsid="3ff9464a" style:font-name-asian="Liberation Serif1" style:font-name-complex="Liberation Serif1"/>
    </style:style>
    <style:style style:name="T81" style:family="text">
      <style:text-properties style:font-name="標楷體1" officeooo:rsid="3fb80202" style:font-name-asian="Liberation Serif1" style:font-name-complex="Liberation Serif1"/>
    </style:style>
    <style:style style:name="T82" style:family="text">
      <style:text-properties style:font-name="標楷體1" officeooo:rsid="2f995a61" style:font-name-asian="Liberation Serif1" style:font-name-complex="Liberation Serif1"/>
    </style:style>
    <style:style style:name="T83" style:family="text">
      <style:text-properties style:font-name="標楷體1" officeooo:rsid="2f8b85c2" style:font-name-asian="Liberation Serif1" style:font-name-complex="Liberation Serif1"/>
    </style:style>
    <style:style style:name="T84" style:family="text">
      <style:text-properties style:font-name="標楷體1" officeooo:rsid="31489464" style:font-name-asian="Liberation Serif1" style:font-name-complex="Liberation Serif1"/>
    </style:style>
    <style:style style:name="T85" style:family="text">
      <style:text-properties style:font-name="標楷體1" officeooo:rsid="31546155" style:font-name-asian="Liberation Serif1" style:font-name-complex="Liberation Serif1"/>
    </style:style>
    <style:style style:name="T86" style:family="text">
      <style:text-properties style:font-name="標楷體1" officeooo:rsid="400b149e"/>
    </style:style>
    <style:style style:name="T87" style:family="text">
      <style:text-properties style:font-name="標楷體1" officeooo:rsid="3fe0667f"/>
    </style:style>
    <style:style style:name="T88" style:family="text">
      <style:text-properties style:font-name="標楷體1" officeooo:rsid="3fe18760"/>
    </style:style>
    <style:style style:name="T89" style:family="text">
      <style:text-properties style:font-name="標楷體1" officeooo:rsid="402dae9a"/>
    </style:style>
    <style:style style:name="T90" style:family="text">
      <style:text-properties style:font-name="標楷體1" officeooo:rsid="3ff704ef"/>
    </style:style>
    <style:style style:name="T91" style:family="text">
      <style:text-properties style:font-name="標楷體1" officeooo:rsid="402f6edb"/>
    </style:style>
    <style:style style:name="T92" style:family="text">
      <style:text-properties style:font-name="標楷體1" officeooo:rsid="3ffad8cb"/>
    </style:style>
    <style:style style:name="T93" style:family="text">
      <style:text-properties style:font-name="標楷體1" officeooo:rsid="4031359a"/>
    </style:style>
    <style:style style:name="T94" style:family="text">
      <style:text-properties style:font-name="標楷體1" officeooo:rsid="3bada7ff"/>
    </style:style>
    <style:style style:name="T95" style:family="text">
      <style:text-properties style:font-name="標楷體1" style:font-name-complex="Liberation Serif1"/>
    </style:style>
    <style:style style:name="T96" style:family="text">
      <style:text-properties style:font-name="標楷體1" officeooo:rsid="402ef1e5"/>
    </style:style>
    <style:style style:name="T97" style:family="text">
      <style:text-properties style:font-name="標楷體1" officeooo:rsid="3ff9464a"/>
    </style:style>
    <style:style style:name="T98" style:family="text">
      <style:text-properties style:font-name="標楷體1" officeooo:rsid="3fe9e72b"/>
    </style:style>
    <style:style style:name="T99" style:family="text">
      <style:text-properties style:font-name="標楷體1" officeooo:rsid="402869a0"/>
    </style:style>
    <style:style style:name="T100" style:family="text">
      <style:text-properties style:font-name="標楷體1" officeooo:rsid="40456fa5"/>
    </style:style>
    <style:style style:name="T101" style:family="text">
      <style:text-properties style:font-name="標楷體1" officeooo:rsid="3fbb1099"/>
    </style:style>
    <style:style style:name="T102" style:family="text">
      <style:text-properties style:font-name="標楷體1" officeooo:rsid="3fb6b96b"/>
    </style:style>
    <style:style style:name="T103" style:family="text">
      <style:text-properties style:font-name="標楷體1" officeooo:rsid="3fca171e"/>
    </style:style>
    <style:style style:name="T104" style:family="text">
      <style:text-properties style:font-name="標楷體1" officeooo:rsid="3fb80202"/>
    </style:style>
    <style:style style:name="T105" style:family="text">
      <style:text-properties style:font-name="標楷體1" officeooo:rsid="4070d5da"/>
    </style:style>
    <style:style style:name="T106" style:family="text">
      <style:text-properties style:font-name="標楷體1" officeooo:rsid="40700146"/>
    </style:style>
    <style:style style:name="T107" style:family="text">
      <style:text-properties style:font-name="標楷體1" officeooo:rsid="2f8b85c2"/>
    </style:style>
    <style:style style:name="T108" style:family="text">
      <style:text-properties style:font-name="標楷體1" officeooo:rsid="2f8f4fa4"/>
    </style:style>
    <style:style style:name="T109" style:family="text">
      <style:text-properties style:font-name="標楷體1" style:text-underline-style="solid" style:text-underline-width="auto" style:text-underline-color="font-color" officeooo:rsid="2f8b85c2" style:font-name-asian="標楷體1"/>
    </style:style>
    <style:style style:name="T110" style:family="text">
      <style:text-properties style:font-name="標楷體1" style:text-underline-style="solid" style:text-underline-width="auto" style:text-underline-color="font-color" officeooo:rsid="3681289a" style:font-name-asian="標楷體1"/>
    </style:style>
    <style:style style:name="T111" style:family="text">
      <style:text-properties style:font-name="標楷體1" style:text-underline-style="solid" style:text-underline-width="auto" style:text-underline-color="font-color" officeooo:rsid="19989eca"/>
    </style:style>
    <style:style style:name="T112" style:family="text">
      <style:text-properties style:font-name="標楷體1" officeooo:rsid="2f995a61"/>
    </style:style>
    <style:style style:name="T113" style:family="text">
      <style:text-properties style:font-name="標楷體1" officeooo:rsid="2f9a287e"/>
    </style:style>
    <style:style style:name="T114" style:family="text">
      <style:text-properties style:font-name="標楷體1" officeooo:rsid="2a304856"/>
    </style:style>
    <style:style style:name="T115" style:family="text">
      <style:text-properties style:font-name="標楷體1" officeooo:rsid="2ffc807d"/>
    </style:style>
    <style:style style:name="T116" style:family="text">
      <style:text-properties style:font-name="標楷體1" officeooo:rsid="2ffd02f2"/>
    </style:style>
    <style:style style:name="T117" style:family="text">
      <style:text-properties style:font-name="標楷體1" officeooo:rsid="2ffd8885"/>
    </style:style>
    <style:style style:name="T118" style:family="text">
      <style:text-properties style:font-name="標楷體1" officeooo:rsid="2a3e7218"/>
    </style:style>
    <style:style style:name="T119" style:family="text">
      <style:text-properties style:font-name="標楷體1" officeooo:rsid="0a7edee9"/>
    </style:style>
    <style:style style:name="T120" style:family="text">
      <style:text-properties style:font-name="標楷體1" officeooo:rsid="3007eeb4"/>
    </style:style>
    <style:style style:name="T121" style:family="text">
      <style:text-properties style:font-name="標楷體1" officeooo:rsid="19989eca"/>
    </style:style>
    <style:style style:name="T122" style:family="text">
      <style:text-properties style:font-name="標楷體1" officeooo:rsid="30f1d994"/>
    </style:style>
    <style:style style:name="T123" style:family="text">
      <style:text-properties style:font-name="標楷體1" officeooo:rsid="30e9fb62"/>
    </style:style>
    <style:style style:name="T124" style:family="text">
      <style:text-properties style:font-name="標楷體1" officeooo:rsid="30f1cb5d"/>
    </style:style>
    <style:style style:name="T125" style:family="text">
      <style:text-properties style:font-name="標楷體1" officeooo:rsid="29490711"/>
    </style:style>
    <style:style style:name="T126" style:family="text">
      <style:text-properties style:font-name="標楷體1" officeooo:rsid="30c8ba67"/>
    </style:style>
    <style:style style:name="T127" style:family="text">
      <style:text-properties style:font-name="標楷體1" officeooo:rsid="3118b261"/>
    </style:style>
    <style:style style:name="T128" style:family="text">
      <style:text-properties style:font-name="標楷體1" officeooo:rsid="31197e84"/>
    </style:style>
    <style:style style:name="T129" style:family="text">
      <style:text-properties style:font-name="標楷體1" officeooo:rsid="311aa73e"/>
    </style:style>
    <style:style style:name="T130" style:family="text">
      <style:text-properties style:font-name="標楷體1" officeooo:rsid="31489464"/>
    </style:style>
    <style:style style:name="T131" style:family="text">
      <style:text-properties style:font-name="標楷體1" officeooo:rsid="314a3771"/>
    </style:style>
    <style:style style:name="T132" style:family="text">
      <style:text-properties style:font-name="標楷體1" officeooo:rsid="37c8a316"/>
    </style:style>
    <style:style style:name="T133" style:family="text">
      <style:text-properties style:font-name="標楷體1" officeooo:rsid="31546155"/>
    </style:style>
    <style:style style:name="T134" style:family="text">
      <style:text-properties style:font-name="標楷體1" officeooo:rsid="3155d7f6"/>
    </style:style>
    <style:style style:name="T135" style:family="text">
      <style:text-properties style:font-name-asian="標楷體1"/>
    </style:style>
    <style:style style:name="T136" style:family="text">
      <style:text-properties officeooo:rsid="2a3bd0b1" style:font-name-asian="標楷體1"/>
    </style:style>
    <style:style style:name="T137" style:family="text">
      <style:text-properties officeooo:rsid="3fffd501" style:font-name-asian="標楷體1"/>
    </style:style>
    <style:style style:name="T138" style:family="text">
      <style:text-properties officeooo:rsid="4070d5da" style:font-name-asian="標楷體1"/>
    </style:style>
    <style:style style:name="T139" style:family="text">
      <style:text-properties officeooo:rsid="3fe9e72b" style:font-name-asian="標楷體1"/>
    </style:style>
    <style:style style:name="T140" style:family="text">
      <style:text-properties officeooo:rsid="3bada7ff" style:font-name-asian="標楷體1"/>
    </style:style>
    <style:style style:name="T141" style:family="text">
      <style:text-properties style:text-underline-style="solid" style:text-underline-width="auto" style:text-underline-color="font-color"/>
    </style:style>
    <style:style style:name="T142" style:family="text">
      <style:text-properties style:text-underline-style="solid" style:text-underline-width="auto" style:text-underline-color="font-color" officeooo:rsid="114556d7"/>
    </style:style>
    <style:style style:name="T143" style:family="text">
      <style:text-properties fo:color="#050505"/>
    </style:style>
    <style:style style:name="T144" style:family="text">
      <style:text-properties fo:color="#050505" style:font-name="標楷體1" style:font-name-asian="標楷體1"/>
    </style:style>
    <style:style style:name="T145" style:family="text">
      <style:text-properties fo:color="#050505" style:font-name="標楷體1" officeooo:rsid="2cd378be" style:font-name-asian="標楷體1"/>
    </style:style>
    <style:style style:name="T146" style:family="text">
      <style:text-properties fo:color="#050505" style:font-name="標楷體1" officeooo:rsid="2cff5e5c" style:font-name-asian="標楷體1"/>
    </style:style>
    <style:style style:name="T147" style:family="text">
      <style:text-properties fo:color="#050505" style:font-name="標楷體1" officeooo:rsid="2f8b85c2" style:font-name-asian="標楷體1"/>
    </style:style>
    <style:style style:name="T148" style:family="text">
      <style:text-properties fo:color="#050505" style:font-name="標楷體1" officeooo:rsid="2fab3e00" style:font-name-asian="標楷體1"/>
    </style:style>
    <style:style style:name="T149" style:family="text">
      <style:text-properties fo:color="#050505" style:font-name="標楷體1" officeooo:rsid="2ffd02f2"/>
    </style:style>
    <style:style style:name="T150" style:family="text">
      <style:text-properties fo:color="#050505" style:font-name="標楷體1" fo:font-size="6pt" officeooo:rsid="2a3e7218" style:font-size-asian="6pt" style:font-size-complex="6pt"/>
    </style:style>
    <style:style style:name="T151" style:family="text">
      <style:text-properties fo:color="#050505" style:font-name="標楷體1" fo:font-size="6pt" officeooo:rsid="2ffd02f2" style:font-size-asian="6pt" style:font-size-complex="6pt"/>
    </style:style>
    <style:style style:name="T152" style:family="text">
      <style:text-properties fo:color="#050505" style:font-name="標楷體1" fo:font-size="6pt" officeooo:rsid="3007eeb4" style:font-size-asian="6pt" style:font-size-complex="6pt"/>
    </style:style>
    <style:style style:name="T153" style:family="text">
      <style:text-properties fo:color="#050505" style:font-name="標楷體1" fo:font-size="6pt" officeooo:rsid="301030b3" style:font-size-asian="6pt" style:font-size-complex="6pt"/>
    </style:style>
    <style:style style:name="T154" style:family="text">
      <style:text-properties fo:color="#050505" style:font-name="標楷體1" fo:font-size="9pt" style:font-size-asian="9pt" style:font-size-complex="9pt"/>
    </style:style>
    <style:style style:name="T155" style:family="text">
      <style:text-properties fo:color="#050505" style:font-name="標楷體1" fo:font-size="9pt" officeooo:rsid="0a7edee9" style:font-size-asian="9pt" style:font-size-complex="9pt"/>
    </style:style>
    <style:style style:name="T156" style:family="text">
      <style:text-properties fo:color="#050505" style:font-name="標楷體1" fo:font-size="9pt" officeooo:rsid="2a3e7218" style:font-size-asian="9pt" style:font-size-complex="9pt"/>
    </style:style>
    <style:style style:name="T157" style:family="text">
      <style:text-properties fo:color="#050505" style:font-name="標楷體1" fo:font-size="10pt" style:font-size-asian="10pt" style:font-size-complex="10pt"/>
    </style:style>
    <style:style style:name="T158" style:family="text">
      <style:text-properties fo:color="#050505" style:font-name="標楷體1" fo:font-size="10pt" officeooo:rsid="2a3e7218" style:font-size-asian="10pt" style:font-size-complex="10pt"/>
    </style:style>
    <style:style style:name="T159" style:family="text">
      <style:text-properties fo:color="#050505" style:font-name="標楷體1" fo:font-size="10pt" officeooo:rsid="0a7edee9" style:font-size-asian="10pt" style:font-size-complex="10pt"/>
    </style:style>
    <style:style style:name="T160" style:family="text">
      <style:text-properties fo:color="#050505" style:font-name="標楷體1" fo:font-size="10pt" officeooo:rsid="301c9250" style:font-size-asian="10pt" style:font-size-complex="10pt"/>
    </style:style>
    <style:style style:name="T161" style:family="text">
      <style:text-properties fo:color="#050505" style:font-name="標楷體1" fo:font-size="10pt" officeooo:rsid="2ffd02f2" style:font-size-asian="10pt" style:font-size-complex="10pt"/>
    </style:style>
    <style:style style:name="T162" style:family="text">
      <style:text-properties fo:color="#050505" style:font-name="標楷體1" fo:font-size="10pt" officeooo:rsid="3007eeb4" style:font-size-asian="10pt" style:font-size-complex="10pt"/>
    </style:style>
    <style:style style:name="T163" style:family="text">
      <style:text-properties fo:color="#050505" style:font-name="標楷體1" fo:font-size="10pt" style:text-underline-style="solid" style:text-underline-width="auto" style:text-underline-color="font-color" style:font-size-asian="10pt" style:font-size-complex="10pt"/>
    </style:style>
    <style:style style:name="T164" style:family="text">
      <style:text-properties fo:color="#050505" style:font-name="標楷體1" fo:font-size="10pt" style:text-underline-style="solid" style:text-underline-width="auto" style:text-underline-color="font-color" officeooo:rsid="2ffd02f2" style:font-size-asian="10pt" style:font-size-complex="10pt"/>
    </style:style>
    <style:style style:name="T165" style:family="text">
      <style:text-properties fo:color="#050505" officeooo:rsid="29692e92"/>
    </style:style>
    <style:style style:name="T166" style:family="text">
      <style:text-properties fo:color="#050505" officeooo:rsid="2cd56c48"/>
    </style:style>
    <style:style style:name="T167" style:family="text">
      <style:text-properties fo:color="#050505" fo:font-size="16pt" style:font-size-asian="16pt" style:font-size-complex="16pt"/>
    </style:style>
    <style:style style:name="T168" style:family="text">
      <style:text-properties fo:color="#050505" fo:font-size="15pt" style:font-size-asian="15pt" style:font-size-complex="15pt"/>
    </style:style>
    <style:style style:name="T169" style:family="text">
      <style:text-properties fo:color="#050505" officeooo:rsid="3fe9e72b"/>
    </style:style>
    <style:style style:name="T170" style:family="text">
      <style:text-properties fo:color="#050505" style:font-name="Arial" officeooo:rsid="29692e92" style:font-name-asian="Arial"/>
    </style:style>
    <style:style style:name="T171" style:family="text">
      <style:text-properties fo:color="#050505" style:font-name="Arial" fo:font-size="10pt" officeooo:rsid="2a3e7218" style:font-name-asian="Arial" style:font-size-asian="10pt" style:font-size-complex="10pt"/>
    </style:style>
    <style:style style:name="T172" style:family="text">
      <style:text-properties fo:color="#050505" style:font-name="Arial" fo:font-size="10pt" officeooo:rsid="301c9250" style:font-name-asian="Arial" style:font-size-asian="10pt" style:font-size-complex="10pt"/>
    </style:style>
    <style:style style:name="T173" style:family="text">
      <style:text-properties fo:color="#050505" style:font-name="Arial" fo:font-size="9pt" officeooo:rsid="2a3e7218" style:font-name-asian="Arial" style:font-size-asian="9pt" style:font-size-complex="9pt"/>
    </style:style>
    <style:style style:name="T174" style:family="text">
      <style:text-properties style:font-name="Liberation Serif" fo:font-size="17pt" style:text-underline-style="none" fo:font-weight="bold" officeooo:rsid="2949071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5" style:family="text">
      <style:text-properties style:font-name="Liberation Serif" fo:font-size="17pt" style:text-underline-style="none" fo:font-weight="bold" officeooo:rsid="2b32e4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6" style:family="text">
      <style:text-properties style:font-name="Liberation Serif" officeooo:rsid="1e03c153"/>
    </style:style>
    <style:style style:name="T177" style:family="text">
      <style:text-properties fo:color="#010101"/>
    </style:style>
    <style:style style:name="T178" style:family="text">
      <style:text-properties fo:color="#010101" fo:font-size="12pt" officeooo:rsid="30e9fb62" style:font-size-asian="12pt" style:font-size-complex="12pt"/>
    </style:style>
    <style:style style:name="T179" style:family="text">
      <style:text-properties fo:color="#010101" style:font-name="標楷體1" fo:font-size="12pt" officeooo:rsid="30e9fb62" style:font-name-asian="標楷體1" style:font-size-asian="12pt" style:font-size-complex="12pt"/>
    </style:style>
    <style:style style:name="T180" style:family="text">
      <style:text-properties fo:color="#010101" style:font-name="標楷體1" fo:font-size="12pt" officeooo:rsid="30e9fb62" style:font-size-asian="12pt" style:font-size-complex="12pt"/>
    </style:style>
    <style:style style:name="T181" style:family="text">
      <style:text-properties fo:color="#010101" fo:font-size="6pt" style:font-size-asian="6pt" style:font-size-complex="6pt"/>
    </style:style>
    <style:style style:name="T182" style:family="text">
      <style:text-properties fo:color="#010101" style:text-outline="false" style:text-line-through-style="none" style:text-line-through-type="none" style:text-position="0% 100%" style:font-name="標楷體1" fo:font-size="6pt" fo:font-style="normal" fo:text-shadow="none" officeooo:rsid="4b070f5e" style:font-name-asian="標楷體1" style:font-size-asian="6pt" style:font-style-asian="normal" style:font-size-complex="6pt" style:text-emphasize="none"/>
    </style:style>
    <style:style style:name="T183" style:family="text">
      <style:text-properties fo:color="#010101" style:text-outline="false" style:text-line-through-style="none" style:text-line-through-type="none" style:text-position="0% 100%" fo:font-size="6pt" fo:font-style="normal" fo:text-shadow="none" style:font-size-asian="6pt" style:font-style-asian="normal" style:font-size-complex="6pt" style:text-emphasize="none"/>
    </style:style>
    <style:style style:name="T184" style:family="text">
      <style:text-properties fo:color="#010101" style:text-outline="false" style:text-line-through-style="none" style:text-line-through-type="none" style:text-position="0% 100%" fo:font-size="6pt" fo:font-style="normal" fo:text-shadow="none" officeooo:rsid="4b070f5e" style:font-size-asian="6pt" style:font-style-asian="normal" style:font-size-complex="6pt" style:text-emphasize="none"/>
    </style:style>
    <style:style style:name="T185" style:family="text">
      <style:text-properties fo:color="#010101" fo:font-size="13pt" style:font-size-asian="13pt" style:font-size-complex="13pt"/>
    </style:style>
    <style:style style:name="T186" style:family="text">
      <style:text-properties fo:color="#010101" fo:font-size="16pt" style:font-size-asian="16pt" style:font-size-complex="16pt"/>
    </style:style>
    <style:style style:name="T187" style:family="text">
      <style:text-properties officeooo:rsid="29692e92"/>
    </style:style>
    <style:style style:name="T188" style:family="text">
      <style:text-properties officeooo:rsid="2a304856"/>
    </style:style>
    <style:style style:name="T189" style:family="text">
      <style:text-properties officeooo:rsid="2a318c1c"/>
    </style:style>
    <style:style style:name="T190" style:family="text">
      <style:text-properties officeooo:rsid="2a32a612"/>
    </style:style>
    <style:style style:name="T191" style:family="text">
      <style:text-properties officeooo:rsid="2a36da36"/>
    </style:style>
    <style:style style:name="T192" style:family="text">
      <style:text-properties officeooo:rsid="2a37b4db"/>
    </style:style>
    <style:style style:name="T193" style:family="text">
      <style:text-properties officeooo:rsid="2a38c8db"/>
    </style:style>
    <style:style style:name="T194" style:family="text">
      <style:text-properties officeooo:rsid="2a6acbf0"/>
    </style:style>
    <style:style style:name="T195" style:family="text">
      <style:text-properties officeooo:rsid="2a747f19"/>
    </style:style>
    <style:style style:name="T196" style:family="text">
      <style:text-properties officeooo:rsid="29490711"/>
    </style:style>
    <style:style style:name="T197" style:family="text">
      <style:text-properties officeooo:rsid="2b32e4c8"/>
    </style:style>
    <style:style style:name="T198" style:family="text">
      <style:text-properties officeooo:rsid="1d765d1e"/>
    </style:style>
    <style:style style:name="T199" style:family="text">
      <style:text-properties style:font-name="標楷體" officeooo:rsid="2cd030a2" style:font-name-asian="標楷體1"/>
    </style:style>
    <style:style style:name="T200" style:family="text">
      <style:text-properties officeooo:rsid="2cd56c48"/>
    </style:style>
    <style:style style:name="T201" style:family="text">
      <style:text-properties officeooo:rsid="2ce0d947"/>
    </style:style>
    <style:style style:name="T202" style:family="text">
      <style:text-properties officeooo:rsid="2d762bbc"/>
    </style:style>
    <style:style style:name="T203" style:family="text">
      <style:text-properties officeooo:rsid="40700146"/>
    </style:style>
    <style:style style:name="T204" style:family="text">
      <style:text-properties officeooo:rsid="402059ea"/>
    </style:style>
    <style:style style:name="T205" style:family="text">
      <style:text-properties officeooo:rsid="3fffd501"/>
    </style:style>
    <style:style style:name="T206" style:family="text">
      <style:text-properties officeooo:rsid="4007be33"/>
    </style:style>
    <style:style style:name="T207" style:family="text">
      <style:text-properties style:text-position="sub 58%" style:font-name="標楷體1"/>
    </style:style>
    <style:style style:name="T208" style:family="text">
      <style:text-properties style:text-position="sub 58%" style:font-name="標楷體1" officeooo:rsid="25521bf4" style:font-name-complex="Mangal1"/>
    </style:style>
    <style:style style:name="T209" style:family="text">
      <style:text-properties style:text-position="sub 58%" style:font-name="標楷體1" style:font-name-asian="標楷體1"/>
    </style:style>
    <style:style style:name="T210" style:family="text">
      <style:text-properties style:text-position="sub 58%" style:font-name="標楷體1" officeooo:rsid="25521bf4" style:font-name-asian="標楷體1" style:font-name-complex="Mangal1"/>
    </style:style>
    <style:style style:name="T211" style:family="text">
      <style:text-properties style:text-position="sub 58%" style:font-name="標楷體1" officeooo:rsid="2fae17f8" style:font-name-asian="標楷體1"/>
    </style:style>
    <style:style style:name="T212" style:family="text">
      <style:text-properties style:text-position="sub 58%" style:font-name="標楷體1" officeooo:rsid="2faf9ea2" style:font-name-asian="標楷體1"/>
    </style:style>
    <style:style style:name="T213" style:family="text">
      <style:text-properties style:text-position="sub 58%" style:font-name="標楷體1" officeooo:rsid="402dae9a"/>
    </style:style>
    <style:style style:name="T214" style:family="text">
      <style:text-properties style:text-position="sub 58%" style:font-name="標楷體1" style:font-name-asian="Liberation Serif1" style:font-name-complex="Liberation Serif1"/>
    </style:style>
    <style:style style:name="T215" style:family="text">
      <style:text-properties style:text-position="sub 58%" style:font-name="標楷體1" officeooo:rsid="402dae9a" style:font-name-asian="Liberation Serif1" style:font-name-complex="Liberation Serif1"/>
    </style:style>
    <style:style style:name="T216" style:family="text">
      <style:text-properties style:text-position="sub 58%" style:font-name="標楷體1" officeooo:rsid="2f995a61" style:font-name-asian="Liberation Serif1" style:font-name-complex="Liberation Serif1"/>
    </style:style>
    <style:style style:name="T217" style:family="text">
      <style:text-properties style:text-position="sub 58%" style:font-name="標楷體1" officeooo:rsid="2f9a287e" style:font-name-asian="Liberation Serif1" style:font-name-complex="Liberation Serif1"/>
    </style:style>
    <style:style style:name="T218" style:family="text">
      <style:text-properties style:text-position="sub 58%" style:font-name="標楷體1" officeooo:rsid="2f8b85c2" style:font-name-asian="Liberation Serif1" style:font-name-complex="Liberation Serif1"/>
    </style:style>
    <style:style style:name="T219" style:family="text">
      <style:text-properties style:text-position="sub 58%" style:font-name="標楷體1" officeooo:rsid="2f9bdbaf" style:font-name-asian="Liberation Serif1" style:font-name-complex="Liberation Serif1"/>
    </style:style>
    <style:style style:name="T220" style:family="text">
      <style:text-properties style:text-position="sub 58%" style:font-name="標楷體1" officeooo:rsid="2fae17f8" style:font-name-asian="Liberation Serif1" style:font-name-complex="Liberation Serif1"/>
    </style:style>
    <style:style style:name="T221" style:family="text">
      <style:text-properties style:text-position="sub 58%" style:font-name="標楷體1" officeooo:rsid="2faf9ea2" style:font-name-asian="Liberation Serif1" style:font-name-complex="Liberation Serif1"/>
    </style:style>
    <style:style style:name="T222" style:family="text">
      <style:text-properties style:text-position="sub 58%" style:font-name="標楷體1" officeooo:rsid="40330673"/>
    </style:style>
    <style:style style:name="T223" style:family="text">
      <style:text-properties style:text-position="sub 58%" style:font-name="標楷體1" officeooo:rsid="402f6edb"/>
    </style:style>
    <style:style style:name="T224" style:family="text">
      <style:text-properties style:text-position="sub 58%" style:font-name="標楷體1" officeooo:rsid="3bada7ff"/>
    </style:style>
    <style:style style:name="T225" style:family="text">
      <style:text-properties style:text-position="sub 58%" style:font-name="標楷體1" officeooo:rsid="4036370d"/>
    </style:style>
    <style:style style:name="T226" style:family="text">
      <style:text-properties style:text-position="sub 58%" style:font-name="標楷體1" officeooo:rsid="4036370d" style:font-name-complex="Liberation Serif1"/>
    </style:style>
    <style:style style:name="T227" style:family="text">
      <style:text-properties style:text-position="sub 58%" style:font-name="標楷體1" officeooo:rsid="2f995a61"/>
    </style:style>
    <style:style style:name="T228" style:family="text">
      <style:text-properties style:text-position="sub 58%" style:font-name="標楷體1" officeooo:rsid="2f8b85c2"/>
    </style:style>
    <style:style style:name="T229" style:family="text">
      <style:text-properties style:text-position="sub 58%" style:font-name="標楷體1" officeooo:rsid="31489464"/>
    </style:style>
    <style:style style:name="T230" style:family="text">
      <style:text-properties style:text-position="sub 58%" style:font-name="標楷體1" officeooo:rsid="31546155"/>
    </style:style>
    <style:style style:name="T231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232" style:family="text">
      <style:text-properties style:text-position="sub 58%" style:font-name="Liberation Serif1" officeooo:rsid="400b149e" style:font-name-asian="Liberation Serif1" style:font-name-complex="Liberation Serif1"/>
    </style:style>
    <style:style style:name="T233" style:family="text">
      <style:text-properties style:text-position="sub 58%" style:font-name="Liberation Serif1" officeooo:rsid="402dae9a" style:font-name-asian="Liberation Serif1" style:font-name-complex="Liberation Serif1"/>
    </style:style>
    <style:style style:name="T23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fd50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0466a8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e9e72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ad8c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704e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5f75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0466a8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19e682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ada7f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ad8cb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4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704e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593b3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dae9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ef1e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1aba9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5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2dae9a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0466a8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5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1b85ed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f9464a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4684ef" style:font-name-asian="Liberation Serif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262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fe9e72b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63" style:family="text">
      <style:text-properties style:text-outline="false" style:text-line-through-style="none" style:text-line-through-type="none" style:text-position="0% 100%" style:font-name="Arial" fo:font-style="normal" fo:text-shadow="none" officeooo:rsid="4007be33" style:font-name-asian="Arial" style:font-style-asian="normal" style:text-emphasize="none"/>
    </style:style>
    <style:style style:name="T264" style:family="text">
      <style:text-properties style:text-outline="false" style:text-line-through-style="none" style:text-line-through-type="none" style:text-position="0% 100%" fo:font-style="normal" fo:text-shadow="none" officeooo:rsid="3bada7ff" style:font-style-asian="normal" style:text-emphasize="none"/>
    </style:style>
    <style:style style:name="T265" style:family="text">
      <style:text-properties style:text-outline="false" style:text-line-through-style="none" style:text-line-through-type="none" style:text-position="0% 100%" fo:font-style="normal" fo:text-shadow="none" officeooo:rsid="4007be33" style:font-style-asian="normal" style:text-emphasize="none"/>
    </style:style>
    <style:style style:name="T266" style:family="text">
      <style:text-properties style:text-outline="false" style:text-line-through-style="none" style:text-line-through-type="none" style:text-position="0% 100%" fo:font-style="normal" fo:text-shadow="none" officeooo:rsid="308bd3e2" style:font-style-asian="normal" style:text-emphasize="none"/>
    </style:style>
    <style:style style:name="T267" style:family="text">
      <style:text-properties style:text-outline="false" style:text-line-through-style="none" style:text-line-through-type="none" style:text-position="0% 100%" fo:font-style="normal" fo:text-shadow="none" officeooo:rsid="48782837" style:font-style-asian="normal" style:text-emphasize="none"/>
    </style:style>
    <style:style style:name="T26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style-asian="normal" style:text-emphasize="none"/>
    </style:style>
    <style:style style:name="T269" style:family="text">
      <style:text-properties officeooo:rsid="3cab47af"/>
    </style:style>
    <style:style style:name="T270" style:family="text">
      <style:text-properties officeooo:rsid="3cad177e"/>
    </style:style>
    <style:style style:name="T271" style:family="text">
      <style:text-properties officeooo:rsid="3fe0667f"/>
    </style:style>
    <style:style style:name="T272" style:family="text">
      <style:text-properties officeooo:rsid="3fe18760"/>
    </style:style>
    <style:style style:name="T273" style:family="text">
      <style:text-properties officeooo:rsid="3fe9e72b"/>
    </style:style>
    <style:style style:name="T274" style:family="text">
      <style:text-properties officeooo:rsid="3bada7ff"/>
    </style:style>
    <style:style style:name="T275" style:family="text">
      <style:text-properties officeooo:rsid="402f6edb"/>
    </style:style>
    <style:style style:name="T276" style:family="text">
      <style:text-properties officeooo:rsid="3ff9464a"/>
    </style:style>
    <style:style style:name="T277" style:family="text">
      <style:text-properties officeooo:rsid="3ffad8cb"/>
    </style:style>
    <style:style style:name="T278" style:family="text">
      <style:text-properties officeooo:rsid="3fb4b1be"/>
    </style:style>
    <style:style style:name="T279" style:family="text">
      <style:text-properties officeooo:rsid="3fb64bd5"/>
    </style:style>
    <style:style style:name="T280" style:family="text">
      <style:text-properties officeooo:rsid="3fb80202"/>
    </style:style>
    <style:style style:name="T281" style:family="text">
      <style:text-properties officeooo:rsid="2f846d9f"/>
    </style:style>
    <style:style style:name="T282" style:family="text">
      <style:text-properties officeooo:rsid="2f8b85c2"/>
    </style:style>
    <style:style style:name="T283" style:family="text">
      <style:text-properties officeooo:rsid="2f913e63"/>
    </style:style>
    <style:style style:name="T284" style:family="text">
      <style:text-properties officeooo:rsid="114556d7"/>
    </style:style>
    <style:style style:name="T285" style:family="text">
      <style:text-properties style:font-name="Liberation Serif1" officeooo:rsid="2fb72425" style:font-name-asian="Liberation Serif1" style:font-name-complex="Liberation Serif1"/>
    </style:style>
    <style:style style:name="T286" style:family="text">
      <style:text-properties fo:color="#1c1c1c" style:font-name="標楷體1"/>
    </style:style>
    <style:style style:name="T287" style:family="text">
      <style:text-properties fo:color="#1c1c1c" officeooo:rsid="314e70f2"/>
    </style:style>
    <style:style style:name="T288" style:family="text">
      <style:text-properties style:font-name="Arial" style:font-name-asian="Arial"/>
    </style:style>
    <style:style style:name="T289" style:family="text">
      <style:text-properties style:font-name="Arial" officeooo:rsid="29692e92" style:font-name-asian="Arial"/>
    </style:style>
    <style:style style:name="T290" style:family="text">
      <style:text-properties style:font-name="Arial" officeooo:rsid="2a304856" style:font-name-asian="Arial"/>
    </style:style>
    <style:style style:name="T291" style:family="text">
      <style:text-properties style:font-name="Arial" officeooo:rsid="2a318c1c" style:font-name-asian="Arial"/>
    </style:style>
    <style:style style:name="T292" style:family="text">
      <style:text-properties style:font-name="Arial" officeooo:rsid="2a38c8db" style:font-name-asian="Arial"/>
    </style:style>
    <style:style style:name="T293" style:family="text">
      <style:text-properties style:font-name="Arial" officeooo:rsid="2a3e7218" style:font-name-asian="Arial"/>
    </style:style>
    <style:style style:name="T294" style:family="text">
      <style:text-properties style:font-name="Arial" officeooo:rsid="2a32a612" style:font-name-asian="Arial"/>
    </style:style>
    <style:style style:name="T295" style:family="text">
      <style:text-properties style:font-name="Arial" officeooo:rsid="2a4f31c4" style:font-name-asian="Arial"/>
    </style:style>
    <style:style style:name="T296" style:family="text">
      <style:text-properties style:font-name="Arial" officeooo:rsid="2a34ca9d" style:font-name-asian="Arial"/>
    </style:style>
    <style:style style:name="T297" style:family="text">
      <style:text-properties style:font-name="Arial" officeooo:rsid="2a6acbf0" style:font-name-asian="Arial"/>
    </style:style>
    <style:style style:name="T298" style:family="text">
      <style:text-properties style:font-name="Arial" officeooo:rsid="2a3bd0b1" style:font-name-asian="Arial"/>
    </style:style>
    <style:style style:name="T299" style:family="text">
      <style:text-properties style:font-name="Arial" officeooo:rsid="2ffd02f2" style:font-name-asian="Arial"/>
    </style:style>
    <style:style style:name="T300" style:family="text">
      <style:text-properties style:font-name="Arial" officeooo:rsid="2b38bcbe" style:font-name-asian="Arial"/>
    </style:style>
    <style:style style:name="T301" style:family="text">
      <style:text-properties style:font-name="Arial" officeooo:rsid="2cc995eb" style:font-name-asian="Arial"/>
    </style:style>
    <style:style style:name="T302" style:family="text">
      <style:text-properties style:font-name="Arial" officeooo:rsid="2ccb481b" style:font-name-asian="Arial"/>
    </style:style>
    <style:style style:name="T303" style:family="text">
      <style:text-properties style:font-name="Arial" officeooo:rsid="2cd030a2" style:font-name-asian="Arial"/>
    </style:style>
    <style:style style:name="T304" style:family="text">
      <style:text-properties style:font-name="Arial" officeooo:rsid="2cd378be" style:font-name-asian="Arial"/>
    </style:style>
    <style:style style:name="T305" style:family="text">
      <style:text-properties style:font-name="Arial" officeooo:rsid="2cd3d90e" style:font-name-asian="Arial"/>
    </style:style>
    <style:style style:name="T306" style:family="text">
      <style:text-properties style:font-name="Arial" officeooo:rsid="2cd56c48" style:font-name-asian="Arial"/>
    </style:style>
    <style:style style:name="T307" style:family="text">
      <style:text-properties style:font-name="Arial" officeooo:rsid="2ceee164" style:font-name-asian="Arial"/>
    </style:style>
    <style:style style:name="T308" style:family="text">
      <style:text-properties style:font-name="Arial" officeooo:rsid="2d762bbc" style:font-name-asian="Arial"/>
    </style:style>
    <style:style style:name="T309" style:family="text">
      <style:text-properties style:font-name="Arial" officeooo:rsid="4007be33" style:font-name-asian="Arial"/>
    </style:style>
    <style:style style:name="T310" style:family="text">
      <style:text-properties style:font-name="Arial" officeooo:rsid="3cab47af" style:font-name-asian="Arial"/>
    </style:style>
    <style:style style:name="T311" style:family="text">
      <style:text-properties style:font-name="Arial" officeooo:rsid="3cad177e" style:font-name-asian="Arial"/>
    </style:style>
    <style:style style:name="T312" style:family="text">
      <style:text-properties style:font-name="Arial" officeooo:rsid="3fe9e72b" style:font-name-asian="Arial"/>
    </style:style>
    <style:style style:name="T313" style:family="text">
      <style:text-properties style:font-name="Arial" officeooo:rsid="2f913e63" style:font-name-asian="Arial"/>
    </style:style>
    <style:style style:name="T314" style:family="text">
      <style:text-properties style:font-name="Arial" officeooo:rsid="3fb4b1be" style:font-name-asian="Arial"/>
    </style:style>
    <style:style style:name="T315" style:family="text">
      <style:text-properties style:font-name="Arial" officeooo:rsid="3fb64bd5" style:font-name-asian="Arial"/>
    </style:style>
    <style:style style:name="T316" style:family="text">
      <style:text-properties style:font-name="Arial" officeooo:rsid="2f846d9f" style:font-name-asian="Arial"/>
    </style:style>
    <style:style style:name="T317" style:family="text">
      <style:text-properties style:font-name="Arial" officeooo:rsid="40700146" style:font-name-asian="Arial"/>
    </style:style>
    <style:style style:name="T318" style:family="text">
      <style:text-properties officeooo:rsid="30830ddc"/>
    </style:style>
    <style:style style:name="T319" style:family="text">
      <style:text-properties officeooo:rsid="309d601f"/>
    </style:style>
    <style:style style:name="T320" style:family="text">
      <style:text-properties officeooo:rsid="30a0bee1"/>
    </style:style>
    <style:style style:name="T321" style:family="text">
      <style:text-properties officeooo:rsid="30e27114"/>
    </style:style>
    <style:style style:name="T322" style:family="text">
      <style:text-properties officeooo:rsid="30c8ba67"/>
    </style:style>
    <style:style style:name="T323" style:family="text">
      <style:text-properties officeooo:rsid="30e9fb62"/>
    </style:style>
    <style:style style:name="T324" style:family="text">
      <style:text-properties officeooo:rsid="30eb5e4b"/>
    </style:style>
    <style:style style:name="T325" style:family="text">
      <style:text-properties officeooo:rsid="314e70f2"/>
    </style:style>
    <style:style style:name="T326" style:family="text">
      <style:text-properties officeooo:rsid="315461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3079871" text:style-name="L1">
        <text:list-item>
          <text:p text:style-name="P1"><text:bookmark-start text:name="量子力學"/>量子力學<text:bookmark-end text:name="量子力學"/></text:p>
          <text:list>
            <text:list-item>
              <text:p text:style-name="P143">量子力學 不是<text:span text:style-name="T176">（人類 認定的）遇事不決，</text:span>量子力學<text:span text:style-name="T176">。</text:span></text:p>
            </text:list-item>
            <text:list-item>
              <text:p text:style-name="P144">量子力學 不是<text:span text:style-name="T176">（人類 認定的）反直覺、違反直覺。</text:span></text:p>
              <text:list>
                <text:list-item>
                  <text:p text:style-name="P145"><text:span text:style-name="T176">明顯例子，天文學</text:span> 不是<text:span text:style-name="T176">（天動說 認定的）反直覺、違反直覺。</text:span></text:p>
                  <text:list>
                    <text:list-item>
                      <text:p text:style-name="P146"><text:span text:style-name="T176">明顯例子，太陽、行星 的 公轉、運行</text:span> 不是<text:span text:style-name="T176">（天動說 認定的）反直覺、違反直覺。</text:span></text:p>
                    </text:list-item>
                    <text:list-item>
                      <text:p text:style-name="P97">假定，某一特定個體的 投影世界觀 是 天動說。</text:p>
                      <text:list>
                        <text:list-item>
                          <text:p text:style-name="P97">該個體 有機率認定 太陽、行星 的 公轉、運行 反直覺、違反直覺。</text:p>
                        </text:list-item>
                        <text:list-item>
                          <text:p text:style-name="P98">明顯例子，（天動說 認定的）輪。</text:p>
                          <text:list>
                            <text:list-item>
                              <text:p text:style-name="P98">該個體 有機率認定（天動說 認定的）輪 反直覺、違反直覺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3">量子力學 是 量子物理。</text:p>
            </text:list-item>
            <text:list-item>
              <text:p text:style-name="P147">量子物理 <text:span text:style-name="T290">↔</text:span><text:span text:style-name="T188"> </text:span>經典物理<text:span text:style-name="T188">。</text:span></text:p>
              <text:list>
                <text:list-item>
                  <text:p text:style-name="P147">暫態 <text:span text:style-name="T288">↔</text:span><text:span text:style-name="T189"> 穩態。</text:span></text:p>
                </text:list-item>
                <text:list-item>
                  <text:p text:style-name="P147">瞬態 <text:span text:style-name="T291">↔</text:span><text:span text:style-name="T189"> 常態。</text:span></text:p>
                </text:list-item>
                <text:list-item>
                  <text:p text:style-name="P147">過程 <text:span text:style-name="T288">↔</text:span><text:span text:style-name="T191"> 結果。</text:span></text:p>
                </text:list-item>
                <text:list-item>
                  <text:p text:style-name="P147">動態 <text:span text:style-name="T288">↔</text:span><text:span text:style-name="T192"> 靜態。</text:span></text:p>
                  <text:list>
                    <text:list-item>
                      <text:p text:style-name="P147">明顯例子，量子軌道圖 <text:span text:style-name="T288">↔</text:span><text:span text:style-name="T192"> 行星軌道圖。</text:span></text:p>
                    </text:list-item>
                  </text:list>
                </text:list-item>
                <text:list-item>
                  <text:p text:style-name="P147">不穩定 <text:span text:style-name="T292">↔</text:span><text:span text:style-name="T193"> 穩定。</text:span></text:p>
                </text:list-item>
                <text:list-item>
                  <text:p text:style-name="P147">非週期性 <text:span text:style-name="T288">↔</text:span><text:span text:style-name="T193"> 週期性。</text:span></text:p>
                </text:list-item>
                <text:list-item>
                  <text:p text:style-name="P147">容易 受到光痕影響 <text:span text:style-name="T288">↔</text:span><text:span text:style-name="T190"> 不容易 受到光痕影響。</text:span></text:p>
                </text:list-item>
                <text:list-item>
                  <text:p text:style-name="P148">（存在 /（存在 + 變化））小 <text:span text:style-name="T293">↔</text:span>（存在 /（存在 + 變化））大。</text:p>
                  <text:list>
                    <text:list-item>
                      <text:p text:style-name="P149">存在 是 本身、蘊含的宗量、靜態。</text:p>
                    </text:list-item>
                    <text:list-item>
                      <text:p text:style-name="P149">變化 是 變化、變化變化、變化變化變化、變化變化變化變化、變化變化變化變化變化。</text:p>
                    </text:list-item>
                    <text:list-item>
                      <text:p text:style-name="P150">某一特定個體 存在 越小，該個體 受到 內在物質、內在機制、交互作用 的 影響 越大。</text:p>
                      <text:list>
                        <text:list-item>
                          <text:p text:style-name="P151">交互作用 是 該個體、其他個體 之間的 交互作用。</text:p>
                        </text:list-item>
                      </text:list>
                    </text:list-item>
                  </text:list>
                </text:list-item>
                <text:list-item>
                  <text:p text:style-name="P147">莫非定律 <text:span text:style-name="T294">↔</text:span><text:span text:style-name="T190"> 大數法則。</text:span></text:p>
                </text:list-item>
                <text:list-item>
                  <text:p text:style-name="P137"><text:span text:style-name="T4">機率 </text:span><text:span text:style-name="T295">↔</text:span><text:span text:style-name="T7"> 統計。</text:span></text:p>
                </text:list-item>
                <text:list-item>
                  <text:p text:style-name="P137"><text:span text:style-name="T4">容易 受到&lt;?</text:span><text:span text:style-name="T5">3&gt;個體運動的影響 </text:span><text:span text:style-name="T296">↔</text:span><text:span text:style-name="T5"> 不</text:span><text:span text:style-name="T4">容易 受到&lt;?</text:span><text:span text:style-name="T5">3&gt;個體運動的影響。</text:span></text:p>
                  <text:list>
                    <text:list-item>
                      <text:p text:style-name="P152">明顯例子，量子起落現象，量子軌道圖、<text:span text:style-name="T192">行星軌道圖。</text:span></text:p>
                      <text:list>
                        <text:list-item>
                          <text:p text:style-name="P152">量子、行星 遭受 量子起落的 撞擊。</text:p>
                          <text:list>
                            <text:list-item>
                              <text:p text:style-name="P152">明顯例子，撞球。</text:p>
                              <text:list>
                                <text:list-item>
                                  <text:p text:style-name="P152">母球 撞擊 子球。</text:p>
                                  <text:list>
                                    <text:list-item>
                                      <text:p text:style-name="P152">子球 撞擊 母球。</text:p>
                                    </text:list-item>
                                    <text:list-item>
                                      <text:p text:style-name="P152">母球、子球 交互作用。</text:p>
                                    </text:list-item>
                                  </text:list>
                                </text:list-item>
                                <text:list-item>
                                  <text:p text:style-name="P153">蘊含的質量，母球 越多於 子球。</text:p>
                                  <text:list>
                                    <text:list-item>
                                      <text:p text:style-name="P153">母球 越不容易 受到 影響。</text:p>
                                    </text:list-item>
                                    <text:list-item>
                                      <text:p text:style-name="P154">子球 越容易 受到 影響。</text:p>
                                    </text:list-item>
                                  </text:list>
                                </text:list-item>
                                <text:list-item>
                                  <text:p text:style-name="P152">母球 <text:span text:style-name="T297">↔</text:span><text:span text:style-name="T194"> 量子、行星。</text:span></text:p>
                                </text:list-item>
                                <text:list-item>
                                  <text:p text:style-name="P152">子球 <text:span text:style-name="T297">↔</text:span><text:span text:style-name="T194"> 量子起落現象。</text:span></text:p>
                                </text:list-item>
                                <text:list-item>
                                  <text:p text:style-name="P152">質量 <text:span text:style-name="T288">↔</text:span><text:span text:style-name="T195"> 宗量。</text:span></text:p>
                                </text:list-item>
                              </text:list>
                            </text:list-item>
                            <text:list-item>
                              <text:p text:style-name="P155">存在 /（存在 + 變化），量子 小於 行星。</text:p>
                            </text:list-item>
                            <text:list-item>
                              <text:p text:style-name="P155">受到 量子起落 的 影響，量子 大於 行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135">不容易 影響到</text:span><text:span text:style-name="T4">&lt;?3&gt;</text:span><text:span text:style-name="T135">個體的運動 </text:span><text:span text:style-name="T298">↔</text:span><text:span text:style-name="T136"> 容易 影</text:span><text:span text:style-name="T6">響&lt;?3&gt;個體</text:span><text:span text:style-name="T136">的運動</text:span><text:span text:style-name="T135">。</text:span></text:p>
                  <text:list>
                    <text:list-item>
                      <text:p text:style-name="P156">明顯例子，量子、行星。</text:p>
                      <text:list>
                        <text:list-item>
                          <text:p text:style-name="P156">量子 存在、變化 不容易 改變 空間節點密度。</text:p>
                        </text:list-item>
                        <text:list-item>
                          <text:p text:style-name="P2">行星 存在、變化 容易 改變 空間節點密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pan text:style-name="T115">相對論、</text:span><text:span text:style-name="T1">量子物理</text:span><text:span text:style-name="T114">、</text:span><text:span text:style-name="T1">經典物理</text:span><text:span text:style-name="T114">。</text:span></text:p>
              <text:list>
                <text:list-item>
                  <text:p text:style-name="P4"><text:span text:style-name="T115">相對論 </text:span><text:span text:style-name="T299">↔</text:span><text:span text:style-name="T116"> </text:span><text:span text:style-name="T114">&lt;?</text:span><text:span text:style-name="T117">1</text:span><text:span text:style-name="T116">&gt;物理學~&lt;?</text:span><text:span text:style-name="T120">3</text:span><text:span text:style-name="T116">&gt;物理學。</text:span></text:p>
                </text:list-item>
                <text:list-item>
                  <text:p text:style-name="P5"><text:span text:style-name="T116">認定 &lt;?3&gt;個體、空間個體 是 剛體。</text:span><text:span text:style-name="T149">（剛體 不存在）</text:span></text:p>
                  <text:list>
                    <text:list-item>
                      <text:p text:style-name="P4"><text:span text:style-name="T1">量子物理、經典物理</text:span><text:span text:style-name="T115"> </text:span><text:span text:style-name="T299">↔</text:span><text:span text:style-name="T116">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<text:list>
                        <text:list-item>
                          <text:p text:style-name="P4"><text:span text:style-name="T1">量子物理</text:span><text:span text:style-name="T115"> </text:span><text:span text:style-name="T299">↔</text:span><text:span text:style-name="T1">（存在 /（存在 + 變化））小 的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  </text:list-item>
                        <text:list-item>
                          <text:p text:style-name="P4"><text:span text:style-name="T1">經典物理 </text:span><text:span text:style-name="T293">↔</text:span><text:span text:style-name="T1">（存在 /（存在 + 變化））大 的 </text:span><text:span text:style-name="T114">&lt;?</text:span><text:span text:style-name="T117">1</text:span><text:span text:style-name="T116">&gt;物理學~&lt;?</text:span><text:span text:style-name="T117">2</text:span><text:span text:style-name="T116">&gt;物理學。</text:span></text:p>
                        </text:list-item>
                        <text:list-item>
                          <text:p text:style-name="P6"><text:span text:style-name="T1">明顯例子，</text:span><text:span text:style-name="T119">光譜（光學）、光譜（心理學）、相態（三相變化 關係圖）。</text:span></text:p>
                          <text:list>
                            <text:list-item>
                              <text:p text:style-name="P165">三相 是 固體、液體、氣體。</text:p>
                            </text:list-item>
                            <text:list-item>
                              <text:p text:style-name="P166">關係圖的 軸 是 壓力、溫度。</text:p>
                            </text:list-item>
                            <text:list-item>
                              <text:p text:style-name="P6"><text:span text:style-name="T119">明顯例子，光譜（光學）</text:span><text:span text:style-name="T293">↔</text:span><text:span text:style-name="T118"> </text:span><text:span text:style-name="T1">物理。</text:span><text:span text:style-name="T158">（</text:span><text:span text:style-name="T159">綠色 </text:span><text:span text:style-name="T171">↔</text:span><text:span text:style-name="T158"> </text:span><text:span text:style-name="T157">相對論、經典、量子 複合型物理。明例，三相平衡</text:span><text:span text:style-name="T159">（相態）</text:span><text:span text:style-name="T158">）</text:span></text:p>
                              <text:list>
                                <text:list-item>
                                  <text:p text:style-name="P7"><text:span text:style-name="T1">紅外線（</text:span><text:span text:style-name="T119">低</text:span><text:span text:style-name="T1">頻的 不可見光）</text:span><text:span text:style-name="T293">↔</text:span><text:span text:style-name="T119">（人類還沒有認知到該存在的）學門</text:span><text:span text:style-name="T118">。</text:span><text:span text:style-name="T150">（明例，</text:span><text:span text:style-name="T151">&lt;_?</text:span><text:span text:style-name="T152">3_</text:span><text:span text:style-name="T151">&gt;個體</text:span><text:span text:style-name="T150">）</text:span></text:p>
                                </text:list-item>
                                <text:list-item>
                                  <text:p text:style-name="P8"><text:span text:style-name="T119">紅色（低頻的 可見光）</text:span><text:span text:style-name="T293">↔</text:span><text:span text:style-name="T118"> </text:span><text:span text:style-name="T1">相對論、黑洞。</text:span><text:span text:style-name="T158">（</text:span><text:span text:style-name="T157">黑洞 </text:span><text:span text:style-name="T172">↔</text:span><text:span text:style-name="T160"> </text:span><text:span text:style-name="T161">&lt;?</text:span><text:span text:style-name="T162">3</text:span><text:span text:style-name="T161">&gt;天象學。相關描述在 </text:span><text:span text:style-name="T164">_</text:span><text:span text:style-name="T157"> 文件群的 </text:span><text:span text:style-name="T163">黑洞</text:span><text:span text:style-name="T158">）</text:span></text:p>
                                </text:list-item>
                                <text:list-item>
                                  <text:p text:style-name="P9"><text:span text:style-name="T119">綠色（中頻的 可見光）</text:span><text:span text:style-name="T293">↔</text:span><text:span text:style-name="T118"> </text:span><text:span text:style-name="T1">經典物理、天文學。</text:span><text:span text:style-name="T154">（明例，人類個體 容易觀測到，</text:span><text:span text:style-name="T155">綠色 </text:span><text:span text:style-name="T173">↔</text:span><text:span text:style-name="T156"> </text:span><text:span text:style-name="T154">經典物理）</text:span></text:p>
                                </text:list-item>
                                <text:list-item>
                                  <text:p text:style-name="P10"><text:span text:style-name="T119">紫色（高頻的 可見光）</text:span><text:span text:style-name="T293">↔</text:span><text:span text:style-name="T118"> </text:span><text:span text:style-name="T1">量子物理、布朗運動。</text:span><text:span text:style-name="T156">（</text:span><text:span text:style-name="T155">綠色、紫色 之間 </text:span><text:span text:style-name="T173">↔</text:span><text:span text:style-name="T156"> </text:span><text:span text:style-name="T154">經典、量子 複合型物理</text:span><text:span text:style-name="T156">）</text:span></text:p>
                                </text:list-item>
                                <text:list-item>
                                  <text:p text:style-name="P11"><text:span text:style-name="T1">紫外線（高頻的 不可見光）</text:span><text:span text:style-name="T293">↔</text:span><text:span text:style-name="T119">（人類還沒有認知到該存在的）學門</text:span><text:span text:style-name="T1">。</text:span><text:span text:style-name="T150">（明例，</text:span><text:span text:style-name="T151">&lt;?</text:span><text:span text:style-name="T153">0</text:span><text:span text:style-name="T151">&gt;個體</text:span><text:span text:style-name="T150">）</text:span></text:p>
                                </text:list-item>
                                <text:list-item>
                                  <text:p text:style-name="P12"><text:span text:style-name="T119">（光、電磁波 的）頻率 越高 </text:span><text:span text:style-name="T293">↔</text:span><text:span text:style-name="T119">（</text:span><text:span text:style-name="T286">（存在 /（存在 + 變化））</text:span><text:span text:style-name="T1">越 小</text:span><text:span text:style-name="T119">）學門</text:span><text:span text:style-name="T1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磁鐵"/>磁鐵<text:bookmark-end text:name="磁鐵"/></text:p>
          <text:list>
            <text:list-item>
              <text:p text:style-name="P13"><text:span text:style-name="T1">抽象例子，電位勢 </text:span><text:span text:style-name="T289">↔</text:span><text:span text:style-name="T64"> 磁位勢。</text:span></text:p>
              <text:list>
                <text:list-item>
                  <text:p text:style-name="P157">直流電壓源 電位勢 <text:span text:style-name="T289">↔</text:span><text:span text:style-name="T187"> 磁位勢。</text:span><text:span text:style-name="T165">（交流電壓源 </text:span><text:span text:style-name="T170">↔</text:span><text:span text:style-name="T165"> </text:span><text:span text:style-name="T143">會週期性</text:span><text:span text:style-name="T165">變化的力勢）</text:span></text:p>
                  <text:list>
                    <text:list-item>
                      <text:p text:style-name="P158">直流電壓源 正極 <text:span text:style-name="T289">↔</text:span><text:span text:style-name="T187"> 磁鐵 正極</text:span>。</text:p>
                      <text:list>
                        <text:list-item>
                          <text:p text:style-name="P159">直流電壓源 正極 是 直流電壓源 高電位。</text:p>
                        </text:list-item>
                        <text:list-item>
                          <text:p text:style-name="P158">磁鐵 正極 是 磁鐵 高磁位。</text:p>
                        </text:list-item>
                      </text:list>
                    </text:list-item>
                    <text:list-item>
                      <text:p text:style-name="P159">直流電壓源 負極 <text:span text:style-name="T289">↔</text:span><text:span text:style-name="T187"> </text:span>磁鐵的 負極。</text:p>
                      <text:list>
                        <text:list-item>
                          <text:p text:style-name="P159">直流電壓源 負極 是 直流電壓源 低電位。</text:p>
                        </text:list-item>
                        <text:list-item>
                          <text:p text:style-name="P159">磁鐵的 負極 是 磁鐵的 低磁位。</text:p>
                        </text:list-item>
                      </text:list>
                    </text:list-item>
                  </text:list>
                </text:list-item>
                <text:list-item>
                  <text:p text:style-name="P158">假定，直流電壓源 正極、負極 不會 移動。</text:p>
                  <text:list>
                    <text:list-item>
                      <text:p text:style-name="P158">直流電壓源 內部，化學能，電荷 從 負極 流向 正極。</text:p>
                    </text:list-item>
                  </text:list>
                </text:list-item>
                <text:list-item>
                  <text:p text:style-name="P158">假定，直流電壓源 正極、負極 會 移動。</text:p>
                  <text:list>
                    <text:list-item>
                      <text:p text:style-name="P158">假定，直流電壓源 形成 磁場。</text:p>
                    </text:list-item>
                    <text:list-item>
                      <text:p text:style-name="P158">化學能 產生 電荷移動。</text:p>
                      <text:list>
                        <text:list-item>
                          <text:p text:style-name="P158">電荷移動 產生 電流。</text:p>
                        </text:list-item>
                        <text:list-item>
                          <text:p text:style-name="P158">電流 產生 磁場。</text:p>
                        </text:list-item>
                      </text:list>
                    </text:list-item>
                    <text:list-item>
                      <text:p text:style-name="P158">直流電壓源 內部，磁場，正極、負極 互相 吸引、接近、縮短距離。</text:p>
                    </text:list-item>
                  </text:list>
                </text:list-item>
                <text:list-item>
                  <text:p text:style-name="P158">假定，直流電壓源 正極、負極 會 移動。</text:p>
                  <text:list>
                    <text:list-item>
                      <text:p text:style-name="P158">假定，直流電壓源 形成 磁場。</text:p>
                    </text:list-item>
                    <text:list-item>
                      <text:p text:style-name="P158">假定，有 兩個 直流電壓源。</text:p>
                    </text:list-item>
                    <text:list-item>
                      <text:p text:style-name="P158">兩個 直流電壓源，正極、負極 互相 吸引。</text:p>
                    </text:list-item>
                    <text:list-item>
                      <text:p text:style-name="P158">兩個 直流電壓源，正極 互相 排斥。</text:p>
                    </text:list-item>
                    <text:list-item>
                      <text:p text:style-name="P158">兩個 直流電壓源，負極 互相 排斥。</text:p>
                    </text:list-item>
                  </text:list>
                </text:list-item>
              </text:list>
            </text:list-item>
            <text:list-item>
              <text:p text:style-name="P180"><text:span text:style-name="T174">磁鐵 有機率是</text:span><text:span text:style-name="T2"> &lt;?</text:span><text:span text:style-name="T3">3&gt;</text:span><text:span text:style-name="T175">個體、磁位</text:span><text:span text:style-name="T3"> 交互作用的 介質、中介層、轉換器。</text:span></text:p>
              <text:list>
                <text:list-item>
                  <text:p text:style-name="P14"><text:span text:style-name="T1">&lt;?</text:span><text:span text:style-name="T68">3&gt;</text:span><text:span text:style-name="T197">個體 →（磁鐵）→ 磁量、磁位、磁場。</text:span></text:p>
                  <text:list>
                    <text:list-item>
                      <text:p text:style-name="P15"><text:span text:style-name="T198">當下磁量</text:span><text:span text:style-name="T70"> = </text:span><text:span text:style-name="T198">自然磁量</text:span><text:span text:style-name="T70"> + 額外</text:span><text:span text:style-name="T198">磁量。</text:span></text:p>
                      <text:list>
                        <text:list-item>
                          <text:p text:style-name="P16"><text:span text:style-name="T198">當下</text:span><text:span text:style-name="T70">宗量 = </text:span><text:span text:style-name="T198">自然</text:span><text:span text:style-name="T70">宗量 + 額外宗量</text:span><text:span text:style-name="T198">。</text:span></text:p>
                        </text:list-item>
                        <text:list-item>
                          <text:p text:style-name="P17"><text:span text:style-name="T71">某一特定&lt;?</text:span><text:span text:style-name="T72">2&gt;個體 有機率量測不到 </text:span><text:span text:style-name="T198">當下</text:span><text:span text:style-name="T71">磁量</text:span><text:span text:style-name="T72">。</text:span></text:p>
                        </text:list-item>
                        <text:list-item>
                          <text:p text:style-name="P17"><text:span text:style-name="T71">該&lt;?</text:span><text:span text:style-name="T72">2&gt;個體 有機率量測不到 </text:span><text:span text:style-name="T198">自然</text:span><text:span text:style-name="T71">磁量</text:span><text:span text:style-name="T72">。</text:span></text:p>
                        </text:list-item>
                        <text:list-item>
                          <text:p text:style-name="P18"><text:span text:style-name="T71">該&lt;?</text:span><text:span text:style-name="T72">2&gt;個體 有機率量測到 </text:span><text:span text:style-name="T70">額外</text:span><text:span text:style-name="T71">磁量</text:span><text:span text:style-name="T72">。</text:span></text:p>
                        </text:list-item>
                      </text:list>
                    </text:list-item>
                    <text:list-item>
                      <text:p text:style-name="P167">磁量差 形成（相對）磁位、高磁位、低磁位。</text:p>
                      <text:list>
                        <text:list-item>
                          <text:p text:style-name="P168">磁位差 有機率形成 某一特定封閉迴路。</text:p>
                          <text:list>
                            <text:list-item>
                              <text:p text:style-name="P169">該封閉迴路 是 磁場。</text:p>
                            </text:list-item>
                          </text:list>
                        </text:list-item>
                        <text:list-item>
                          <text:p text:style-name="P169">假定，磁鐵的 正極、負極 有 連接、磁阻值、磁容值、磁感值。</text:p>
                          <text:list>
                            <text:list-item>
                              <text:p text:style-name="P169">磁位差 會形成 該封閉迴路。</text:p>
                              <text:list>
                                <text:list-item>
                                  <text:p text:style-name="P19"><text:span text:style-name="T72">明顯例子，該正極、該負極 之間，&lt;?</text:span><text:span text:style-name="T73">3&gt;個體 連接、（無限大&gt;磁阻值&gt;零）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假定，磁鐵的 正極、負極 之間 斷路，沒有 磁阻值、磁容值、磁感值。</text:p>
                          <text:list>
                            <text:list-item>
                              <text:p text:style-name="P168">磁位差 不會形成 該封閉迴路。</text:p>
                              <text:list>
                                <text:list-item>
                                  <text:p text:style-name="P20"><text:span text:style-name="T72">明顯例子，該正極、該負極 之間，&lt;?</text:span><text:span text:style-name="T73">3&gt;個體 斷路、磁阻值是無限大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0">假定，磁鐵的 正極、負極 之間 短路，沒有 磁阻值、磁容值、磁感值。</text:p>
                          <text:list>
                            <text:list-item>
                              <text:p text:style-name="P171">磁位差 不會形成 該封閉迴路。</text:p>
                              <text:list>
                                <text:list-item>
                                  <text:p text:style-name="P20"><text:span text:style-name="T72">明顯例子，該正極、該負極 之間，&lt;?</text:span><text:span text:style-name="T73">3&gt;個體 短路、磁阻值是零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<text:span text:style-name="T72">磁鐵內部 攝取 </text:span><text:span text:style-name="T1">&lt;?</text:span><text:span text:style-name="T68">3&gt;</text:span><text:span text:style-name="T197">個體，低磁位的宗量 轉變成 高磁位的宗量。</text:span></text:p>
                      <text:list>
                        <text:list-item>
                          <text:p text:style-name="P21">磁鐵外部 產出 磁量、磁位、磁場，高磁位的宗量 轉變成 低磁位的宗量。</text:p>
                        </text:list-item>
                      </text:list>
                    </text:list-item>
                  </text:list>
                </text:list-item>
                <text:list-item>
                  <text:p text:style-name="P172">明顯例子，某一特定人類個體 有 脂肪個體、動能個體。</text:p>
                  <text:list>
                    <text:list-item>
                      <text:p text:style-name="P13"><text:span text:style-name="T8">該人類個體 是 &lt;?</text:span><text:span text:style-name="T10">2&gt;個體。</text:span></text:p>
                    </text:list-item>
                    <text:list-item>
                      <text:p text:style-name="P173">脂肪個體 是 &lt;?2&gt;個體。</text:p>
                    </text:list-item>
                    <text:list-item>
                      <text:p text:style-name="P22"><text:span text:style-name="T68">動能個體、動能個體蘊含的宗量 是 &lt;?</text:span><text:span text:style-name="T69">a</text:span><text:span text:style-name="T66">&gt;個體。</text:span></text:p>
                      <text:list>
                        <text:list-item>
                          <text:p text:style-name="P99"><text:span text:style-name="T1">1</text:span><text:span text:style-name="T66"> </text:span><text:span text:style-name="T1">&gt;= a &gt;= u。</text:span></text:p>
                        </text:list-item>
                      </text:list>
                    </text:list-item>
                    <text:list-item>
                      <text:p text:style-name="P172">該人類個體 運動，燃燒 脂肪個體，提升 動能個體、動能個體蘊含的宗量。</text:p>
                    </text:list-item>
                    <text:list-item>
                      <text:p text:style-name="P23"><text:span text:style-name="T65">（脂肪→</text:span><text:span text:style-name="T67">動能</text:span><text:span text:style-name="T65">）</text:span><text:span text:style-name="T66"> </text:span><text:span text:style-name="T300">↔</text:span><text:span text:style-name="T65"> 磁鐵的 內部機制、轉換、現象。</text:span></text:p>
                      <text:list>
                        <text:list-item>
                          <text:p text:style-name="P13"><text:span text:style-name="T9">該人類個體 </text:span><text:span text:style-name="T300">↔</text:span><text:span text:style-name="T10"> &lt;_?3_&gt;個體。</text:span></text:p>
                        </text:list-item>
                        <text:list-item>
                          <text:p text:style-name="P24"><text:span text:style-name="T10">脂肪個體</text:span><text:span text:style-name="T9"> </text:span><text:span text:style-name="T300">↔</text:span><text:span text:style-name="T10">（磁鐵</text:span><text:span text:style-name="T65"> </text:span><text:span text:style-name="T10">攝取的）&lt;?3&gt;個體。</text:span></text:p>
                        </text:list-item>
                        <text:list-item>
                          <text:p text:style-name="P22"><text:span text:style-name="T65">動能個體蘊含的宗量 </text:span><text:span text:style-name="T300">↔</text:span><text:span text:style-name="T65"> 磁量、磁位、磁場</text:span><text:span text:style-name="T69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磁鐵的 極性 倒轉 有機率產生 渦流 現象。</text:p>
              <text:list>
                <text:list-item>
                  <text:p text:style-name="P25">倒轉 是 對調、對流、內在物質交互作用。</text:p>
                </text:list-item>
                <text:list-item>
                  <text:p text:style-name="P25">明顯例子<text:span text:style-name="T4">，某一特定磁鐵個體 固定不動。</text:span></text:p>
                  <text:list>
                    <text:list-item>
                      <text:p text:style-name="P25"><text:span text:style-name="T4">該磁鐵個體的 S極、N極 </text:span>倒轉。</text:p>
                    </text:list-item>
                  </text:list>
                </text:list-item>
                <text:list-item>
                  <text:p text:style-name="P25"><text:span text:style-name="T4">N極、S</text:span>極 處於 平衡狀態、均勻狀態、奇點狀態，有機率產生 磁單極 現象。</text:p>
                  <text:list>
                    <text:list-item>
                      <text:p text:style-name="P160">N極、S極 的 極性 處於 平衡。</text:p>
                      <text:list>
                        <text:list-item>
                          <text:p text:style-name="P25"><text:span text:style-name="T4">抽象例子，磁鐵 </text:span><text:span text:style-name="T301">↔</text:span><text:span text:style-name="T4"> </text:span><text:span text:style-name="T11">sin波。</text:span></text:p>
                          <text:list>
                            <text:list-item>
                              <text:p text:style-name="P174">N極 <text:span text:style-name="T288">↔</text:span> sin波的 波峰。</text:p>
                            </text:list-item>
                            <text:list-item>
                              <text:p text:style-name="P174">S極 <text:span text:style-name="T288">↔</text:span> sin波的 波谷。</text:p>
                            </text:list-item>
                            <text:list-item>
                              <text:p text:style-name="P26"><text:span text:style-name="T11">磁極倒轉 </text:span><text:span text:style-name="T302">↔</text:span><text:span text:style-name="T12"> sin波的 相位 增加 180度。</text:span></text:p>
                              <text:list>
                                <text:list-item>
                                  <text:p text:style-name="P174">N極 <text:span text:style-name="T288">↔</text:span> sin波的 波谷。</text:p>
                                </text:list-item>
                                <text:list-item>
                                  <text:p text:style-name="P174">S極 <text:span text:style-name="T288">↔</text:span> sin波的 波峰。</text:p>
                                </text:list-item>
                                <text:list-item>
                                  <text:p text:style-name="P26"><text:span text:style-name="T11">磁極偏轉 </text:span><text:span text:style-name="T303">↔</text:span><text:span text:style-name="T13"> </text:span><text:span text:style-name="T12">sin波的 相位 增加 </text:span><text:span text:style-name="T199">θ</text:span><text:span text:style-name="T12">度。</text:span></text:p>
                                  <text:list>
                                    <text:list-item>
                                      <text:p text:style-name="P181">θ 是 某一特定角度。</text:p>
                                    </text:list-item>
                                    <text:list-item>
                                      <text:p text:style-name="P182">θ 有機率是 複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"><text:span text:style-name="T11">平衡狀態 </text:span><text:span text:style-name="T304">↔</text:span><text:span text:style-name="T14"> sin波 無限趨近於 直線。</text:span><text:span text:style-name="T145">（傅立葉轉換）</text:span></text:p>
                              <text:list>
                                <text:list-item>
                                  <text:p text:style-name="P100"><text:span text:style-name="T11">N極 </text:span><text:span text:style-name="T305">↔</text:span><text:span text:style-name="T15"> 無限趨近於 a。</text:span></text:p>
                                  <text:list>
                                    <text:list-item>
                                      <text:p text:style-name="P175">a 是 某一特定數值、某一特定振幅。</text:p>
                                    </text:list-item>
                                    <text:list-item>
                                      <text:p text:style-name="P175">a 有機率是 複數。</text:p>
                                    </text:list-item>
                                  </text:list>
                                </text:list-item>
                                <text:list-item>
                                  <text:p text:style-name="P175">S極 <text:span text:style-name="T288">↔</text:span> 無限趨近於 a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4">N極、S極</text:span> 倒轉 是 連續曲線。</text:p>
                      <text:list>
                        <text:list-item>
                          <text:p text:style-name="P25">平衡狀態 是 該曲線 位於（某一特定磁極座標系的）零點 的 狀態。</text:p>
                        </text:list-item>
                      </text:list>
                    </text:list-item>
                    <text:list-item>
                      <text:p text:style-name="P27"><text:span text:style-name="T4">N極、S極</text:span> 磁極偏轉 週期性變化，有機率產生 渦流 現象。</text:p>
                    </text:list-item>
                    <text:list-item>
                      <text:p text:style-name="P27">磁單極狀態。</text:p>
                      <text:list>
                        <text:list-item>
                          <text:p text:style-name="P28">當下的磁極<text:span text:style-name="T4">、</text:span><text:span text:style-name="T16">10000</text:span><text:span text:style-name="T200">秒之後的磁極 </text:span><text:span text:style-name="T306">↔</text:span><text:span text:style-name="T16"> N極、</text:span><text:span text:style-name="T17">S極</text:span><text:span text:style-name="T200">。</text:span></text:p>
                          <text:list>
                            <text:list-item>
                              <text:p text:style-name="P29">磁力線 在 時間域 貫穿，當下 到 <text:span text:style-name="T16">10000</text:span><text:span text:style-name="T200">秒之後，之間。</text:span></text:p>
                            </text:list-item>
                            <text:list-item>
                              <text:p text:style-name="P30">磁力線 在 空間域 貫穿，當下 到 <text:span text:style-name="T16">10000</text:span><text:span text:style-name="T200">秒之後，之間 的</text:span><text:span text:style-name="T16"> &lt;?3&gt;</text:span><text:span text:style-name="T200">位移。</text:span><text:span text:style-name="T166">（以太）</text:span></text:p>
                            </text:list-item>
                            <text:list-item>
                              <text:p text:style-name="P28">抽象例子，假定，某一特定個體 轉換成 儲量、磁能。</text:p>
                              <text:list>
                                <text:list-item>
                                  <text:p text:style-name="P31">該個體 有機率通過 該磁力線 傳輸到 <text:span text:style-name="T16">10000</text:span><text:span text:style-name="T200">秒之後。</text:span></text:p>
                                </text:list-item>
                                <text:list-item>
                                  <text:p text:style-name="P32">假定，<text:span text:style-name="T16">10000</text:span><text:span text:style-name="T200">秒之後，其他個體 接收到 該磁力線，進行 解調變。</text:span></text:p>
                                  <text:list>
                                    <text:list-item>
                                      <text:p text:style-name="P32">該個體 有機率 從 該磁力線，轉變成、還原成 該個體。</text:p>
                                    </text:list-item>
                                    <text:list-item>
                                      <text:p text:style-name="P33">該個體的 肉質層、意識層 有機率 殘缺、缺損、發散、龜裂、錯亂。</text:p>
                                    </text:list-item>
                                    <text:list-item>
                                      <text:p text:style-name="P34">該個體的 肉質層、意識層 有機率 蒸發、重組、亂組、嵌入其他個體。</text:p>
                                    </text:list-item>
                                    <text:list-item>
                                      <text:p text:style-name="P35">該個體的 肉質層、意識層 有機率 被該磁鐵攝<text:span text:style-name="T4">取、被&lt;?</text:span><text:span text:style-name="T18">3&gt;</text:span><text:span text:style-name="T201">個體攝取</text:span>。</text:p>
                                    </text:list-item>
                                    <text:list-item>
                                      <text:p text:style-name="P35">假定，該個體、該群體、該文明 的 本能、傳承 足夠高。</text:p>
                                    </text:list-item>
                                    <text:list-item>
                                      <text:p text:style-name="P35">假定，該磁力線 沒有 功率消耗、功率損耗、能量遺失。</text:p>
                                    </text:list-item>
                                    <text:list-item>
                                      <text:p text:style-name="P35">該個體（認定自己）瞬間 到達<text:span text:style-name="T4"> </text:span><text:span text:style-name="T19">10000秒之後、某一特定目標空間</text:span>。</text:p>
                                    </text:list-item>
                                    <text:list-item>
                                      <text:p text:style-name="P35">抽象例子，該個體 從 <text:span text:style-name="T4">當下</text:span> 出發。</text:p>
                                      <text:list>
                                        <text:list-item>
                                          <text:p text:style-name="P161">出發 是 該個體 轉變成磁力線、壓縮、調變。</text:p>
                                        </text:list-item>
                                        <text:list-item>
                                          <text:p text:style-name="P36"><text:span text:style-name="T4">當下 </text:span><text:span text:style-name="T307">↔</text:span><text:span text:style-name="T20"> </text:span><text:span text:style-name="T4">N極。</text:span></text:p>
                                        </text:list-item>
                                        <text:list-item>
                                          <text:p text:style-name="P35">該個體 進<text:span text:style-name="T4">入 S極</text:span> 之前，其他個體 進行 攔截。</text:p>
                                          <text:list>
                                            <text:list-item>
                                              <text:p text:style-name="P36"><text:span text:style-name="T20">10000秒之後</text:span><text:span text:style-name="T4"> </text:span><text:span text:style-name="T307">↔</text:span><text:span text:style-name="T20"> S</text:span><text:span text:style-name="T4">極。</text:span></text:p>
                                            </text:list-item>
                                            <text:list-item>
                                              <text:p text:style-name="P161">其他個體 的 明顯例子，天線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61">其他個體 解調變、解壓縮、從磁力線還原成該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2">磁單極型 時間旅行、空間旅行、時空旅行，極端 原始、危險、低效。</text:p>
                                      <text:list>
                                        <text:list-item>
                                          <text:p text:style-name="P162">僅適合 用於 時光盒、時空玩具、留聲機型紀錄。</text:p>
                                        </text:list-item>
                                        <text:list-item>
                                          <text:p text:style-name="P37"><text:span text:style-name="T21">磁力線，從 </text:span><text:span text:style-name="T4">當下的磁極 傳遞到 </text:span><text:span text:style-name="T16">10000秒之後的磁極。</text:span></text:p>
                                        </text:list-item>
                                        <text:list-item>
                                          <text:p text:style-name="P37"><text:span text:style-name="T4">磁力線 蘊含的 訊息，</text:span><text:span text:style-name="T21">從 </text:span><text:span text:style-name="T4">當下的磁極 傳遞到 </text:span><text:span text:style-name="T16">10000秒之後的磁極。</text:span></text:p>
                                        </text:list-item>
                                        <text:list-item>
                                          <text:p text:style-name="P176">其他個體 有機率認定 該磁力線 是 雜訊、異常現象、磁場高能現象。</text:p>
                                          <text:list>
                                            <text:list-item>
                                              <text:p text:style-name="P177">其他個體 是 沒有 對應的、正確的 接收裝置的 其他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">當下的磁極<text:span text:style-name="T4">、</text:span><text:span text:style-name="T16">10000</text:span><text:span text:style-name="T200">秒之前的磁極 </text:span><text:span text:style-name="T306">↔</text:span><text:span text:style-name="T16"> N極、</text:span><text:span text:style-name="T17">S極</text:span><text:span text:style-name="T200">。</text:span></text:p>
                          <text:list>
                            <text:list-item>
                              <text:p text:style-name="P163">訊息 無法 逆向傳遞。</text:p>
                              <text:list>
                                <text:list-item>
                                  <text:p text:style-name="P38"><text:span text:style-name="T4">逆向傳遞 是 改變當下的磁極，傳遞到、影響到 </text:span><text:span text:style-name="T22">10000秒之前的磁極。</text:span></text:p>
                                </text:list-item>
                                <text:list-item>
                                  <text:p text:style-name="P39"><text:span text:style-name="T4">原因很明顯，</text:span>當下的<text:span text:style-name="T21">磁極 是由 10000秒之前</text:span>的磁極<text:span text:style-name="T21"> 決定。</text:span><text:span text:style-name="T146">（混沌理論）</text:span></text:p>
                                  <text:list>
                                    <text:list-item>
                                      <text:p text:style-name="P40">當下的<text:span text:style-name="T21">磁極 是 </text:span>當下的<text:span text:style-name="T21">磁極 的 狀態、存在、變化。</text:span></text:p>
                                    </text:list-item>
                                    <text:list-item>
                                      <text:p text:style-name="P178">當下的磁極 是由 過去的磁極 決定。</text:p>
                                      <text:list>
                                        <text:list-item>
                                          <text:p text:style-name="P41"><text:span text:style-name="T21">過去 的 明顯例子，</text:span><text:span text:style-name="T23">10000年 之前。</text:span></text:p>
                                        </text:list-item>
                                        <text:list-item>
                                          <text:p text:style-name="P42"><text:span text:style-name="T21">過去 的 明顯例子，</text:span><text:span text:style-name="T23">0.001秒 之前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7"><text:span text:style-name="T21">磁力線，從 </text:span>當下的磁極 傳遞到 <text:span text:style-name="T16">10000</text:span><text:span text:style-name="T200">秒之前的磁極。</text:span></text:p>
                                </text:list-item>
                                <text:list-item>
                                  <text:p text:style-name="P43">磁力線 蘊含的 訊息，不是 <text:span text:style-name="T21">從 </text:span>當下的磁極 傳遞到 <text:span text:style-name="T16">10000</text:span><text:span text:style-name="T200">秒之前的磁極。</text:span></text:p>
                                </text:list-item>
                                <text:list-item>
                                  <text:p text:style-name="P43">磁力線 蘊含的 訊息，是 <text:span text:style-name="T21">從 </text:span><text:span text:style-name="T16">10000</text:span><text:span text:style-name="T200">秒之前</text:span>的磁極 傳遞到 當下<text:span text:style-name="T200">的磁極。</text:span></text:p>
                                </text:list-item>
                              </text:list>
                            </text:list-item>
                            <text:list-item>
                              <text:p text:style-name="P43">錯誤使用 磁單極，有機率 產生 複製個體、鏡像個體、奇美拉個體 的 現象。</text:p>
                              <text:list>
                                <text:list-item>
                                  <text:p text:style-name="P43">錯誤使用 是 缺德、無德、反德 使用。</text:p>
                                </text:list-item>
                                <text:list-item>
                                  <text:p text:style-name="P43">該現象 有機率造成 文明 崩塌、自滅。</text:p>
                                  <text:list>
                                    <text:list-item>
                                      <text:p text:style-name="P43">原因很明顯，個體無法接受一模一樣的個體存在、文明的生存資源有限。</text:p>
                                      <text:list>
                                        <text:list-item>
                                          <text:p text:style-name="P44">假定，某一特定個體 有 一模一樣的其他個體 存在。</text:p>
                                          <text:list>
                                            <text:list-item>
                                              <text:p text:style-name="P44">意味著，該個體 有機率 被取代。</text:p>
                                            </text:list-item>
                                            <text:list-item>
                                              <text:p text:style-name="P164">一模一樣 是 外貌、內在、年齡、指紋、DNA、記憶 一模一樣。</text:p>
                                            </text:list-item>
                                            <text:list-item>
                                              <text:p text:style-name="P45">該個體 有機率為了 不被取代，殲滅 該一模一樣的其他個體。</text:p>
                                            </text:list-item>
                                            <text:list-item>
                                              <text:p text:style-name="P46">明顯例子，該個體 走在 路上，看到 自己、家人 在餐廳裡面。</text:p>
                                            </text:list-item>
                                            <text:list-item>
                                              <text:p text:style-name="P47">明顯例子，被取代感、恐怖谷效應。<text:span text:style-name="T143">（鏡子裡面的自己在亂動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3">假定，生存資源<text:span text:style-name="T4"> 是 100%。</text:span></text:p>
                                          <text:list>
                                            <text:list-item>
                                              <text:p text:style-name="P43"><text:span text:style-name="T4">假定，每個人類個體 被分配到的 </text:span>食物<text:span text:style-name="T4">、</text:span>氧氣<text:span text:style-name="T4">、空間 資源 相同。</text:span></text:p>
                                            </text:list-item>
                                            <text:list-item>
                                              <text:p text:style-name="P43"><text:span text:style-name="T4">每一個個體 被分配到的 資源 是（</text:span><text:span text:style-name="T24">100% / 總個體數量）。</text:span></text:p>
                                            </text:list-item>
                                            <text:list-item>
                                              <text:p text:style-name="P179">個體數量 越多，每一個個體 被分配到的資源 越少。</text:p>
                                            </text:list-item>
                                            <text:list-item>
                                              <text:p text:style-name="P179">資源 有限，個體數量 越多，文明 崩塌、自滅 機率 越高。</text:p>
                                            </text:list-item>
                                            <text:list-item>
                                              <text:p text:style-name="P179">明顯例子，老鼠烏托邦、老鼠互食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空間節點密度"/>空間節點密度<text:bookmark-end text:name="空間節點密度"/></text:p>
          <text:list>
            <text:list-item>
              <text:p text:style-name="P13">明顯例子，彈簧。</text:p>
              <text:list>
                <text:list-item>
                  <text:p text:style-name="P48">相同 彈簧長度、材料特性。</text:p>
                  <text:list>
                    <text:list-item>
                      <text:p text:style-name="P49">相同 彈簧受力，彈簧圈數 越多，彈簧節點密度 越大，傳遞能量 越慢。</text:p>
                      <text:list>
                        <text:list-item>
                          <text:p text:style-name="P49">彈簧節點密度 是 單位長度的圈數。</text:p>
                        </text:list-item>
                        <text:list-item>
                          <text:p text:style-name="P50">彈簧節點密度 是 某一特定長度的圈數。</text:p>
                        </text:list-item>
                      </text:list>
                    </text:list-item>
                    <text:list-item>
                      <text:p text:style-name="P51"><text:span text:style-name="T74">相同 </text:span>彈簧圈數，彈簧壓力 越大，彈簧節點密度 越大，傳遞能量 越慢。</text:p>
                    </text:list-item>
                    <text:list-item>
                      <text:p text:style-name="P52"><text:span text:style-name="T74">相同 </text:span>彈簧圈數，彈簧拉力 越大，彈簧節點密度 越小，傳遞能量 越快。</text:p>
                    </text:list-item>
                  </text:list>
                </text:list-item>
                <text:list-item>
                  <text:p text:style-name="P13">彈簧 <text:span text:style-name="T308">↔</text:span><text:span text:style-name="T202"> 空間。</text:span></text:p>
                  <text:list>
                    <text:list-item>
                      <text:p text:style-name="P13">彈簧節點密度 <text:span text:style-name="T308">↔</text:span><text:span text:style-name="T202"> 空間節點密度。</text:span></text:p>
                    </text:list-item>
                    <text:list-item>
                      <text:p text:style-name="P13">傳遞能量 <text:span text:style-name="T308">↔</text:span><text:span text:style-name="T202">（人類認定的）時間。</text:span></text:p>
                    </text:list-item>
                  </text:list>
                </text:list-item>
              </text:list>
            </text:list-item>
            <text:list-item>
              <text:p text:style-name="P13">假定，空間節點密度，第一個空間 大於 第二個空間。</text:p>
              <text:list>
                <text:list-item>
                  <text:p text:style-name="P13">假定，某一特定個體 在 第一個空間 做 光速運動。</text:p>
                  <text:list>
                    <text:list-item>
                      <text:p text:style-name="P13">假定，其他個體 在 第二個空間 做 靜止運動。</text:p>
                    </text:list-item>
                    <text:list-item>
                      <text:p text:style-name="P53">該個體 有機率認定 該其他個體 在做 低於 光速運動。</text:p>
                      <text:list>
                        <text:list-item>
                          <text:p text:style-name="P13">該個體 有機率沒有意識到 自己在做 光速運動。</text:p>
                          <text:list>
                            <text:list-item>
                              <text:p text:style-name="P13">明顯例子，地球上的個體 有機率沒有意識到 太陽系 在做 公轉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該其他個體 有機率認定 該個體 在做 低於 光速運動。</text:p>
                    </text:list-item>
                  </text:list>
                </text:list-item>
                <text:list-item>
                  <text:p text:style-name="P55">假定，某一特定個體 在 第一個空間 做 靜止運動。</text:p>
                  <text:list>
                    <text:list-item>
                      <text:p text:style-name="P55">假定，其他個體 在 第二個空間 做 光速運動。</text:p>
                    </text:list-item>
                    <text:list-item>
                      <text:p text:style-name="P54">該個體 有機率認定 該其他個體 在做 超光速運動。</text:p>
                    </text:list-item>
                    <text:list-item>
                      <text:p text:style-name="P54">該其他個體 有機率認定 該個體 在做 光速運動。</text:p>
                    </text:list-item>
                  </text:list>
                </text:list-item>
              </text:list>
            </text:list-item>
            <text:list-item>
              <text:p text:style-name="P56">假定，某一特定空間個體 被擠壓。</text:p>
              <text:list>
                <text:list-item>
                  <text:p text:style-name="P57">假定，該空間個體 在 彈性變形。</text:p>
                  <text:list>
                    <text:list-item>
                      <text:p text:style-name="P58">該空間個體 越被擠壓，該空間個體的 空間節點密度 越高。</text:p>
                      <text:list>
                        <text:list-item>
                          <text:p text:style-name="P58">該空間個體的 硬度 越高。</text:p>
                        </text:list-item>
                        <text:list-item>
                          <text:p text:style-name="P59">該空間個體的 變化 越慢。</text:p>
                        </text:list-item>
                        <text:list-item>
                          <text:p text:style-name="P58">該空間個體的<text:span text:style-name="T264">（人類 認定的）</text:span>時間 越慢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假定，第一個空間、第二個個體 都是 <text:span text:style-name="T45">10</text:span><text:span text:style-name="T46">000</text:span><text:span text:style-name="T45">立方</text:span><text:span text:style-name="T319">公分的 正方體</text:span>。</text:p>
              <text:list>
                <text:list-item>
                  <text:p text:style-name="P60">假定，第一個空間，每立方公分<text:span text:style-name="T4"> 有 </text:span><text:span text:style-name="T44">10000</text:span><text:span text:style-name="T318">個節點。</text:span></text:p>
                </text:list-item>
                <text:list-item>
                  <text:p text:style-name="P61">假定，第二個空間，每立方公分<text:span text:style-name="T4"> 有 </text:span><text:span text:style-name="T44">100000000</text:span><text:span text:style-name="T318">個節點</text:span>。</text:p>
                </text:list-item>
                <text:list-item>
                  <text:p text:style-name="P62">假定，第一個空間、第二個空間 的節點分佈 都是 平均分佈。</text:p>
                  <text:list>
                    <text:list-item>
                      <text:p text:style-name="P62">平均分佈 的 抽象例子，圍棋的 棋盤。</text:p>
                      <text:list>
                        <text:list-item>
                          <text:p text:style-name="P62">圍棋的 棋盤的，網格、網格 之間，幾何形狀、尺寸大小、旋轉角度 相同。</text:p>
                          <text:list>
                            <text:list-item>
                              <text:p text:style-name="P63">圍棋的 棋盤的，不同網格的 幾何形狀、尺寸大小、旋轉角度 相同。</text:p>
                            </text:list-item>
                            <text:list-item>
                              <text:p text:style-name="P64">圍棋的 棋盤的，任意兩個網格的 幾何形狀、尺寸大小、旋轉角度 相同。</text:p>
                            </text:list-item>
                          </text:list>
                        </text:list-item>
                        <text:list-item>
                          <text:p text:style-name="P62">某一特定網格節點、該網格節點的周遭節點 之間的 距離 相同。</text:p>
                        </text:list-item>
                        <text:list-item>
                          <text:p text:style-name="P65">網格節點 <text:span text:style-name="T263">↔</text:span><text:span text:style-name="T265"> 空間</text:span><text:span text:style-name="T266">節點</text:span>。</text:p>
                          <text:list>
                            <text:list-item>
                              <text:p text:style-name="P66"><text:span text:style-name="T264">網格 </text:span><text:span text:style-name="T263">↔</text:span><text:span text:style-name="T265"> 單位空間、節點（劃分的、匡列的）空間</text:span>。</text:p>
                              <text:list>
                                <text:list-item>
                                  <text:p text:style-name="P67">假定，節點分佈 不是 平均分佈。</text:p>
                                  <text:list>
                                    <text:list-item>
                                      <text:p text:style-name="P67">節點、節點 之間，有機率不是 直線。</text:p>
                                    </text:list-item>
                                    <text:list-item>
                                      <text:p text:style-name="P67">節點空間、節點空間 之間，幾何形狀、尺寸大小、旋轉角度 有機率不同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假定，第一個<text:span text:style-name="T4">&lt;?</text:span><text:span text:style-name="T47">2&gt;</text:span>個體 是<text:span text:style-name="T4"> </text:span><text:span text:style-name="T45">10立方</text:span><text:span text:style-name="T319">公分的 正方體</text:span>。</text:p>
                </text:list-item>
                <text:list-item>
                  <text:p text:style-name="P69">假定，第二個<text:span text:style-name="T4">&lt;?</text:span><text:span text:style-name="T47">2&gt;</text:span>個體 是<text:span text:style-name="T4"> </text:span><text:span text:style-name="T45">10立方</text:span><text:span text:style-name="T319">公分的 正方體</text:span>。</text:p>
                </text:list-item>
                <text:list-item>
                  <text:p text:style-name="P70">假定，第一個空間 蘊含 第一個<text:span text:style-name="T4">&lt;?2&gt;</text:span>個體、第二個<text:span text:style-name="T4">&lt;?</text:span><text:span text:style-name="T47">2&gt;</text:span>個體。</text:p>
                  <text:list>
                    <text:list-item>
                      <text:p text:style-name="P71">第<text:span text:style-name="T4">一個&lt;?</text:span><text:span text:style-name="T48">2&gt;個</text:span><text:span text:style-name="T320">體（還）是 </text:span><text:span text:style-name="T45">10立方</text:span><text:span text:style-name="T319">公分的 正方體。</text:span></text:p>
                    </text:list-item>
                    <text:list-item>
                      <text:p text:style-name="P70">第二<text:span text:style-name="T4">個&lt;?</text:span><text:span text:style-name="T48">2&gt;個</text:span><text:span text:style-name="T320">體（還）是 </text:span><text:span text:style-name="T45">10立方</text:span><text:span text:style-name="T319">公分的 正方體</text:span>。</text:p>
                    </text:list-item>
                  </text:list>
                </text:list-item>
                <text:list-item>
                  <text:p text:style-name="P71">假定，第一個空間 包覆 第二個空間。</text:p>
                </text:list-item>
                <text:list-item>
                  <text:p text:style-name="P71">假定，第二<text:span text:style-name="T4">個&lt;?2&gt;個</text:span>體 離開 第一個空間。</text:p>
                </text:list-item>
                <text:list-item>
                  <text:p text:style-name="P70">假定，第二<text:span text:style-name="T4">個&lt;?2&gt;</text:span>個體 進入 第二個空間。</text:p>
                </text:list-item>
                <text:list-item>
                  <text:p text:style-name="P70">第二個空間 蘊含 第二個<text:span text:style-name="T4">&lt;?2&gt;</text:span>個體。</text:p>
                  <text:list>
                    <text:list-item>
                      <text:p text:style-name="P70">第二<text:span text:style-name="T4">個&lt;?</text:span><text:span text:style-name="T48">2&gt;個</text:span><text:span text:style-name="T320">體（也 還）是 </text:span><text:span text:style-name="T45">10立方</text:span><text:span text:style-name="T319">公分的 正方體</text:span>。</text:p>
                    </text:list-item>
                  </text:list>
                </text:list-item>
                <text:list-item>
                  <text:p text:style-name="P72">第一個<text:span text:style-name="T4">&lt;?</text:span><text:span text:style-name="T48">2&gt;個</text:span><text:span text:style-name="T320">體 佔有 </text:span><text:span text:style-name="T44">10000</text:span><text:span text:style-name="T49">0</text:span><text:span text:style-name="T318">個節點</text:span>。</text:p>
                </text:list-item>
                <text:list-item>
                  <text:p text:style-name="P72">第二個<text:span text:style-name="T4">&lt;?</text:span><text:span text:style-name="T48">2&gt;個</text:span><text:span text:style-name="T320">體 佔有 </text:span><text:span text:style-name="T44">100000000</text:span><text:span text:style-name="T49">0</text:span><text:span text:style-name="T320">個節點</text:span>。</text:p>
                </text:list-item>
                <text:list-item>
                  <text:p text:style-name="P73">空間節點，<text:span text:style-name="T44">10000</text:span><text:span text:style-name="T49">0 </text:span><text:span text:style-name="T50">&lt; </text:span><text:span text:style-name="T44">100000000</text:span><text:span text:style-name="T49">0</text:span>。</text:p>
                  <text:list>
                    <text:list-item>
                      <text:p text:style-name="P74">空間節點密度，第一個空間 &lt; 第二個空間。</text:p>
                    </text:list-item>
                    <text:list-item>
                      <text:p text:style-name="P74">時間流逝速度，第一個空間 快於 第二個空間。</text:p>
                    </text:list-item>
                  </text:list>
                </text:list-item>
                <text:list-item>
                  <text:p text:style-name="P75">假定，第一個<text:span text:style-name="T4">&lt;?</text:span><text:span text:style-name="T48">2&gt;個</text:span><text:span text:style-name="T320">體</text:span>、第二個<text:span text:style-name="T4">&lt;?</text:span><text:span text:style-name="T48">2&gt;個</text:span><text:span text:style-name="T320">體 做出 相同的 動作、行為、運動</text:span>。</text:p>
                  <text:list>
                    <text:list-item>
                      <text:p text:style-name="P76">第一個<text:span text:style-name="T4">&lt;?</text:span><text:span text:style-name="T48">2&gt;個</text:span><text:span text:style-name="T320">體 有機率認定，</text:span>第二個<text:span text:style-name="T4">&lt;?</text:span><text:span text:style-name="T48">2&gt;個</text:span><text:span text:style-name="T320">體 動作遲緩。</text:span></text:p>
                      <text:list>
                        <text:list-item>
                          <text:p text:style-name="P76">第一個<text:span text:style-name="T4">&lt;?</text:span><text:span text:style-name="T48">2&gt;個</text:span><text:span text:style-name="T320">體 有機率認定，</text:span>第二個<text:span text:style-name="T4">&lt;?</text:span><text:span text:style-name="T48">2&gt;個</text:span><text:span text:style-name="T320">體 在做 慢動作、延遲動作</text:span>。</text:p>
                        </text:list-item>
                      </text:list>
                    </text:list-item>
                    <text:list-item>
                      <text:p text:style-name="P76">第二個<text:span text:style-name="T4">&lt;?</text:span><text:span text:style-name="T48">2&gt;個</text:span><text:span text:style-name="T320">體 有機率認定，</text:span>第一個<text:span text:style-name="T4">&lt;?</text:span><text:span text:style-name="T48">2&gt;個</text:span><text:span text:style-name="T320">體 動作敏捷</text:span>。</text:p>
                      <text:list>
                        <text:list-item>
                          <text:p text:style-name="P77">第二個<text:span text:style-name="T4">&lt;?</text:span><text:span text:style-name="T48">2&gt;個</text:span><text:span text:style-name="T320">體 有機率認定，</text:span>第一個<text:span text:style-name="T4">&lt;?</text:span><text:span text:style-name="T48">2&gt;個</text:span><text:span text:style-name="T320">體 在做 快動作、超前動作</text:span>。</text:p>
                        </text:list-item>
                        <text:list-item>
                          <text:p text:style-name="P77">抽象例子，預言。</text:p>
                        </text:list-item>
                      </text:list>
                    </text:list-item>
                  </text:list>
                </text:list-item>
                <text:list-item>
                  <text:p text:style-name="P78">假定，第一個<text:span text:style-name="T4">&lt;?</text:span><text:span text:style-name="T48">2&gt;</text:span>個體、第二個<text:span text:style-name="T4">&lt;?</text:span><text:span text:style-name="T48">2&gt;</text:span>個體 是 同一個個體。</text:p>
                  <text:list>
                    <text:list-item>
                      <text:p text:style-name="P79">明顯例子，假定，第一個<text:span text:style-name="T4">&lt;?</text:span><text:span text:style-name="T48">2&gt;</text:span>個體 是（<text:span text:style-name="T4">RGB型灰階影</text:span>像 的）某一特定像素群的<text:span text:style-name="T4"> R</text:span>值群。</text:p>
                      <text:list>
                        <text:list-item>
                          <text:p text:style-name="P79">假定，第二個<text:span text:style-name="T4">&lt;?</text:span><text:span text:style-name="T48">2&gt;</text:span>個體 是（<text:span text:style-name="T4">RGB型灰階影</text:span>像 的）該像素群的<text:span text:style-name="T4"> G</text:span>值群。</text:p>
                        </text:list-item>
                        <text:list-item>
                          <text:p text:style-name="P80">第一個<text:span text:style-name="T4">&lt;?</text:span><text:span text:style-name="T48">2&gt;個</text:span><text:span text:style-name="T320">體</text:span>、第二個<text:span text:style-name="T4">&lt;?</text:span><text:span text:style-name="T48">2&gt;個</text:span><text:span text:style-name="T320">體 產生、形成 相同的、不同步的 畫面、影像</text:span>。</text:p>
                          <text:list>
                            <text:list-item>
                              <text:p text:style-name="P81">第一個<text:span text:style-name="T4">&lt;?</text:span><text:span text:style-name="T48">2&gt;個</text:span><text:span text:style-name="T320">體的畫面 快於、早於、先於 </text:span>第二個<text:span text:style-name="T4">&lt;?</text:span><text:span text:style-name="T48">2&gt;個</text:span><text:span text:style-name="T320">體的畫面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明顯例子，假定，某一特定電視 在播放 新聞。</text:p>
                      <text:list>
                        <text:list-item>
                          <text:p text:style-name="P82">該電視 接收（<text:span text:style-name="T4">RGB型灰階影</text:span>像 的）無線電（訊號）。</text:p>
                          <text:list>
                            <text:list-item>
                              <text:p text:style-name="P246"><text:span text:style-name="T4">RGB型灰階影</text:span>像<text:span text:style-name="T4">的 R、G、B </text:span><text:span text:style-name="T267">宗疊</text:span>。</text:p>
                              <text:list>
                                <text:list-item>
                                  <text:p text:style-name="P247"><text:span text:style-name="T121">（宗疊 的 相關描述在 </text:span><text:span text:style-name="T111">_</text:span><text:span text:style-name="T121"> 文件群的 </text:span><text:span text:style-name="T268">包覆、蘊含、擁有、宗疊</text:span><text:span text:style-name="T121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3">假定<text:span text:style-name="T4">，RGB型灰階影</text:span>像 在 時域，同步。</text:p>
                        </text:list-item>
                        <text:list-item>
                          <text:p text:style-name="P84">假定，（<text:span text:style-name="T4">RGB型灰階影像 </text:span>的）無線電 在 時域，不同步。</text:p>
                          <text:list>
                            <text:list-item>
                              <text:p text:style-name="P85">假定，裝載<text:span text:style-name="T4">R（影像的）無線電訊號 快於、早於 </text:span>裝<text:span text:style-name="T4">載G（影像的）無線電訊號</text:span>。</text:p>
                            </text:list-item>
                          </text:list>
                        </text:list-item>
                        <text:list-item>
                          <text:p text:style-name="P86"><text:span text:style-name="T4">R影</text:span>像<text:span text:style-name="T320"> 有機率認定，</text:span><text:span text:style-name="T4">G影像</text:span><text:span text:style-name="T320"> 在做 慢動作、延遲動作</text:span>。</text:p>
                        </text:list-item>
                        <text:list-item>
                          <text:p text:style-name="P87"><text:span text:style-name="T4">G影像 </text:span><text:span text:style-name="T320">有機率認定，</text:span><text:span text:style-name="T4">R影</text:span>像<text:span text:style-name="T320"> 在做 快動作、超前動作</text:span>。</text:p>
                          <text:list>
                            <text:list-item>
                              <text:p text:style-name="P88">假定，第一個<text:span text:style-name="T4">個體 </text:span>生存、生活 在 <text:span text:style-name="T4">R影</text:span>像。</text:p>
                            </text:list-item>
                            <text:list-item>
                              <text:p text:style-name="P88">假定，第二個個體 生存、生活 在<text:span text:style-name="T4"> G影</text:span>像。</text:p>
                            </text:list-item>
                            <text:list-item>
                              <text:p text:style-name="P89">假定，第一個個體 把自己 正在、已經 看到、體驗到 的事件，告訴 第二個個體。</text:p>
                              <text:list>
                                <text:list-item>
                                  <text:p text:style-name="P90">第二個個體 有機率認定，第一個個體 做出 預言。</text:p>
                                </text:list-item>
                                <text:list-item>
                                  <text:p text:style-name="P90">第二個個體 有機率認定，第一個個體 是 預言個體。</text:p>
                                </text:list-item>
                              </text:list>
                            </text:list-item>
                            <text:list-item>
                              <text:p text:style-name="P91">假定，第二個個體 自己的 視覺，看到 <text:span text:style-name="T4">R影</text:span>像。</text:p>
                              <text:list>
                                <text:list-item>
                                  <text:p text:style-name="P91">第二個個體 有機率認定，自己 看到 未來、超空間、異次元、地獄、天堂。</text:p>
                                </text:list-item>
                                <text:list-item>
                                  <text:p text:style-name="P92">第二個個體 有機率認定，自己 有 遙視、預知未來 的 能力、本能、傳承。</text:p>
                                </text:list-item>
                              </text:list>
                            </text:list-item>
                            <text:list-item>
                              <text:p text:style-name="P93">假定，第二個個體 自己的 思覺，思到、體驗到 <text:span text:style-name="T4">R影</text:span>像。<text:span text:style-name="T181">（第二個個體 有機率認定，自己 有 做預知夢 的 能力、本能）</text:span></text:p>
                              <text:list>
                                <text:list-item>
                                  <text:p text:style-name="P94">第二個個體 有機率認定，自己 進入 未來、超空間、異次元、地獄、天堂。</text:p>
                                </text:list-item>
                                <text:list-item>
                                  <text:p text:style-name="P94">第二個個體 有機率認定，自己 有 靈魂出竅、意識層型時空旅行 的 能力。</text:p>
                                </text:list-item>
                                <text:list-item>
                                  <text:p text:style-name="P101"><text:span text:style-name="T51">只能看到、只能體驗到、只能感測到 G影</text:span><text:span text:style-name="T196">像的 其他個體 有機率認定。</text:span></text:p>
                                  <text:list>
                                    <text:list-item>
                                      <text:p text:style-name="P101"><text:span text:style-name="T196">第二個個體的 精神、意識 異常、有問題</text:span>。</text:p>
                                    </text:list-item>
                                    <text:list-item>
                                      <text:p text:style-name="P102">該其他個體 有機率 恐懼、逃離、質疑、攻擊、控制、利用 <text:span text:style-name="T196">第二個個體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5">假定，第二個個體，離<text:span text:style-name="T4">開 G</text:span>影像 →<text:span text:style-name="T321"> </text:span>進入 <text:span text:style-name="T4">R影</text:span>像。</text:p>
                              <text:list>
                                <text:list-item>
                                  <text:p text:style-name="P95">第二個個體 有機率認定，自己 進入 未來、超空間、異次元、地獄、天堂。</text:p>
                                </text:list-item>
                                <text:list-item>
                                  <text:p text:style-name="P95">第二個個體 有機率認定，自己 有 肉質層型時空旅行 的 能力。</text:p>
                                </text:list-item>
                                <text:list-item>
                                  <text:p text:style-name="P102"><text:span text:style-name="T51">只能看到、只能體驗到、只能感測到 G影</text:span><text:span text:style-name="T196">像的 其他個體 有機率認定。</text:span></text:p>
                                  <text:list>
                                    <text:list-item>
                                      <text:p text:style-name="P102"><text:span text:style-name="T196">第二個個體 失蹤、有化為無、消失不見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03"><text:span text:style-name="T51">只能看到、只能體驗到、只能感測到 R影</text:span><text:span text:style-name="T196">像的 其他個體 有機率認定</text:span>。</text:p>
                                  <text:list>
                                    <text:list-item>
                                      <text:p text:style-name="P96">第二個個體 出現、無中生有、突然存在。</text:p>
                                    </text:list-item>
                                  </text:list>
                                </text:list-item>
                                <text:list-item>
                                  <text:p text:style-name="P104"><text:span text:style-name="T4">假定，</text:span><text:span text:style-name="T324">第二個個體</text:span><text:span text:style-name="T4"> </text:span>互換型<text:span text:style-name="T196">肉質層型時空旅行</text:span>。</text:p>
                                  <text:list>
                                    <text:list-item>
                                      <text:p text:style-name="P105">明顯例子，假定<text:span text:style-name="T4">，R影像、G</text:span>影像 沒有 錯位。<text:span text:style-name="T181">（</text:span><text:span text:style-name="T182">R</text:span><text:span text:style-name="T183">影像</text:span><text:span text:style-name="T182">、G</text:span><text:span text:style-name="T183">影像</text:span><text:span text:style-name="T184"> 的 幾何形狀、尺寸大小、旋轉角度、偏移距離，都 相同</text:span><text:span text:style-name="T181">）</text:span></text:p>
                                      <text:list>
                                        <text:list-item>
                                          <text:p text:style-name="P106">假定，第二個個體的 坐標位置 <text:span text:style-name="T4">在 G影</text:span>像的<text:span text:style-name="T4"> (</text:span><text:span text:style-name="T52">10, </text:span><text:span text:style-name="T53">15</text:span><text:span text:style-name="T52">)</text:span><text:span text:style-name="T323">。</text:span><text:span text:style-name="T178">（單位 是 </text:span><text:span text:style-name="T179">像素</text:span><text:span text:style-name="T178">）</text:span></text:p>
                                        </text:list-item>
                                        <text:list-item>
                                          <text:p text:style-name="P113">假定，第二個個體的 幾何形狀 是 長方形。</text:p>
                                        </text:list-item>
                                        <text:list-item>
                                          <text:p text:style-name="P113">假定，第二個個體的 旋轉角度 是<text:span text:style-name="T4"> 0度</text:span>。</text:p>
                                        </text:list-item>
                                        <text:list-item>
                                          <text:p text:style-name="P103">假定，第二個個體的 尺<text:span text:style-name="T4">寸大小（長 * 寬）是 </text:span><text:span text:style-name="T53">2</text:span><text:span text:style-name="T52">0個像素 * </text:span><text:span text:style-name="T53">25</text:span><text:span text:style-name="T52">個像素</text:span>。</text:p>
                                        </text:list-item>
                                        <text:list-item>
                                          <text:p text:style-name="P107">假定，<text:span text:style-name="T196">第二個個體，離</text:span><text:span text:style-name="T51">開 G</text:span><text:span text:style-name="T196">影像 → 進入 </text:span><text:span text:style-name="T51">R影</text:span><text:span text:style-name="T196">像</text:span>。</text:p>
                                        </text:list-item>
                                        <text:list-item>
                                          <text:p text:style-name="P116"><text:span text:style-name="T54">假定，某一特定G值群 是 G影像</text:span><text:span text:style-name="T322">的</text:span><text:span text:style-name="T54">(</text:span><text:span text:style-name="T52">10,</text:span><text:span text:style-name="T53">15</text:span><text:span text:style-name="T52">)~</text:span><text:span text:style-name="T54">(</text:span><text:span text:style-name="T53">3</text:span><text:span text:style-name="T52">0,</text:span><text:span text:style-name="T53">4</text:span><text:span text:style-name="T52">0)範圍內的 G值群</text:span>。</text:p>
                                          <text:list>
                                            <text:list-item>
                                              <text:p text:style-name="P108"><text:span text:style-name="T122">30 = 10 + 20</text:span>。</text:p>
                                            </text:list-item>
                                            <text:list-item>
                                              <text:p text:style-name="P117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9"><text:span text:style-name="T4">假定，某一特定</text:span><text:span text:style-name="T55">R</text:span><text:span text:style-name="T4">值群 是 R影像</text:span>的<text:span text:style-name="T4">(</text:span><text:span text:style-name="T52">10,</text:span><text:span text:style-name="T53">15</text:span><text:span text:style-name="T52">)~</text:span><text:span text:style-name="T4">(</text:span><text:span text:style-name="T53">3</text:span><text:span text:style-name="T52">0,</text:span><text:span text:style-name="T53">4</text:span><text:span text:style-name="T52">0)範圍內的 </text:span><text:span text:style-name="T55">R</text:span><text:span text:style-name="T52">值群</text:span>。</text:p>
                                        </text:list-item>
                                        <text:list-item>
                                          <text:p text:style-name="P118">該<text:span text:style-name="T4">R</text:span><text:span text:style-name="T54">值群、該G值群 互換</text:span>。</text:p>
                                          <text:list>
                                            <text:list-item>
                                              <text:p text:style-name="P119"><text:span text:style-name="T196">第二個個體 從 </text:span><text:span text:style-name="T54">G影像（被）換進入 R影像</text:span>。</text:p>
                                            </text:list-item>
                                            <text:list-item>
                                              <text:p text:style-name="P120"><text:span text:style-name="T196">第二個個體，離</text:span><text:span text:style-name="T125">開 G</text:span><text:span text:style-name="T196">影像 → 進入 </text:span><text:span text:style-name="T125">R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假定，該<text:span text:style-name="T1">G</text:span><text:span text:style-name="T126">值群 沒有 失真、數據丟失、排序錯亂 的，</text:span><text:span text:style-name="T196">進入 </text:span><text:span text:style-name="T125">R影</text:span><text:span text:style-name="T196">像</text:span>。</text:p>
                                          <text:list>
                                            <text:list-item>
                                              <text:p text:style-name="P122">第二個個體 有機率 完整、完好 進入<text:span text:style-name="T4"> R影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1">假定，該<text:span text:style-name="T1">R</text:span><text:span text:style-name="T126">值群 沒有 失真、數據丟失、排序錯亂 的，</text:span><text:span text:style-name="T196">進入 </text:span><text:span text:style-name="T125">G影</text:span><text:span text:style-name="T196">像</text:span>。</text:p>
                                          <text:list>
                                            <text:list-item>
                                              <text:p text:style-name="P123"><text:span text:style-name="T126">假定，第一個個體 擁有、包覆、蘊含 該R值群</text:span>。</text:p>
                                            </text:list-item>
                                            <text:list-item>
                                              <text:p text:style-name="P124"><text:span text:style-name="T126">第一個</text:span>個體 有機率（從 <text:span text:style-name="T125">R影</text:span><text:span text:style-name="T196">像）</text:span>部分、全部 互換到<text:span text:style-name="T196"> </text:span><text:span text:style-name="T125">G影</text:span><text:span text:style-name="T196">像</text:span>。</text:p>
                                            </text:list-item>
                                            <text:list-item>
                                              <text:p text:style-name="P125">第一個個體 有機率 損傷、跌倒、無力、治癒。<text:span text:style-name="T185">（無力 是 身體無力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抽象例子，（鋼之煉金術師 認定的）等價交換。</text:p>
                                    </text:list-item>
                                  </text:list>
                                </text:list-item>
                                <text:list-item>
                                  <text:p text:style-name="P104"><text:span text:style-name="T4">假定，</text:span><text:span text:style-name="T324">第二個個體</text:span> 複製型<text:span text:style-name="T196">肉質層型時空旅行</text:span>。</text:p>
                                  <text:list>
                                    <text:list-item>
                                      <text:p text:style-name="P110">明顯例子，假定<text:span text:style-name="T4">，R影像、G</text:span>影像 沒有 錯位。</text:p>
                                      <text:list>
                                        <text:list-item>
                                          <text:p text:style-name="P110">假定，第二個個體的 坐標位置 <text:span text:style-name="T4">在 G影</text:span>像的<text:span text:style-name="T4"> (</text:span><text:span text:style-name="T52">10, </text:span><text:span text:style-name="T53">15</text:span><text:span text:style-name="T52">)</text:span><text:span text:style-name="T323">。</text:span><text:span text:style-name="T178">（單位 是 </text:span><text:span text:style-name="T179">像素</text:span><text:span text:style-name="T178">）</text:span></text:p>
                                        </text:list-item>
                                        <text:list-item>
                                          <text:p text:style-name="P114">假定，第二個個體的 幾何形狀 是 長方形。</text:p>
                                        </text:list-item>
                                        <text:list-item>
                                          <text:p text:style-name="P114">假定，第二個個體的 旋轉角度 是<text:span text:style-name="T4"> 0度</text:span>。</text:p>
                                        </text:list-item>
                                        <text:list-item>
                                          <text:p text:style-name="P110">假定，第二個個體的 尺<text:span text:style-name="T4">寸大小（長 * 寬）是 </text:span><text:span text:style-name="T53">2</text:span><text:span text:style-name="T52">0個像素 * </text:span><text:span text:style-name="T53">25</text:span><text:span text:style-name="T52">個像素</text:span>。</text:p>
                                        </text:list-item>
                                        <text:list-item>
                                          <text:p text:style-name="P111">假定，<text:span text:style-name="T196">第二個個體，複製</text:span><text:span text:style-name="T51"> G</text:span><text:span text:style-name="T196">影像 → 進入 </text:span><text:span text:style-name="T51">R影</text:span><text:span text:style-name="T196">像</text:span>。</text:p>
                                        </text:list-item>
                                        <text:list-item>
                                          <text:p text:style-name="P126"><text:span text:style-name="T54">假定，某一特定G值群 是 G影像</text:span><text:span text:style-name="T322">的</text:span><text:span text:style-name="T54">(</text:span><text:span text:style-name="T52">10,</text:span><text:span text:style-name="T53">15</text:span><text:span text:style-name="T52">)~</text:span><text:span text:style-name="T54">(</text:span><text:span text:style-name="T53">3</text:span><text:span text:style-name="T52">0,</text:span><text:span text:style-name="T53">4</text:span><text:span text:style-name="T52">0)範圍內的 G值群</text:span>。</text:p>
                                          <text:list>
                                            <text:list-item>
                                              <text:p text:style-name="P110"><text:span text:style-name="T122">30 = 10 + 20</text:span>。</text:p>
                                            </text:list-item>
                                            <text:list-item>
                                              <text:p text:style-name="P126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0"><text:span text:style-name="T4">假定，某一特定</text:span><text:span text:style-name="T55">R</text:span><text:span text:style-name="T4">值群 是 R影像</text:span>的<text:span text:style-name="T4">(</text:span><text:span text:style-name="T52">10,</text:span><text:span text:style-name="T53">15</text:span><text:span text:style-name="T52">)~</text:span><text:span text:style-name="T4">(</text:span><text:span text:style-name="T53">3</text:span><text:span text:style-name="T52">0,</text:span><text:span text:style-name="T53">4</text:span><text:span text:style-name="T52">0)範圍內的 </text:span><text:span text:style-name="T55">R</text:span><text:span text:style-name="T52">值群</text:span>。</text:p>
                                        </text:list-item>
                                        <text:list-item>
                                          <text:p text:style-name="P126"><text:span text:style-name="T54">該G值群 取代 </text:span>該<text:span text:style-name="T4">R</text:span><text:span text:style-name="T54">值群</text:span>。</text:p>
                                          <text:list>
                                            <text:list-item>
                                              <text:p text:style-name="P126"><text:span text:style-name="T196">第二個個體 從 </text:span><text:span text:style-name="T54">G影像（被）複製到 R影像</text:span>。</text:p>
                                            </text:list-item>
                                            <text:list-item>
                                              <text:p text:style-name="P127"><text:span text:style-name="T196">第二個個體（的 分身、等效個體），複製</text:span><text:span text:style-name="T125"> G</text:span><text:span text:style-name="T196">影像 → 進入 </text:span><text:span text:style-name="T125">R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8">假定，該<text:span text:style-name="T1">G</text:span><text:span text:style-name="T126">值群 沒有 失真、數據丟失、排序錯亂 的，</text:span><text:span text:style-name="T196">進入 </text:span><text:span text:style-name="T125">R影</text:span><text:span text:style-name="T196">像</text:span>。</text:p>
                                          <text:list>
                                            <text:list-item>
                                              <text:p text:style-name="P127">第二個個體 有機率 完整、完好 複製到<text:span text:style-name="T4"> </text:span><text:span text:style-name="T56">R</text:span><text:span text:style-name="T4">影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9">假定，該<text:span text:style-name="T1">R</text:span><text:span text:style-name="T126">值群 沒有 失真、數據丟失、排序錯亂 的，</text:span><text:span text:style-name="T196">進入</text:span><text:span text:style-name="T51"> G</text:span><text:span text:style-name="T125">影</text:span><text:span text:style-name="T196">像</text:span>。</text:p>
                                          <text:list>
                                            <text:list-item>
                                              <text:p text:style-name="P127"><text:span text:style-name="T126">假定，第一個個體 擁有、包覆、蘊含 該</text:span><text:span text:style-name="T127">R</text:span><text:span text:style-name="T126">值群</text:span>。</text:p>
                                            </text:list-item>
                                            <text:list-item>
                                              <text:p text:style-name="P130"><text:span text:style-name="T126">第一個</text:span>個體 有機率 部分、全部 被取代。<text:span text:style-name="T186">、被（第二個個體）取代</text:span></text:p>
                                            </text:list-item>
                                            <text:list-item>
                                              <text:p text:style-name="P131">第一個個體 有機率 損傷、跌倒、無力、治癒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2"><text:span text:style-name="T126">假定，</text:span><text:span text:style-name="T324">第二個個體 互換型肉質層型空間旅行、複製型肉質層型空間旅行</text:span>。</text:p>
                                  <text:list>
                                    <text:list-item>
                                      <text:p text:style-name="P112">明顯例子，假定<text:span text:style-name="T1">，R影像、G</text:span>影像 沒有 錯位。</text:p>
                                      <text:list>
                                        <text:list-item>
                                          <text:p text:style-name="P112">假定，第二個個體的 坐標位置 <text:span text:style-name="T1">在 G影</text:span>像的<text:span text:style-name="T1"> (</text:span><text:span text:style-name="T123">10, </text:span><text:span text:style-name="T124">15</text:span><text:span text:style-name="T123">)</text:span><text:span text:style-name="T323">。</text:span><text:span text:style-name="T178">（單位 是 </text:span><text:span text:style-name="T180">像素</text:span><text:span text:style-name="T178">）</text:span></text:p>
                                        </text:list-item>
                                        <text:list-item>
                                          <text:p text:style-name="P115">假定，第二個個體的 幾何形狀 是 長方形。</text:p>
                                        </text:list-item>
                                        <text:list-item>
                                          <text:p text:style-name="P115">假定，第二個個體的 旋轉角度 是<text:span text:style-name="T1"> 0度</text:span>。</text:p>
                                        </text:list-item>
                                        <text:list-item>
                                          <text:p text:style-name="P112">假定，第二個個體的 尺<text:span text:style-name="T1">寸大小（長 * 寬）是 </text:span><text:span text:style-name="T124">2</text:span><text:span text:style-name="T123">0個像素 * </text:span><text:span text:style-name="T124">25</text:span><text:span text:style-name="T123">個像素</text:span>。</text:p>
                                        </text:list-item>
                                        <text:list-item>
                                          <text:p text:style-name="P112">假定，<text:span text:style-name="T196">第二個個體，互換、複製</text:span><text:span text:style-name="T125"> G</text:span><text:span text:style-name="T196">影像 →</text:span><text:span text:style-name="T51"> G</text:span><text:span text:style-name="T125">影</text:span><text:span text:style-name="T196">像</text:span>。</text:p>
                                        </text:list-item>
                                        <text:list-item>
                                          <text:p text:style-name="P133"><text:span text:style-name="T126">假定，第一個G值群 是 G影像</text:span><text:span text:style-name="T322">的</text:span><text:span text:style-name="T126">(</text:span><text:span text:style-name="T123">10,</text:span><text:span text:style-name="T124">15</text:span><text:span text:style-name="T123">)~</text:span><text:span text:style-name="T126">(</text:span><text:span text:style-name="T124">3</text:span><text:span text:style-name="T123">0,</text:span><text:span text:style-name="T124">4</text:span><text:span text:style-name="T123">0)範圍內的 G值群</text:span>。</text:p>
                                          <text:list>
                                            <text:list-item>
                                              <text:p text:style-name="P112"><text:span text:style-name="T122">30 = 10 + 20</text:span>。</text:p>
                                            </text:list-item>
                                            <text:list-item>
                                              <text:p text:style-name="P133"><text:span text:style-name="T1">40 = 15 + 25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2"><text:span text:style-name="T1">假定，第二個</text:span><text:span text:style-name="T129">G</text:span><text:span text:style-name="T1">值群 是 R影像</text:span>的<text:span text:style-name="T1">(</text:span><text:span text:style-name="T128">5</text:span><text:span text:style-name="T123">0,</text:span><text:span text:style-name="T128">5</text:span><text:span text:style-name="T124">5</text:span><text:span text:style-name="T123">)~</text:span><text:span text:style-name="T1">(</text:span><text:span text:style-name="T128">7</text:span><text:span text:style-name="T123">0,</text:span><text:span text:style-name="T128">8</text:span><text:span text:style-name="T123">0)範圍內的 </text:span><text:span text:style-name="T129">G</text:span><text:span text:style-name="T123">值群</text:span>。</text:p>
                                        </text:list-item>
                                        <text:list-item>
                                          <text:p text:style-name="P133"><text:span text:style-name="T126">第一個G值群 取代 第二個G值群</text:span>。</text:p>
                                          <text:list>
                                            <text:list-item>
                                              <text:p text:style-name="P133"><text:span text:style-name="T196">第二個個體 從 </text:span><text:span text:style-name="T126">G影像（被）互換到、複製到 不同空間位置</text:span>。</text:p>
                                            </text:list-item>
                                            <text:list-item>
                                              <text:p text:style-name="P133"><text:span text:style-name="T196">第二個個體（的 分身、等效個體），互換、複製</text:span><text:span text:style-name="T125"> G</text:span><text:span text:style-name="T196">影像 →</text:span><text:span text:style-name="T125">G影</text:span><text:span text:style-name="T196">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3">假定，第一個<text:span text:style-name="T1">G</text:span><text:span text:style-name="T126">值群 沒有 失真、數據丟失、排序錯亂的 互換、取代</text:span>。</text:p>
                                          <text:list>
                                            <text:list-item>
                                              <text:p text:style-name="P134">第二個個體 有機率 完整、完好 複製到<text:span text:style-name="T4"> </text:span><text:span text:style-name="T126">不同空間位置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假定，第二個<text:span text:style-name="T1">G</text:span><text:span text:style-name="T126">值群 沒有 失真、數據丟失、排序錯亂的 互換、取代</text:span>。</text:p>
                                          <text:list>
                                            <text:list-item>
                                              <text:p text:style-name="P133"><text:span text:style-name="T126">假定，某一特定個體 擁有、包覆、蘊含 第二個G值群</text:span>。</text:p>
                                            </text:list-item>
                                            <text:list-item>
                                              <text:p text:style-name="P136">該個體 有機率 部分、全部 <text:span text:style-name="T126">互換 到（G影像 的）不同空間位置</text:span>。</text:p>
                                            </text:list-item>
                                            <text:list-item>
                                              <text:p text:style-name="P125">該個體 有機率 損傷、跌倒、無力、治癒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bookmark-start text:name="黑洞"/>黑洞<text:bookmark-end text:name="黑洞"/></text:p>
          <text:list>
            <text:list-item>
              <text:p text:style-name="P183">（人類 認定的）黑洞 存在 時間、空間、物理定律、化學反應、萬物法則<text:span text:style-name="T204">。</text:span><text:span text:style-name="T167">、能量、儲量、宗量</text:span></text:p>
              <text:list>
                <text:list-item>
                  <text:p text:style-name="P183">時間、空間、物理定律、化學反應、萬物法則，在 黑洞 裡面，<text:span text:style-name="T205">沒有 失效。</text:span></text:p>
                  <text:list>
                    <text:list-item>
                      <text:p text:style-name="P183"><text:span text:style-name="T1">明顯</text:span>例子，黑洞 <text:span text:style-name="T309">↔</text:span><text:span text:style-name="T206"> </text:span>颱風。</text:p>
                      <text:list>
                        <text:list-item>
                          <text:p text:style-name="P183">颱風 存在 流體力學。</text:p>
                        </text:list-item>
                        <text:list-item>
                          <text:p text:style-name="P183">流體力學，在 颱風 裡面，沒有 失效。</text:p>
                        </text:list-item>
                      </text:list>
                    </text:list-item>
                  </text:list>
                </text:list-item>
                <text:list-item>
                  <text:p text:style-name="P183">內在物質、內部機制、外在環境，在 黑洞 裡面，<text:span text:style-name="T205">沒有 失效。</text:span></text:p>
                  <text:list>
                    <text:list-item>
                      <text:p text:style-name="P236"><text:span text:style-name="T4">明顯例子，假定，</text:span><text:span text:style-name="T135">某一特定</text:span><text:span text:style-name="T4">&lt;?3&gt;個體 包覆 某一特定&lt;?</text:span><text:span text:style-name="T25">3&gt;</text:span><text:span text:style-name="T4">黑洞。</text:span></text:p>
                      <text:list>
                        <text:list-item>
                          <text:p text:style-name="P236"><text:span text:style-name="T135">該</text:span><text:span text:style-name="T4">&lt;?3&gt;個體的 </text:span><text:span text:style-name="T135">內在物質、內部機制、外在環境，在 該</text:span><text:span text:style-name="T4">&lt;?</text:span><text:span text:style-name="T25">3&gt;</text:span><text:span text:style-name="T135">黑洞 裡面，</text:span><text:span text:style-name="T137">沒有 失效</text:span><text:span text:style-name="T135">。</text:span></text:p>
                          <text:list>
                            <text:list-item>
                              <text:p text:style-name="P183">內在物質 <text:span text:style-name="T309">↔</text:span><text:span text:style-name="T206"> </text:span>時間、空間。</text:p>
                            </text:list-item>
                            <text:list-item>
                              <text:p text:style-name="P183">內部機制 <text:span text:style-name="T309">↔</text:span><text:span text:style-name="T206"> </text:span>物理定律、化學反應、萬物法則。</text:p>
                            </text:list-item>
                            <text:list-item>
                              <text:p text:style-name="P183">外在環境 <text:span text:style-name="T309">↔</text:span><text:span text:style-name="T206"> 包覆、蘊含 該</text:span><text:span text:style-name="T1">&lt;?3&gt;個體的 </text:span>某一特定<text:span text:style-name="T1">其他&lt;?3&gt;個體、該&lt;?</text:span><text:span text:style-name="T75">a</text:span><text:span text:style-name="T208">n</text:span><text:span text:style-name="T231">≥</text:span><text:span text:style-name="T232">4</text:span><text:span text:style-name="T1">&gt;個體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6"><text:span text:style-name="T4">明顯例子，假定，</text:span><text:span text:style-name="T135">某一特定</text:span><text:span text:style-name="T4">&lt;?</text:span><text:span text:style-name="T26">a</text:span><text:span text:style-name="T210">n</text:span><text:span text:style-name="T231">≥</text:span><text:span text:style-name="T232">4</text:span><text:span text:style-name="T4">&gt;個體 蘊含 某一特定&lt;?</text:span><text:span text:style-name="T25">3&gt;</text:span><text:span text:style-name="T4">黑洞。</text:span></text:p>
                      <text:list>
                        <text:list-item>
                          <text:p text:style-name="P183"><text:span text:style-name="T76">n </text:span><text:span text:style-name="T78">≥</text:span><text:span text:style-name="T76"> </text:span><text:span text:style-name="T75">a</text:span><text:span text:style-name="T208">n</text:span><text:span text:style-name="T231">≥</text:span><text:span text:style-name="T232">4</text:span><text:span text:style-name="T76"> </text:span><text:span text:style-name="T78">≥</text:span><text:span text:style-name="T76"> </text:span><text:span text:style-name="T86">4</text:span><text:span text:style-name="T76">。</text:span></text:p>
                        </text:list-item>
                        <text:list-item>
                          <text:p text:style-name="P236"><text:span text:style-name="T135">該</text:span><text:span text:style-name="T4">&lt;?</text:span><text:span text:style-name="T26">a</text:span><text:span text:style-name="T210">n</text:span><text:span text:style-name="T231">≥</text:span><text:span text:style-name="T232">4</text:span><text:span text:style-name="T4">&gt;個體的 </text:span><text:span text:style-name="T135">內在物質、內部機制、外在環境，在 該</text:span><text:span text:style-name="T4">&lt;?</text:span><text:span text:style-name="T25">3&gt;</text:span><text:span text:style-name="T135">黑洞 裡面，</text:span><text:span text:style-name="T137">沒有 失效</text:span><text:span text:style-name="T1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9"><text:span text:style-name="T235">明顯例子，假定，某一特定</text:span><text:span text:style-name="T245">&lt;?</text:span><text:span text:style-name="T246">a</text:span><text:span text:style-name="T245">&gt;</text:span><text:span text:style-name="T235">個體 包覆 某一特定</text:span><text:span text:style-name="T245">&lt;?</text:span><text:span text:style-name="T246">a</text:span><text:span text:style-name="T245">&gt;</text:span><text:span text:style-name="T235">黑洞。</text:span></text:p>
                  <text:list>
                    <text:list-item>
                      <text:p text:style-name="P139"><text:span text:style-name="T235">該</text:span><text:span text:style-name="T245">&lt;?</text:span><text:span text:style-name="T246">a</text:span><text:span text:style-name="T245">&gt;</text:span><text:span text:style-name="T235">個體的 內在物質、內部機制、外在環境，在 該</text:span><text:span text:style-name="T245">&lt;?</text:span><text:span text:style-name="T246">a</text:span><text:span text:style-name="T245">&gt;</text:span><text:span text:style-name="T235">黑洞 裡面，</text:span><text:span text:style-name="T236">沒有 失效</text:span><text:span text:style-name="T235">。</text:span></text:p>
                      <text:list>
                        <text:list-item>
                          <text:p text:style-name="P139"><text:span text:style-name="T245">n </text:span><text:span text:style-name="T258">≥</text:span><text:span text:style-name="T245"> </text:span><text:span text:style-name="T246">a</text:span><text:span text:style-name="T245"> </text:span><text:span text:style-name="T258">≥</text:span><text:span text:style-name="T245"> u</text:span><text:span text:style-name="T237">。</text:span></text:p>
                          <text:list>
                            <text:list-item>
                              <text:p text:style-name="P140"><text:span text:style-name="T247">a </text:span><text:span text:style-name="T244">= a</text:span><text:span text:style-name="T23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9"><text:span text:style-name="T235">明顯例子，假定，某一特定</text:span><text:span text:style-name="T245">&lt;?x&gt;</text:span><text:span text:style-name="T235">個體 蘊含 某一特定</text:span><text:span text:style-name="T245">&lt;?y&gt;</text:span><text:span text:style-name="T235">黑洞。</text:span></text:p>
                  <text:list>
                    <text:list-item>
                      <text:p text:style-name="P139"><text:span text:style-name="T235">該</text:span><text:span text:style-name="T245">&lt;?x&gt;</text:span><text:span text:style-name="T235">個體的 內在物質、內部機制、外在環境，在 該</text:span><text:span text:style-name="T245">&lt;?y&gt;</text:span><text:span text:style-name="T235">黑洞 裡面，</text:span><text:span text:style-name="T236">沒有 失效</text:span><text:span text:style-name="T235">。</text:span></text:p>
                      <text:list>
                        <text:list-item>
                          <text:p text:style-name="P139"><text:span text:style-name="T245">n </text:span><text:span text:style-name="T258">≥</text:span><text:span text:style-name="T245"> x </text:span><text:span text:style-name="T259">&gt;</text:span><text:span text:style-name="T245"> y </text:span><text:span text:style-name="T258">≥</text:span><text:span text:style-name="T245"> u</text:span><text:span text:style-name="T237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明顯例子，地水風火。</text:p>
              <text:list>
                <text:list-item>
                  <text:p text:style-name="P183">流沙 <text:span text:style-name="T310">↔</text:span><text:span text:style-name="T269"> 地。</text:span></text:p>
                </text:list-item>
                <text:list-item>
                  <text:p text:style-name="P183">漩渦 <text:span text:style-name="T310">↔</text:span><text:span text:style-name="T269"> 水。</text:span></text:p>
                </text:list-item>
                <text:list-item>
                  <text:p text:style-name="P183">颱風 <text:span text:style-name="T310">↔</text:span><text:span text:style-name="T269"> </text:span>風。</text:p>
                </text:list-item>
                <text:list-item>
                  <text:p text:style-name="P183">對流 <text:span text:style-name="T311">↔</text:span><text:span text:style-name="T270"> </text:span>火。</text:p>
                </text:list-item>
                <text:list-item>
                  <text:p text:style-name="P183">黑洞 <text:span text:style-name="T310">↔</text:span><text:span text:style-name="T269"> 乙太。</text:span></text:p>
                </text:list-item>
                <text:list-item>
                  <text:p text:style-name="P248">（地水風火 的 描述 在 <text:span text:style-name="T141">煉金術</text:span> 文件群的 <text:span text:style-name="T141">地水風火</text:span>）</text:p>
                </text:list-item>
              </text:list>
            </text:list-item>
            <text:list-item>
              <text:p text:style-name="P183">明顯例子，假定，某一特定飛機的 飛行速度 是 <text:span text:style-name="T87">10000公</text:span><text:span text:style-name="T271">里/小時。</text:span></text:p>
              <text:list>
                <text:list-item>
                  <text:p text:style-name="P183">假定，該飛機的 飛行方向 是 遠離 某一特定颱風。</text:p>
                </text:list-item>
                <text:list-item>
                  <text:p text:style-name="P183">該飛機 距離 該颱風 越近。</text:p>
                  <text:list>
                    <text:list-item>
                      <text:p text:style-name="P183">該颱風的 吸力 越大。</text:p>
                    </text:list-item>
                    <text:list-item>
                      <text:p text:style-name="P183">該飛機 越難以 飛離 該颱風。</text:p>
                    </text:list-item>
                  </text:list>
                </text:list-item>
                <text:list-item>
                  <text:p text:style-name="P183">假定，該飛機 距離 該颱風 <text:span text:style-name="T88">10000</text:span><text:span text:style-name="T272">公尺 的 時候，颱風的 吸力 是</text:span><text:span text:style-name="T88"> 10000</text:span><text:span text:style-name="T272">公里/小時。</text:span></text:p>
                  <text:list>
                    <text:list-item>
                      <text:p text:style-name="P183">該飛機 沒有遠離該颱風、沒有接近該颱風。<text:span text:style-name="T168">（假定，沒有 考慮 慣性）</text:span></text:p>
                      <text:list>
                        <text:list-item>
                          <text:p text:style-name="P183">原因很明顯，該飛機的 速度 等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83">假定，該飛機 距離 該颱風 小於 <text:span text:style-name="T88">10000</text:span><text:span text:style-name="T272">公尺 的 時候，颱風的 吸力 大於</text:span><text:span text:style-name="T88"> 10000</text:span><text:span text:style-name="T272">公里/小時。</text:span></text:p>
                  <text:list>
                    <text:list-item>
                      <text:p text:style-name="P183">該飛機（逐漸、逐漸加加速度）接近該颱風。</text:p>
                      <text:list>
                        <text:list-item>
                          <text:p text:style-name="P183">原因很明顯，該飛機的 速度 低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97">假定，該飛機 被吸進 該颱風。</text:p>
                  <text:list>
                    <text:list-item>
                      <text:p text:style-name="P197">該飛機 有機率進入（風平浪靜的）颱風眼。</text:p>
                    </text:list-item>
                    <text:list-item>
                      <text:p text:style-name="P197">該飛機 有機率被下沉氣流 往下對流、被噴射脫離該颱風。</text:p>
                    </text:list-item>
                  </text:list>
                </text:list-item>
                <text:list-item>
                  <text:p text:style-name="P183">颱風 <text:span text:style-name="T312">↔</text:span>（人類 認定的）黑洞。</text:p>
                  <text:list>
                    <text:list-item>
                      <text:p text:style-name="P183">飛機 <text:span text:style-name="T312">↔</text:span><text:span text:style-name="T273"> 光。</text:span></text:p>
                    </text:list-item>
                    <text:list-item>
                      <text:p text:style-name="P183">該飛機的 速度 <text:span text:style-name="T312">↔</text:span><text:span text:style-name="T273"> 光</text:span>速<text:span text:style-name="T273">。</text:span></text:p>
                    </text:list-item>
                    <text:list-item>
                      <text:p text:style-name="P183">颱風的 颱風眼 <text:span text:style-name="T312">↔</text:span><text:span text:style-name="T273"> </text:span>黑洞的 黑洞眼。</text:p>
                    </text:list-item>
                  </text:list>
                </text:list-item>
              </text:list>
            </text:list-item>
            <text:list-item>
              <text:p text:style-name="P183">明顯例子，假定，某一特定聲音 在 空氣 傳遞，該聲音的 飛行速度 是（人類 認定的）音速<text:span text:style-name="T271">。</text:span></text:p>
              <text:list>
                <text:list-item>
                  <text:p text:style-name="P183">假定，該聲音的 飛行方向 是 遠離 某一特定颱風。</text:p>
                </text:list-item>
                <text:list-item>
                  <text:p text:style-name="P183">該聲音 距離 該颱風 越近。</text:p>
                  <text:list>
                    <text:list-item>
                      <text:p text:style-name="P183">該颱風的 吸力 越大。</text:p>
                    </text:list-item>
                    <text:list-item>
                      <text:p text:style-name="P183">該聲音 越難以 飛離 該颱風。</text:p>
                    </text:list-item>
                  </text:list>
                </text:list-item>
                <text:list-item>
                  <text:p text:style-name="P183">假定，該聲音 距離 該颱風 <text:span text:style-name="T88">10000</text:span><text:span text:style-name="T272">公尺 的 時候，颱風的 吸力 是</text:span><text:span text:style-name="T88"> 音速</text:span><text:span text:style-name="T272">。</text:span></text:p>
                  <text:list>
                    <text:list-item>
                      <text:p text:style-name="P183">該聲音 沒有遠離該颱風、沒有接近該颱風。<text:span text:style-name="T168">（假定，沒有 考慮 慣性）</text:span></text:p>
                      <text:list>
                        <text:list-item>
                          <text:p text:style-name="P183">原因很明顯，該聲音的 速度 等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83">假定，該聲音 距離 該颱風 小於 <text:span text:style-name="T88">10000</text:span><text:span text:style-name="T272">公尺 的 時候，颱風的 吸力 大於</text:span><text:span text:style-name="T88"> 音速</text:span><text:span text:style-name="T272">。</text:span></text:p>
                  <text:list>
                    <text:list-item>
                      <text:p text:style-name="P183">該聲音（逐漸、逐漸加加速度）接近該颱風。</text:p>
                      <text:list>
                        <text:list-item>
                          <text:p text:style-name="P183">原因很明顯，該聲音的 速度 低於，脫離 該颱風 所需的 逃逸速度。</text:p>
                        </text:list-item>
                      </text:list>
                    </text:list-item>
                  </text:list>
                </text:list-item>
                <text:list-item>
                  <text:p text:style-name="P197">假定，該<text:span text:style-name="T274">聲音</text:span> 被吸進 該颱風。</text:p>
                  <text:list>
                    <text:list-item>
                      <text:p text:style-name="P197">該<text:span text:style-name="T274">聲音</text:span> 有機率進入（風平浪靜的）颱風眼。</text:p>
                    </text:list-item>
                    <text:list-item>
                      <text:p text:style-name="P197">該聲音 有機率被下沉氣流 往下對流、被噴射脫離該颱風。</text:p>
                    </text:list-item>
                  </text:list>
                </text:list-item>
                <text:list-item>
                  <text:p text:style-name="P183">颱風 <text:span text:style-name="T312">↔</text:span>（人類 認定的）黑洞。</text:p>
                  <text:list>
                    <text:list-item>
                      <text:p text:style-name="P183">聲音 <text:span text:style-name="T312">↔</text:span><text:span text:style-name="T273"> 光。</text:span><text:span text:style-name="T169">力、</text:span></text:p>
                      <text:list>
                        <text:list-item>
                          <text:p text:style-name="P184">聲<text:span text:style-name="T4">音、</text:span><text:span text:style-name="T28">&lt;?2&gt;個體</text:span><text:span text:style-name="T135"> </text:span><text:span text:style-name="T312">↔</text:span><text:span text:style-name="T139"> </text:span><text:span text:style-name="T273">光</text:span>、<text:span text:style-name="T1">&lt;?</text:span><text:span text:style-name="T107">3&gt;</text:span><text:span text:style-name="T282">個體。</text:span></text:p>
                          <text:list>
                            <text:list-item>
                              <text:p text:style-name="P185">聲<text:span text:style-name="T4">音、</text:span><text:span text:style-name="T28">&lt;?2&gt;個體的變化</text:span><text:span text:style-name="T135"> </text:span><text:span text:style-name="T312">↔</text:span><text:span text:style-name="T139"> </text:span><text:span text:style-name="T273">光</text:span>、<text:span text:style-name="T1">&lt;?</text:span><text:span text:style-name="T107">3&gt;</text:span><text:span text:style-name="T282">個體</text:span><text:span text:style-name="T28">的變化</text:span><text:span text:style-name="T282">。</text:span></text:p>
                            </text:list-item>
                            <text:list-item>
                              <text:p text:style-name="P185">明顯例子，以 音速（以上）吸入 聲<text:span text:style-name="T4">音</text:span><text:span text:style-name="T135"> </text:span><text:span text:style-name="T312">↔</text:span><text:span text:style-name="T139"> </text:span>以 光速（以上）吸入 <text:span text:style-name="T273">光。</text:span></text:p>
                            </text:list-item>
                            <text:list-item>
                              <text:p text:style-name="P198"><text:span text:style-name="T274">明顯例子，以 音速（以上）吸入 </text:span><text:span text:style-name="T28">&lt;?2&gt;個體</text:span><text:span text:style-name="T140"> </text:span><text:span text:style-name="T312">↔</text:span><text:span text:style-name="T139"> </text:span><text:span text:style-name="T274">以 光速（以上）吸入 </text:span><text:span text:style-name="T94">&lt;?</text:span><text:span text:style-name="T107">3&gt;</text:span><text:span text:style-name="T282">個體。</text:span></text:p>
                              <text:list>
                                <text:list-item>
                                  <text:p text:style-name="P199">有機率產生 <text:span text:style-name="T28">&lt;?2&gt;</text:span>音爆 現象<text:span text:style-name="T140"> </text:span><text:span text:style-name="T312">↔</text:span><text:span text:style-name="T139"> </text:span>有機率產生 <text:span text:style-name="T94">&lt;?</text:span><text:span text:style-name="T107">3&gt;</text:span><text:span text:style-name="T274">光</text:span>爆 現象。</text:p>
                                </text:list-item>
                              </text:list>
                            </text:list-item>
                            <text:list-item>
                              <text:p text:style-name="P200"><text:span text:style-name="T274">明顯例子，以 音速（以上）吸入 </text:span><text:span text:style-name="T28">&lt;?</text:span><text:span text:style-name="T112">a</text:span><text:span text:style-name="T227">n</text:span><text:span text:style-name="T216">≥</text:span><text:span text:style-name="T219">2</text:span><text:span text:style-name="T28">&gt;個體</text:span><text:span text:style-name="T140"> </text:span><text:span text:style-name="T312">↔</text:span><text:span text:style-name="T139"> </text:span><text:span text:style-name="T274">以 光速（以上）吸入 </text:span><text:span text:style-name="T94">&lt;?</text:span><text:span text:style-name="T112">a</text:span><text:span text:style-name="T227">n</text:span><text:span text:style-name="T216">≥</text:span><text:span text:style-name="T219">3</text:span><text:span text:style-name="T107">&gt;</text:span><text:span text:style-name="T282">個體。</text:span></text:p>
                              <text:list>
                                <text:list-item>
                                  <text:p text:style-name="P200"><text:span text:style-name="T113">n </text:span><text:span text:style-name="T82">≥ </text:span><text:span text:style-name="T112">a</text:span><text:span text:style-name="T227">n</text:span><text:span text:style-name="T216">≥</text:span><text:span text:style-name="T219">2</text:span><text:span text:style-name="T32"> </text:span><text:span text:style-name="T33">≥ </text:span><text:span text:style-name="T34">2</text:span><text:span text:style-name="T32">。</text:span></text:p>
                                </text:list-item>
                                <text:list-item>
                                  <text:p text:style-name="P200"><text:span text:style-name="T113">n </text:span><text:span text:style-name="T82">≥ </text:span><text:span text:style-name="T112">a</text:span><text:span text:style-name="T227">n</text:span><text:span text:style-name="T216">≥</text:span><text:span text:style-name="T219">3</text:span><text:span text:style-name="T32"> </text:span><text:span text:style-name="T33">≥ </text:span><text:span text:style-name="T34">3</text:span><text:span text:style-name="T32">。</text:span></text:p>
                                </text:list-item>
                                <text:list-item>
                                  <text:p text:style-name="P201">有機率產生 <text:span text:style-name="T28">&lt;?</text:span><text:span text:style-name="T112">a</text:span><text:span text:style-name="T227">n</text:span><text:span text:style-name="T216">≥</text:span><text:span text:style-name="T219">2</text:span><text:span text:style-name="T28">&gt;</text:span>音爆 現象<text:span text:style-name="T140"> </text:span><text:span text:style-name="T312">↔</text:span><text:span text:style-name="T139"> </text:span>有機率產生 <text:span text:style-name="T94">&lt;?</text:span><text:span text:style-name="T112">a</text:span><text:span text:style-name="T227">n</text:span><text:span text:style-name="T216">≥</text:span><text:span text:style-name="T219">3</text:span><text:span text:style-name="T107">&gt;</text:span><text:span text:style-name="T274">光</text:span>爆 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<text:span text:style-name="T1">&lt;?</text:span><text:span text:style-name="T107">3&gt;</text:span><text:span text:style-name="T282">個體</text:span> <text:span text:style-name="T288">↔</text:span> 重力波、<text:span text:style-name="T1">&lt;?</text:span><text:span text:style-name="T107">4&gt;</text:span><text:span text:style-name="T282">個體</text:span>。</text:p>
                          <text:list>
                            <text:list-item>
                              <text:p text:style-name="P187"><text:span text:style-name="T28">&lt;?</text:span><text:span text:style-name="T40">3&gt;變化</text:span><text:span text:style-name="T28">波、</text:span><text:span text:style-name="T1">&lt;?</text:span><text:span text:style-name="T107">3&gt;</text:span><text:span text:style-name="T282">個體</text:span><text:span text:style-name="T28">的變化</text:span> <text:span text:style-name="T288">↔</text:span> 重力波、<text:span text:style-name="T1">&lt;?</text:span><text:span text:style-name="T107">4&gt;</text:span><text:span text:style-name="T282">個體</text:span><text:span text:style-name="T28">的變化</text:span>。</text:p>
                            </text:list-item>
                            <text:list-item>
                              <text:p text:style-name="P188">明顯例子，以 音速（以下）吸 <text:span text:style-name="T1">&lt;</text:span><text:span text:style-name="T28">?</text:span><text:span text:style-name="T29">3</text:span><text:span text:style-name="T28">&gt;個體</text:span><text:span text:style-name="T135"> </text:span><text:span text:style-name="T312">↔</text:span>以 光速（以下）吸 <text:span text:style-name="T1">&lt;?</text:span><text:span text:style-name="T108">4</text:span><text:span text:style-name="T107">&gt;</text:span><text:span text:style-name="T282">個體。</text:span></text:p>
                              <text:list>
                                <text:list-item>
                                  <text:p text:style-name="P189">重力波 <text:span text:style-name="T313">↔</text:span><text:span text:style-name="T283"> </text:span><text:span text:style-name="T1">&lt;?</text:span><text:span text:style-name="T107">4&gt;</text:span><text:span text:style-name="T282">個體</text:span><text:span text:style-name="T28">的 變化</text:span>。</text:p>
                                  <text:list>
                                    <text:list-item>
                                      <text:p text:style-name="P190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變化</text:span>。</text:p>
                                    </text:list-item>
                                    <text:list-item>
                                      <text:p text:style-name="P191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真實能量、投影能量</text:span>。</text:p>
                                      <text:list>
                                        <text:list-item>
                                          <text:p text:style-name="P249"><text:span text:style-name="T28">（真實能量、投影能量 的 描述在 </text:span><text:span text:style-name="T109">能量、儲量</text:span><text:span text:style-name="T28"> 文件群的 </text:span><text:span text:style-name="T142">能量層級 與 外在環境 與 內在物質</text:span><text:span text:style-name="T284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1">重力波 <text:span text:style-name="T313">↔</text:span><text:span text:style-name="T283"> </text:span><text:span text:style-name="T1">&lt;?</text:span><text:span text:style-name="T112">a</text:span><text:span text:style-name="T227">n</text:span><text:span text:style-name="T216">≥</text:span><text:span text:style-name="T228">4</text:span><text:span text:style-name="T107">&gt;</text:span><text:span text:style-name="T282">個體</text:span><text:span text:style-name="T28">的 真實宗量、投影宗量</text:span>。</text:p>
                                      <text:list>
                                        <text:list-item>
                                          <text:p text:style-name="P192"><text:span text:style-name="T113">n </text:span><text:span text:style-name="T82">≥ </text:span><text:span text:style-name="T112">a</text:span><text:span text:style-name="T227">n</text:span><text:span text:style-name="T216">≥</text:span><text:span text:style-name="T217">4</text:span><text:span text:style-name="T32"> </text:span><text:span text:style-name="T33">≥ </text:span><text:span text:style-name="T32">4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2"><text:span text:style-name="T32">明顯例子，假定，某一特定個體 </text:span><text:span text:style-name="T274">以 音速（以上）吸入 聲</text:span><text:span text:style-name="T30">音、</text:span><text:span text:style-name="T28">&lt;?2&gt;個體。</text:span></text:p>
                              <text:list>
                                <text:list-item>
                                  <text:p text:style-name="P203"><text:span text:style-name="T274">假定，該個體 以 音速（以下）吸 </text:span><text:span text:style-name="T94">&lt;</text:span><text:span text:style-name="T28">?</text:span><text:span text:style-name="T29">3</text:span><text:span text:style-name="T28">&gt;個體。</text:span></text:p>
                                </text:list-item>
                                <text:list-item>
                                  <text:p text:style-name="P203"><text:span text:style-name="T28">假定，&lt;?</text:span><text:span text:style-name="T39">2</text:span><text:span text:style-name="T28">&gt;個體的 變化的 移動速度、傳遞速度 上限 是 音速</text:span><text:span text:style-name="T274">（以下）</text:span><text:span text:style-name="T28">。</text:span></text:p>
                                  <text:list>
                                    <text:list-item>
                                      <text:p text:style-name="P203"><text:span text:style-name="T28">&lt;?</text:span><text:span text:style-name="T39">2</text:span><text:span text:style-name="T28">&gt;個體的 變化的 傳遞速度 上限 是 該個體的 吸引速度（以下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28">假定，&lt;?</text:span><text:span text:style-name="T39">3</text:span><text:span text:style-name="T28">&gt;個體的 變化的 移動速度、傳遞速度 上限 是 音速</text:span><text:span text:style-name="T274">（以上）</text:span><text:span text:style-name="T28">。</text:span></text:p>
                                  <text:list>
                                    <text:list-item>
                                      <text:p text:style-name="P203"><text:span text:style-name="T28">&lt;?</text:span><text:span text:style-name="T39">3</text:span><text:span text:style-name="T28">&gt;個體的 變化的 傳遞速度 上限 是 該個體的 吸引速度（以上）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38">其他個體 有機率觀測到，該個體 吸收 聲音、物質。</text:p>
                                </text:list-item>
                                <text:list-item>
                                  <text:p text:style-name="P204"><text:span text:style-name="T28">其他個體 有機率觀測到，該個體 產生 &lt;?</text:span><text:span text:style-name="T40">3&gt;變化</text:span><text:span text:style-name="T28">波。</text:span><text:span text:style-name="T147">、&lt;?</text:span><text:span text:style-name="T148">3&gt;震動</text:span><text:span text:style-name="T147">波</text:span></text:p>
                                </text:list-item>
                                <text:list-item>
                                  <text:p text:style-name="P205"><text:span text:style-name="T28">其他個體 有機率認定，該個體 不是 &lt;?</text:span><text:span text:style-name="T40">3&gt;變化</text:span><text:span text:style-name="T28">波</text:span><text:span text:style-name="T30">型黑洞。</text:span></text:p>
                                  <text:list>
                                    <text:list-item>
                                      <text:p text:style-name="P206"><text:span text:style-name="T28">其他個體 有機率認定，該個體 不是 &lt;?</text:span><text:span text:style-name="T40">3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6"><text:span text:style-name="T28">其他個體 有機率認定，該個體 不是 &lt;?</text:span><text:span text:style-name="T41">a</text:span><text:span text:style-name="T212">n</text:span><text:span text:style-name="T220">≥</text:span><text:span text:style-name="T221">3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3"><text:span text:style-name="T28">其他個體 有機率認定，該個體 是 黑洞、聲音型黑洞</text:span><text:span text:style-name="T274">、物質型黑洞</text:span><text:span text:style-name="T28">。</text:span></text:p>
                                  <text:list>
                                    <text:list-item>
                                      <text:p text:style-name="P205"><text:span text:style-name="T28">其他個體 有機率認定，該個體 是 &lt;?</text:span><text:span text:style-name="T41">2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5"><text:span text:style-name="T28">其他個體 有機率認定，該個體 是 &lt;?</text:span><text:span text:style-name="T41">a</text:span><text:span text:style-name="T211">2</text:span><text:span text:style-name="T220">≥u</text:span><text:span text:style-name="T40">&gt;個體</text:span><text:span text:style-name="T28">波</text:span><text:span text:style-name="T30">型黑洞</text:span><text:span text:style-name="T28">。</text:span></text:p>
                                      <text:list>
                                        <text:list-item>
                                          <text:p text:style-name="P211"><text:span text:style-name="T28">2 </text:span><text:span text:style-name="T77">≥</text:span><text:span text:style-name="T28"> </text:span><text:span text:style-name="T4">a</text:span><text:span text:style-name="T209">2</text:span><text:span text:style-name="T214">≥u</text:span><text:span text:style-name="T77"> ≥ </text:span><text:span text:style-name="T31">u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7"><text:span text:style-name="T32">明顯例子，假定，某一特定個體 </text:span><text:span text:style-name="T274">以 光速（以上）吸入 光</text:span><text:span text:style-name="T30">、</text:span><text:span text:style-name="T28">&lt;?</text:span><text:span text:style-name="T36">3</text:span><text:span text:style-name="T28">&gt;個體。</text:span></text:p>
                              <text:list>
                                <text:list-item>
                                  <text:p text:style-name="P207"><text:span text:style-name="T274">假定，該個體 以 光速（以下）吸 </text:span><text:span text:style-name="T94">&lt;</text:span><text:span text:style-name="T28">?</text:span><text:span text:style-name="T36">4</text:span><text:span text:style-name="T28">&gt;個體。</text:span></text:p>
                                </text:list-item>
                                <text:list-item>
                                  <text:p text:style-name="P208"><text:span text:style-name="T28">假定，&lt;?</text:span><text:span text:style-name="T36">3</text:span><text:span text:style-name="T28">&gt;個體的 變化的 移動速度、傳遞速度 上限 是 光速</text:span><text:span text:style-name="T274">（以下）</text:span><text:span text:style-name="T28">。</text:span></text:p>
                                  <text:list>
                                    <text:list-item>
                                      <text:p text:style-name="P208"><text:span text:style-name="T28">&lt;?</text:span><text:span text:style-name="T38">3</text:span><text:span text:style-name="T28">&gt;個體的 變化的 傳遞速度 </text:span><text:span text:style-name="T285">≤</text:span><text:span text:style-name="T28"> 該個體的 吸引速度。</text:span></text:p>
                                      <text:list>
                                        <text:list-item>
                                          <text:p text:style-name="P209"><text:span text:style-name="T28">假定，&lt;?</text:span><text:span text:style-name="T38">3</text:span><text:span text:style-name="T28">&gt;個體的 變化的 傳遞速度 </text:span><text:span text:style-name="T285">=</text:span><text:span text:style-name="T28"> 該個體的 吸引速度。</text:span></text:p>
                                          <text:list>
                                            <text:list-item>
                                              <text:p text:style-name="P239">其他個體 有機率認定 該位置、該區域 是（有效）視野邊界。</text:p>
                                            </text:list-item>
                                            <text:list-item>
                                              <text:p text:style-name="P240">其他個體 有機率認定 該位置、該區域 有 駐波 現象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0"><text:span text:style-name="T28">假定，&lt;?</text:span><text:span text:style-name="T37">4</text:span><text:span text:style-name="T28">&gt;個體的 變化的 移動速度、傳遞速度 上限 是 光速</text:span><text:span text:style-name="T274">（以上）</text:span><text:span text:style-name="T28">。</text:span></text:p>
                                  <text:list>
                                    <text:list-item>
                                      <text:p text:style-name="P208"><text:span text:style-name="T28">&lt;?</text:span><text:span text:style-name="T37">4</text:span><text:span text:style-name="T28">&gt;個體的 變化的 傳遞速度 </text:span><text:span text:style-name="T43">&gt;</text:span><text:span text:style-name="T28"> 該個體的 吸引速度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41">其他個體 有機率觀測到，該個體 吸收 光、物質。</text:p>
                                </text:list-item>
                                <text:list-item>
                                  <text:p text:style-name="P242">其他個體 有機率觀測到，該個體 產生 重力波。</text:p>
                                </text:list-item>
                                <text:list-item>
                                  <text:p text:style-name="P206"><text:span text:style-name="T28">其他個體 有機率認定，該個體 不是 重力波</text:span><text:span text:style-name="T30">型黑洞</text:span><text:span text:style-name="T28">。</text:span></text:p>
                                  <text:list>
                                    <text:list-item>
                                      <text:p text:style-name="P206"><text:span text:style-name="T28">其他個體 有機率認定，該個體 不是 &lt;?</text:span><text:span text:style-name="T42">4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6"><text:span text:style-name="T28">其他個體 有機率認定，該個體 不是 &lt;?</text:span><text:span text:style-name="T41">a</text:span><text:span text:style-name="T212">n</text:span><text:span text:style-name="T220">≥</text:span><text:span text:style-name="T221">4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05"><text:span text:style-name="T28">其他個體 有機率認定，該個體 是 黑洞、光型黑洞</text:span><text:span text:style-name="T274">、物質型黑洞</text:span><text:span text:style-name="T28">。</text:span></text:p>
                                  <text:list>
                                    <text:list-item>
                                      <text:p text:style-name="P205"><text:span text:style-name="T28">其他個體 有機率認定，該個體 是 &lt;?</text:span><text:span text:style-name="T41">3</text:span><text:span text:style-name="T40">&gt;個體</text:span><text:span text:style-name="T28">波</text:span><text:span text:style-name="T30">型黑洞</text:span><text:span text:style-name="T28">。</text:span></text:p>
                                    </text:list-item>
                                    <text:list-item>
                                      <text:p text:style-name="P205"><text:span text:style-name="T28">其他個體 有機率認定，該個體 是 &lt;?</text:span><text:span text:style-name="T41">a</text:span><text:span text:style-name="T211">3</text:span><text:span text:style-name="T220">≥u</text:span><text:span text:style-name="T40">&gt;個體</text:span><text:span text:style-name="T28">波</text:span><text:span text:style-name="T30">型黑洞</text:span><text:span text:style-name="T28">。</text:span></text:p>
                                      <text:list>
                                        <text:list-item>
                                          <text:p text:style-name="P211"><text:span text:style-name="T4">3</text:span><text:span text:style-name="T28"> </text:span><text:span text:style-name="T83">≥</text:span><text:span text:style-name="T28"> a</text:span><text:span text:style-name="T209">3</text:span><text:span text:style-name="T218">≥u</text:span><text:span text:style-name="T83"> ≥ </text:span><text:span text:style-name="T35">u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3">音速 <text:span text:style-name="T312">↔</text:span><text:span text:style-name="T273"> 光</text:span>速<text:span text:style-name="T273">。</text:span></text:p>
                    </text:list-item>
                    <text:list-item>
                      <text:p text:style-name="P194">空氣 運動、變化<text:span text:style-name="T273"> </text:span><text:span text:style-name="T288">↔</text:span> 重力波<text:span text:style-name="T273">。</text:span><text:span text:style-name="T143">空間 運動、變化</text:span></text:p>
                    </text:list-item>
                    <text:list-item>
                      <text:p text:style-name="P183">颱風的 颱風眼 <text:span text:style-name="T312">↔</text:span><text:span text:style-name="T273"> </text:span>黑洞的 黑洞眼。</text:p>
                    </text:list-item>
                    <text:list-item>
                      <text:p text:style-name="P183">颱風 吸入 <text:span text:style-name="T1">&lt;?</text:span><text:span text:style-name="T89">a</text:span><text:span text:style-name="T213">2</text:span><text:span text:style-name="T233">≥</text:span><text:span text:style-name="T215">u</text:span><text:span text:style-name="T90">&gt;個體</text:span> <text:span text:style-name="T312">↔</text:span><text:span text:style-name="T273"> </text:span>黑洞 吸入 <text:span text:style-name="T1">&lt;?</text:span><text:span text:style-name="T91">a</text:span><text:span text:style-name="T222">3</text:span><text:span text:style-name="T233">≥</text:span><text:span text:style-name="T215">u</text:span><text:span text:style-name="T90">&gt;個體</text:span>。</text:p>
                      <text:list>
                        <text:list-item>
                          <text:p text:style-name="P183">吸入 是 輸入、收斂、吸收、高速吸收、散度向內。</text:p>
                          <text:list>
                            <text:list-item>
                              <text:p text:style-name="P195">散度 是 散度、旋度 的 散度。</text:p>
                            </text:list-item>
                            <text:list-item>
                              <text:p text:style-name="P195"><text:span text:style-name="T92">空氣的 空洞區、真空區 </text:span><text:span text:style-name="T312">↔</text:span><text:span text:style-name="T98"> </text:span><text:span text:style-name="T92">空間的 空洞區、真空區。</text:span></text:p>
                            </text:list-item>
                          </text:list>
                        </text:list-item>
                        <text:list-item>
                          <text:p text:style-name="P212"><text:span text:style-name="T89">2</text:span><text:span text:style-name="T1"> </text:span><text:span text:style-name="T77">≥</text:span><text:span text:style-name="T1"> </text:span><text:span text:style-name="T89">a</text:span><text:span text:style-name="T213">2</text:span><text:span text:style-name="T233">≥</text:span><text:span text:style-name="T215">u</text:span><text:span text:style-name="T92"> </text:span><text:span text:style-name="T77">≥ </text:span><text:span text:style-name="T79">u</text:span>。</text:p>
                        </text:list-item>
                        <text:list-item>
                          <text:p text:style-name="P212"><text:span text:style-name="T93">3</text:span><text:span text:style-name="T1"> </text:span><text:span text:style-name="T77">≥</text:span><text:span text:style-name="T1"> </text:span><text:span text:style-name="T91">a</text:span><text:span text:style-name="T222">3</text:span><text:span text:style-name="T233">≥</text:span><text:span text:style-name="T215">u</text:span><text:span text:style-name="T92"> </text:span><text:span text:style-name="T77">≥ </text:span><text:span text:style-name="T79">u</text:span>。</text:p>
                          <text:list>
                            <text:list-item>
                              <text:p text:style-name="P212"><text:span text:style-name="T1">&lt;?</text:span><text:span text:style-name="T91">x&gt;黑洞 吸入 &lt;?y&gt;個體</text:span><text:span text:style-name="T275">。</text:span></text:p>
                              <text:list>
                                <text:list-item>
                                  <text:p text:style-name="P212"><text:span text:style-name="T91">x</text:span><text:span text:style-name="T1"> </text:span><text:span text:style-name="T77">≥</text:span><text:span text:style-name="T1"> </text:span><text:span text:style-name="T91">y</text:span><text:span text:style-name="T92"> </text:span><text:span text:style-name="T77">≥ </text:span><text:span text:style-name="T79">u</text:span>。</text:p>
                                </text:list-item>
                              </text:list>
                            </text:list-item>
                            <text:list-item>
                              <text:p text:style-name="P212"><text:span text:style-name="T274">（人類 認定的）黑洞 </text:span><text:span text:style-name="T94">是 &lt;?</text:span><text:span text:style-name="T91">a</text:span><text:span text:style-name="T223">n</text:span><text:span text:style-name="T233">≥</text:span><text:span text:style-name="T224">3</text:span><text:span text:style-name="T94">&gt;個</text:span><text:span text:style-name="T274">體。</text:span></text:p>
                              <text:list>
                                <text:list-item>
                                  <text:p text:style-name="P212"><text:span text:style-name="T1">&lt;?</text:span><text:span text:style-name="T91">a</text:span><text:span text:style-name="T223">n</text:span><text:span text:style-name="T233">≥</text:span><text:span text:style-name="T224">3</text:span><text:span text:style-name="T91">&gt;黑洞 吸入 &lt;?a</text:span><text:span text:style-name="T225">x</text:span><text:span text:style-name="T233">≥</text:span><text:span text:style-name="T226">u</text:span><text:span text:style-name="T91">&gt;個體</text:span><text:span text:style-name="T275">。</text:span></text:p>
                                  <text:list>
                                    <text:list-item>
                                      <text:p text:style-name="P213"><text:span text:style-name="T80">x </text:span><text:span text:style-name="T77">= </text:span><text:span text:style-name="T91">a</text:span><text:span text:style-name="T223">n</text:span><text:span text:style-name="T215">≥</text:span><text:span text:style-name="T224">3</text:span><text:span text:style-name="T95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12"><text:span text:style-name="T274">明顯例子，假定，某一特定（人類 認定的）黑洞 </text:span><text:span text:style-name="T94">是 &lt;?</text:span><text:span text:style-name="T91">a</text:span><text:span text:style-name="T224">3</text:span><text:span text:style-name="T94">&gt;個</text:span><text:span text:style-name="T274">體。</text:span></text:p>
                                  <text:list>
                                    <text:list-item>
                                      <text:p text:style-name="P212"><text:span text:style-name="T91">該黑洞 吸入 &lt;?a</text:span><text:span text:style-name="T222">3</text:span><text:span text:style-name="T233">≥</text:span><text:span text:style-name="T215">u</text:span><text:span text:style-name="T91">&gt;個體。</text:span></text:p>
                                    </text:list-item>
                                    <text:list-item>
                                      <text:p text:style-name="P212"><text:span text:style-name="T1">&lt;?</text:span><text:span text:style-name="T91">a</text:span><text:span text:style-name="T224">3</text:span><text:span text:style-name="T91">&gt;黑洞 吸入 &lt;?a</text:span><text:span text:style-name="T222">3</text:span><text:span text:style-name="T233">≥</text:span><text:span text:style-name="T215">u</text:span><text:span text:style-name="T91">&gt;個體。</text:span></text:p>
                                      <text:list>
                                        <text:list-item>
                                          <text:p text:style-name="P243">x = 3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2">明顯例子<text:span text:style-name="T92">。</text:span></text:p>
                          <text:list>
                            <text:list-item>
                              <text:p text:style-name="P183">颱風 吸入 <text:span text:style-name="T1">&lt;?</text:span><text:span text:style-name="T96">1</text:span><text:span text:style-name="T90">&gt;個體</text:span> <text:span text:style-name="T312">↔</text:span><text:span text:style-name="T273"> </text:span>黑洞 吸入 <text:span text:style-name="T1">&lt;?</text:span><text:span text:style-name="T96">1</text:span><text:span text:style-name="T90">&gt;個體</text:span>。</text:p>
                              <text:list>
                                <text:list-item>
                                  <text:p text:style-name="P183"><text:span text:style-name="T276">明顯例子，</text:span><text:span text:style-name="T92">颱風 吸</text:span>入 <text:span text:style-name="T92">&lt;?</text:span><text:span text:style-name="T96">1</text:span><text:span text:style-name="T90">&gt;個體</text:span> <text:span text:style-name="T312">↔</text:span><text:span text:style-name="T273"> 明顯例子，</text:span><text:span text:style-name="T92">黑洞 吸</text:span>入 <text:span text:style-name="T92">&lt;?</text:span><text:span text:style-name="T96">1</text:span><text:span text:style-name="T90">&gt;個體</text:span><text:span text:style-name="T92">。</text:span></text:p>
                                </text:list-item>
                                <text:list-item>
                                  <text:p text:style-name="P183"><text:span text:style-name="T97">明顯例子，</text:span><text:span text:style-name="T92">颱風 吸入 </text:span><text:span text:style-name="T90">力</text:span><text:span text:style-name="T92"> </text:span><text:span text:style-name="T312">↔</text:span><text:span text:style-name="T98"> 明顯例子，</text:span><text:span text:style-name="T92">黑洞 吸入 </text:span><text:span text:style-name="T90">光、力</text:span><text:span text:style-name="T92">。</text:span></text:p>
                                  <text:list>
                                    <text:list-item>
                                      <text:p text:style-name="P244">颱風 有 吸 光。</text:p>
                                      <text:list>
                                        <text:list-item>
                                          <text:p text:style-name="P244">颱風 有 吸（蘊含 光 的)空氣。</text:p>
                                          <text:list>
                                            <text:list-item>
                                              <text:p text:style-name="P244">颱風 有 吸、吸入 該空氣。</text:p>
                                            </text:list-item>
                                            <text:list-item>
                                              <text:p text:style-name="P244">颱風 有 吸（該空氣 蘊含 的) 光。</text:p>
                                            </text:list-item>
                                            <text:list-item>
                                              <text:p text:style-name="P244">颱風 沒有 吸入（該空氣 蘊含 的) 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44">光 有機率（自己、主動）進入、離開 颱風。</text:p>
                                          <text:list>
                                            <text:list-item>
                                              <text:p text:style-name="P244">明顯例子，某一特定個體 使用 手電筒 照射 颱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4">颱風 沒有 吸入 光。</text:p>
                                      <text:list>
                                        <text:list-item>
                                          <text:p text:style-name="P244">颱風的 吸力 太小、不夠大，無法、極端難以 吸入、顯著減緩 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83">颱風 吸入 <text:span text:style-name="T1">&lt;?</text:span><text:span text:style-name="T90">2&gt;個體</text:span> <text:span text:style-name="T312">↔</text:span><text:span text:style-name="T273"> </text:span>黑洞 吸入 <text:span text:style-name="T1">&lt;?</text:span><text:span text:style-name="T96">2</text:span><text:span text:style-name="T90">&gt;個體</text:span>。</text:p>
                              <text:list>
                                <text:list-item>
                                  <text:p text:style-name="P183"><text:span text:style-name="T276">明顯例子，</text:span><text:span text:style-name="T92">颱風 吸</text:span>入 <text:span text:style-name="T92">&lt;?</text:span><text:span text:style-name="T90">2&gt;個體</text:span> <text:span text:style-name="T312">↔</text:span><text:span text:style-name="T273"> 明顯例子，</text:span><text:span text:style-name="T92">黑洞 吸</text:span>入 <text:span text:style-name="T92">&lt;?</text:span><text:span text:style-name="T96">2</text:span><text:span text:style-name="T90">&gt;個體</text:span><text:span text:style-name="T92">。</text:span></text:p>
                                </text:list-item>
                                <text:list-item>
                                  <text:p text:style-name="P139"><text:span text:style-name="T238">明顯例子，</text:span><text:span text:style-name="T248">颱風 吸</text:span><text:span text:style-name="T235">入 </text:span><text:span text:style-name="T249">空氣</text:span><text:span text:style-name="T235"> </text:span><text:span text:style-name="T262">↔</text:span><text:span text:style-name="T239"> </text:span><text:span text:style-name="T238">明顯例子，</text:span><text:span text:style-name="T240">黑洞 吸</text:span><text:span text:style-name="T235">入</text:span><text:span text:style-name="T241"> </text:span><text:span text:style-name="T249">空氣</text:span><text:span text:style-name="T240">。</text:span></text:p>
                                </text:list-item>
                              </text:list>
                            </text:list-item>
                            <text:list-item>
                              <text:p text:style-name="P139"><text:span text:style-name="T235">颱風 吸入（蘊含 </text:span><text:span text:style-name="T247">&lt;?</text:span><text:span text:style-name="T250">x</text:span><text:span text:style-name="T249">&gt;個體 的</text:span><text:span text:style-name="T235">）</text:span><text:span text:style-name="T247">&lt;?</text:span><text:span text:style-name="T250">y</text:span><text:span text:style-name="T249">&gt;個體</text:span><text:span text:style-name="T235"> </text:span><text:span text:style-name="T262">↔</text:span><text:span text:style-name="T239"> </text:span><text:span text:style-name="T235">黑洞 吸入（蘊含 </text:span><text:span text:style-name="T247">&lt;?</text:span><text:span text:style-name="T250">i</text:span><text:span text:style-name="T249">&gt;個體 的</text:span><text:span text:style-name="T235">）</text:span><text:span text:style-name="T247">&lt;?</text:span><text:span text:style-name="T250">j</text:span><text:span text:style-name="T249">&gt;個體</text:span><text:span text:style-name="T235">。</text:span></text:p>
                              <text:list>
                                <text:list-item>
                                  <text:p text:style-name="P141"><text:span text:style-name="T251">2</text:span><text:span text:style-name="T252"> </text:span><text:span text:style-name="T260">≥</text:span><text:span text:style-name="T252"> </text:span><text:span text:style-name="T247">y </text:span><text:span text:style-name="T261">&gt;</text:span><text:span text:style-name="T256"> </text:span><text:span text:style-name="T247">x </text:span><text:span text:style-name="T260">≥</text:span><text:span text:style-name="T256"> </text:span><text:span text:style-name="T257">u</text:span><text:span text:style-name="T247">。</text:span></text:p>
                                </text:list-item>
                                <text:list-item>
                                  <text:p text:style-name="P141"><text:span text:style-name="T244">3</text:span><text:span text:style-name="T252"> </text:span><text:span text:style-name="T260">≥</text:span><text:span text:style-name="T252"> </text:span><text:span text:style-name="T244">j</text:span><text:span text:style-name="T247"> </text:span><text:span text:style-name="T261">&gt;</text:span><text:span text:style-name="T256"> </text:span><text:span text:style-name="T255">i</text:span><text:span text:style-name="T247"> </text:span><text:span text:style-name="T260">≥</text:span><text:span text:style-name="T256"> </text:span><text:span text:style-name="T257">u</text:span><text:span text:style-name="T247">。</text:span></text:p>
                                </text:list-item>
                                <text:list-item>
                                  <text:p text:style-name="P139"><text:span text:style-name="T238">明顯例子，</text:span><text:span text:style-name="T235">颱風 吸入（蘊含 </text:span><text:span text:style-name="T247">&lt;?</text:span><text:span text:style-name="T253">1</text:span><text:span text:style-name="T249">&gt;個體 的</text:span><text:span text:style-name="T235">）</text:span><text:span text:style-name="T247">&lt;?</text:span><text:span text:style-name="T249">2&gt;個體</text:span><text:span text:style-name="T235"> </text:span><text:span text:style-name="T262">↔</text:span><text:span text:style-name="T239"> </text:span><text:span text:style-name="T235">黑洞 吸入（蘊含 </text:span><text:span text:style-name="T247">&lt;?</text:span><text:span text:style-name="T253">1</text:span><text:span text:style-name="T249">&gt;個體 的</text:span><text:span text:style-name="T235">）</text:span><text:span text:style-name="T247">&lt;?</text:span><text:span text:style-name="T253">2</text:span><text:span text:style-name="T249">&gt;個體</text:span><text:span text:style-name="T235">。</text:span></text:p>
                                  <text:list>
                                    <text:list-item>
                                      <text:p text:style-name="P139"><text:span text:style-name="T248">颱風 吸</text:span><text:span text:style-name="T254">入</text:span><text:span text:style-name="T248">（蘊含 力 的)空氣 </text:span><text:span text:style-name="T262">↔</text:span><text:span text:style-name="T239"> </text:span><text:span text:style-name="T235">黑洞</text:span><text:span text:style-name="T248"> 吸</text:span><text:span text:style-name="T254">入</text:span><text:span text:style-name="T248">（蘊含 光、力 的)空氣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颱風 吐出 <text:span text:style-name="T1">&lt;?</text:span><text:span text:style-name="T89">a</text:span><text:span text:style-name="T213">2</text:span><text:span text:style-name="T233">≥</text:span><text:span text:style-name="T215">u</text:span><text:span text:style-name="T90">&gt;個體</text:span> <text:span text:style-name="T312">↔</text:span><text:span text:style-name="T273"> </text:span>黑洞 吐出 <text:span text:style-name="T1">&lt;?</text:span><text:span text:style-name="T91">a</text:span><text:span text:style-name="T222">3</text:span><text:span text:style-name="T233">≥</text:span><text:span text:style-name="T215">u</text:span><text:span text:style-name="T90">&gt;個體</text:span>。</text:p>
                      <text:list>
                        <text:list-item>
                          <text:p text:style-name="P183">吐出 是 輸出、發散、噴射、高速噴射、散度向外。</text:p>
                        </text:list-item>
                        <text:list-item>
                          <text:p text:style-name="P183">颱風 吐出 的 明顯例子。</text:p>
                          <text:list>
                            <text:list-item>
                              <text:p text:style-name="P183"><text:span text:style-name="T277">颱風 吐出 </text:span><text:span text:style-name="T92">&lt;?</text:span><text:span text:style-name="T99">1</text:span><text:span text:style-name="T90">&gt;個體 </text:span>的 明顯例子，力。</text:p>
                            </text:list-item>
                            <text:list-item>
                              <text:p text:style-name="P183"><text:span text:style-name="T277">颱風 吐出 </text:span><text:span text:style-name="T92">&lt;?</text:span><text:span text:style-name="T99">2</text:span><text:span text:style-name="T90">&gt;個體 </text:span>的 明顯例子，空氣。</text:p>
                            </text:list-item>
                            <text:list-item>
                              <text:p text:style-name="P183"><text:span text:style-name="T277">颱風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99">2</text:span><text:span text:style-name="T90">&gt;個體 </text:span>的 明顯例子，<text:span text:style-name="T277">（蘊含 力）</text:span>空氣。</text:p>
                            </text:list-item>
                          </text:list>
                        </text:list-item>
                        <text:list-item>
                          <text:p text:style-name="P183"><text:span text:style-name="T277">黑洞</text:span> 吐出 的 明顯例子。</text:p>
                          <text:list>
                            <text:list-item>
                              <text:p text:style-name="P183"><text:span text:style-name="T277">黑洞 吐出 </text:span><text:span text:style-name="T92">&lt;?</text:span><text:span text:style-name="T99">1</text:span><text:span text:style-name="T90">&gt;個體 </text:span>的 明顯例子，光。</text:p>
                            </text:list-item>
                            <text:list-item>
                              <text:p text:style-name="P183"><text:span text:style-name="T277">黑洞 吐出 </text:span><text:span text:style-name="T92">&lt;?</text:span><text:span text:style-name="T99">2</text:span><text:span text:style-name="T90">&gt;個體 </text:span>的 明顯例子，空氣、電漿、夸克、輕子、費米子。</text:p>
                            </text:list-item>
                            <text:list-item>
                              <text:p text:style-name="P183"><text:span text:style-name="T277">黑洞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99">2</text:span><text:span text:style-name="T90">&gt;個體 </text:span>的 明顯例子，<text:span text:style-name="T277">（蘊含 光、力）</text:span>空氣。</text:p>
                            </text:list-item>
                            <text:list-item>
                              <text:p text:style-name="P183"><text:span text:style-name="T277">黑洞 吐出 </text:span><text:span text:style-name="T92">&lt;?</text:span><text:span text:style-name="T99">3</text:span><text:span text:style-name="T90">&gt;個體 </text:span>的 明顯例子，空間。</text:p>
                            </text:list-item>
                            <text:list-item>
                              <text:p text:style-name="P183"><text:span text:style-name="T277">黑洞 吐出（蘊含 </text:span><text:span text:style-name="T92">&lt;?</text:span><text:span text:style-name="T99">1</text:span><text:span text:style-name="T90">&gt;個體 </text:span>的<text:span text:style-name="T277">）</text:span><text:span text:style-name="T92">&lt;?</text:span><text:span text:style-name="T100">3</text:span><text:span text:style-name="T90">&gt;個體 </text:span>的 明顯例子，<text:span text:style-name="T277">（蘊含 光、力）</text:span>空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6">颱風<text:span text:style-name="T273">合併</text:span> <text:span text:style-name="T312">↔</text:span><text:span text:style-name="T273"> </text:span>黑洞合併。<text:span text:style-name="T143">、低氣壓合併</text:span></text:p>
                      <text:list>
                        <text:list-item>
                          <text:p text:style-name="P183">有機率產生 共伴效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（人類 認定的）黑洞 是 光型黑洞、電磁波型黑洞、物質型黑洞。</text:p>
              <text:list>
                <text:list-item>
                  <text:p text:style-name="P183">物質 是 人類 認定的 物質、物體。</text:p>
                </text:list-item>
                <text:list-item>
                  <text:p text:style-name="P183">明顯例子，假定，某一特定個體 能夠觀測 氧氣。</text:p>
                  <text:list>
                    <text:list-item>
                      <text:p text:style-name="P183">該個體 有機率認定 地球 是 黑洞、氧氣型黑洞。</text:p>
                      <text:list>
                        <text:list-item>
                          <text:p text:style-name="P183">原因很明顯，氧氣 進入 地球的 大氣層 之後，跑不出來、極端難以逃逸到外太空。</text:p>
                        </text:list-item>
                      </text:list>
                    </text:list-item>
                    <text:list-item>
                      <text:p text:style-name="P183">氧氣 有機率逃逸 地球。</text:p>
                      <text:list>
                        <text:list-item>
                          <text:p text:style-name="P183">明顯例子，假定，某一特定太空船 飛出 地球。</text:p>
                          <text:list>
                            <text:list-item>
                              <text:p text:style-name="P183">在 太空船 裡面的 氧氣 能夠逃逸到 外太空。</text:p>
                            </text:list-item>
                            <text:list-item>
                              <text:p text:style-name="P183">附著在 太空船的 氧氣 能夠逃逸到 外太空。</text:p>
                            </text:list-item>
                          </text:list>
                        </text:list-item>
                        <text:list-item>
                          <text:p text:style-name="P183">明顯例子，假定，某一特定隕石 擦過 地球的 大氣層。</text:p>
                          <text:list>
                            <text:list-item>
                              <text:p text:style-name="P183">氧氣 有機率 逃逸到、被濺射到 外太空。</text:p>
                            </text:list-item>
                            <text:list-item>
                              <text:p text:style-name="P183">明顯例子，使用 石頭 打水漂，水 被濺射到 河岸、海岸。</text:p>
                              <text:list>
                                <text:list-item>
                                  <text:p text:style-name="P183">石頭 <text:span text:style-name="T314">↔</text:span><text:span text:style-name="T278"> 隕石。</text:span></text:p>
                                </text:list-item>
                                <text:list-item>
                                  <text:p text:style-name="P183">水 <text:span text:style-name="T314">↔</text:span><text:span text:style-name="T278"> 氧氣。</text:span></text:p>
                                </text:list-item>
                                <text:list-item>
                                  <text:p text:style-name="P183">河、海 <text:span text:style-name="T314">↔</text:span><text:span text:style-name="T278"> 大氣層。</text:span></text:p>
                                </text:list-item>
                                <text:list-item>
                                  <text:p text:style-name="P183">河岸、海岸 <text:span text:style-name="T315">↔</text:span><text:span text:style-name="T279"> 外太空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4">黑洞 的 明顯例子，光型黑洞、力型黑洞<text:span text:style-name="T1">、氧氣型黑洞、&lt;?</text:span><text:span text:style-name="T101">x</text:span><text:span text:style-name="T1">&gt;型黑洞</text:span>。<text:span text:style-name="T144">、&lt;?[A]&gt;型黑洞</text:span></text:p>
                  <text:list>
                    <text:list-item>
                      <text:p text:style-name="P215"><text:span text:style-name="T102">&lt;?</text:span><text:span text:style-name="T101">x</text:span><text:span text:style-name="T102">&gt;型黑洞 是 &lt;?</text:span><text:span text:style-name="T101">y</text:span><text:span text:style-name="T102">&gt;個體 一旦進入 &lt;?</text:span><text:span text:style-name="T101">x</text:span><text:span text:style-name="T102">&gt;型黑洞 裡面，就無法逃逸的 </text:span><text:span text:style-name="T101">&lt;?x&gt;</text:span><text:span text:style-name="T102">個體。</text:span></text:p>
                      <text:list>
                        <text:list-item>
                          <text:p text:style-name="P215"><text:span text:style-name="T1">n </text:span><text:span text:style-name="T77">≥</text:span><text:span text:style-name="T1"> </text:span><text:span text:style-name="T101">x</text:span><text:span text:style-name="T1"> </text:span><text:span text:style-name="T77">≥</text:span><text:span text:style-name="T1"> </text:span><text:span text:style-name="T101">y</text:span><text:span text:style-name="T1"> </text:span><text:span text:style-name="T77">≥</text:span><text:span text:style-name="T1"> u</text:span>。</text:p>
                        </text:list-item>
                        <text:list-item>
                          <text:p text:style-name="P215">明顯例子，假定，某一特定<text:span text:style-name="T101">&lt;?x&gt;</text:span><text:span text:style-name="T102">個體 包覆、蘊含 某一特定&lt;?</text:span><text:span text:style-name="T101">y</text:span><text:span text:style-name="T102">&gt;個體。</text:span></text:p>
                          <text:list>
                            <text:list-item>
                              <text:p text:style-name="P215"><text:span text:style-name="T102">假定，該&lt;?</text:span><text:span text:style-name="T101">y</text:span><text:span text:style-name="T102">&gt;個體 無法離開 該</text:span><text:span text:style-name="T101">&lt;?x&gt;</text:span><text:span text:style-name="T102">個體。</text:span></text:p>
                            </text:list-item>
                            <text:list-item>
                              <text:p text:style-name="P215"><text:span text:style-name="T102">對於 該&lt;?</text:span><text:span text:style-name="T101">y</text:span><text:span text:style-name="T102">&gt;個體 來說，該</text:span><text:span text:style-name="T101">&lt;?x&gt;</text:span><text:span text:style-name="T102">個體 是 黑洞。</text:span></text:p>
                            </text:list-item>
                            <text:list-item>
                              <text:p text:style-name="P215"><text:span text:style-name="T102">該</text:span><text:span text:style-name="T101">&lt;?x&gt;</text:span><text:span text:style-name="T102">個體 是 該&lt;?</text:span><text:span text:style-name="T101">y</text:span><text:span text:style-name="T102">&gt;個體型黑洞。</text:span></text:p>
                            </text:list-item>
                          </text:list>
                        </text:list-item>
                        <text:list-item>
                          <text:p text:style-name="P245">明顯例子，假定，某一特定個體 沒有 離開地球的本能、離開地球的傳承。</text:p>
                          <text:list>
                            <text:list-item>
                              <text:p text:style-name="P245">該個體 無法離開 地球。</text:p>
                              <text:list>
                                <text:list-item>
                                  <text:p text:style-name="P245">明顯例子，該個體 沒有 火箭、太空船。</text:p>
                                </text:list-item>
                              </text:list>
                            </text:list-item>
                            <text:list-item>
                              <text:p text:style-name="P245">對於 該個體 來說，地球 是 黑洞。</text:p>
                            </text:list-item>
                            <text:list-item>
                              <text:p text:style-name="P245">地球 是 該個體型黑洞。</text:p>
                            </text:list-item>
                          </text:list>
                        </text:list-item>
                        <text:list-item>
                          <text:p text:style-name="P245">明顯例子，假定，光、電磁波 沒有 離開某一特定個體的本能、離開該個體的傳承。</text:p>
                          <text:list>
                            <text:list-item>
                              <text:p text:style-name="P245">光、電磁波 無法離開 該個體。</text:p>
                            </text:list-item>
                            <text:list-item>
                              <text:p text:style-name="P245">對於 光、電磁波 來說，該個體 是 黑洞。</text:p>
                            </text:list-item>
                            <text:list-item>
                              <text:p text:style-name="P245">該個體 是 光型黑洞、電磁波型黑洞、（人類 認定的）黑洞。</text:p>
                            </text:list-item>
                          </text:list>
                        </text:list-item>
                        <text:list-item>
                          <text:p text:style-name="P245">明顯例子，假定，光、氧氣 沒有 離開某一特定個體的本能、離開該個體的傳承。</text:p>
                          <text:list>
                            <text:list-item>
                              <text:p text:style-name="P245">光、氧氣 無法離開 該個體。</text:p>
                            </text:list-item>
                            <text:list-item>
                              <text:p text:style-name="P245">對於 光、氧氣 來說，該個體 是 黑洞。</text:p>
                            </text:list-item>
                            <text:list-item>
                              <text:p text:style-name="P215"><text:span text:style-name="T102">該個體 是 光型黑洞、</text:span><text:span text:style-name="T94">氧氣</text:span><text:span text:style-name="T102">型黑洞、（人類 認定的）黑洞。</text:span></text:p>
                            </text:list-item>
                          </text:list>
                        </text:list-item>
                        <text:list-item>
                          <text:p text:style-name="P245">明顯例子，假定，光、力、氧氣 沒有 離開某一特定個體的本能、離開該個體的傳承。</text:p>
                          <text:list>
                            <text:list-item>
                              <text:p text:style-name="P245">光、力、氧氣 無法離開 該個體。</text:p>
                            </text:list-item>
                            <text:list-item>
                              <text:p text:style-name="P245">對於 光、力、氧氣 來說，該個體 是 黑洞。</text:p>
                            </text:list-item>
                            <text:list-item>
                              <text:p text:style-name="P215"><text:span text:style-name="T102">該個體 是 光型黑洞、</text:span><text:span text:style-name="T94">力</text:span><text:span text:style-name="T102">型黑洞、</text:span><text:span text:style-name="T94">氧氣</text:span><text:span text:style-name="T102">型黑洞。</text:span></text:p>
                            </text:list-item>
                          </text:list>
                        </text:list-item>
                        <text:list-item>
                          <text:p text:style-name="P215"><text:span text:style-name="T102">明顯例子，假定，&lt;?</text:span><text:span text:style-name="T103">a&gt;個體</text:span><text:span text:style-name="T102"> 沒有 離開某一特定個體的本能、離開該個體的傳承。</text:span></text:p>
                          <text:list>
                            <text:list-item>
                              <text:p text:style-name="P215"><text:span text:style-name="T102">&lt;?</text:span><text:span text:style-name="T103">a&gt;個體</text:span><text:span text:style-name="T102"> 無法離開 該個體。</text:span></text:p>
                            </text:list-item>
                            <text:list-item>
                              <text:p text:style-name="P215"><text:span text:style-name="T102">對於 &lt;?</text:span><text:span text:style-name="T103">a&gt;個體</text:span><text:span text:style-name="T102"> 來說，該個體 是 黑洞。</text:span></text:p>
                            </text:list-item>
                            <text:list-item>
                              <text:p text:style-name="P215"><text:span text:style-name="T102">該個體 是 &lt;?</text:span><text:span text:style-name="T103">a&gt;個體</text:span><text:span text:style-name="T102">型黑洞。</text:span></text:p>
                              <text:list>
                                <text:list-item>
                                  <text:p text:style-name="P216"><text:span text:style-name="T104">n </text:span><text:span text:style-name="T81">≥</text:span><text:span text:style-name="T104"> </text:span><text:span text:style-name="T1">a</text:span><text:span text:style-name="T104"> </text:span><text:span text:style-name="T81">≥</text:span><text:span text:style-name="T104"> u</text:span><text:span text:style-name="T280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（人類 認定的）黑洞 <text:span text:style-name="T288">↔</text:span> 低氣壓。</text:p>
              <text:list>
                <text:list-item>
                  <text:p text:style-name="P183">（人類 認定的）白洞 <text:span text:style-name="T288">↔</text:span> 高氣壓。</text:p>
                </text:list-item>
              </text:list>
            </text:list-item>
            <text:list-item>
              <text:p text:style-name="P142"><text:span text:style-name="T242">不存在</text:span><text:span text:style-name="T243">，</text:span><text:span text:style-name="T242">（人類 認定的）黑洞 通往（人類 認定的）白洞 的現象。</text:span></text:p>
              <text:list>
                <text:list-item>
                  <text:p text:style-name="P234">明顯例子，不存在，颱風 通往 颱風型（人類 認定的）白洞 的現象。</text:p>
                </text:list-item>
                <text:list-item>
                  <text:p text:style-name="P234">設計、製造、使用 磁場，有機率產生 穿越 現象。</text:p>
                  <text:list>
                    <text:list-item>
                      <text:p text:style-name="P234">明顯例子，（人類 認定的）費城實驗。</text:p>
                    </text:list-item>
                  </text:list>
                </text:list-item>
              </text:list>
            </text:list-item>
            <text:list-item>
              <text:p text:style-name="P183">不存在，（人類 認定的）黑洞 記錄所有的 資訊、情報 的現象。</text:p>
              <text:list>
                <text:list-item>
                  <text:p text:style-name="P216">明顯例子，不存在<text:span text:style-name="T274">，</text:span>颱風<text:span text:style-name="T274"> 記錄所有的 資訊、情報 的現象。</text:span></text:p>
                </text:list-item>
              </text:list>
            </text:list-item>
            <text:list-item>
              <text:p text:style-name="P183">不存在，（人類 認定的）黑洞 產生（人類 認定的）蟲洞、平行宇宙、虛擬實境 的現象。</text:p>
              <text:list>
                <text:list-item>
                  <text:p text:style-name="P216">明顯例子，不存在<text:span text:style-name="T274">，</text:span>颱風<text:span text:style-name="T274"> 產生 蟲洞</text:span>、<text:span text:style-name="T274">平行宇宙、虛擬實境 的現象。</text:span></text:p>
                </text:list-item>
              </text:list>
            </text:list-item>
            <text:list-item>
              <text:p text:style-name="P216">兩個（以上）黑洞 之間，有機率有 通道。</text:p>
              <text:list>
                <text:list-item>
                  <text:p text:style-name="P216">明顯例子，用 手 撥動 海水。</text:p>
                  <text:list>
                    <text:list-item>
                      <text:p text:style-name="P216">兩側 出現 漩渦。</text:p>
                      <text:list>
                        <text:list-item>
                          <text:p text:style-name="P216">左右兩側 各自出現 一個漩渦。</text:p>
                        </text:list-item>
                        <text:list-item>
                          <text:p text:style-name="P216">總共產生 兩個 漩渦。</text:p>
                        </text:list-item>
                      </text:list>
                    </text:list-item>
                    <text:list-item>
                      <text:p text:style-name="P216">漩渦 在 海面下，出現 通道、相連的通道。</text:p>
                      <text:list>
                        <text:list-item>
                          <text:p text:style-name="P217">通道 不是<text:span text:style-name="T274">（人類 認定的）</text:span>蟲洞。</text:p>
                        </text:list-item>
                        <text:list-item>
                          <text:p text:style-name="P216">通道 是 兩個 漩渦之間的 通道。</text:p>
                          <text:list>
                            <text:list-item>
                              <text:p text:style-name="P216">明顯例子，（火車隧道 兩側的）出入口 <text:span text:style-name="T316">↔</text:span><text:span text:style-name="T281"> 漩渦。</text:span></text:p>
                              <text:list>
                                <text:list-item>
                                  <text:p text:style-name="P218">火車隧道 <text:span text:style-name="T316">↔</text:span><text:span text:style-name="T281"> 通道。</text:span></text:p>
                                </text:list-item>
                                <text:list-item>
                                  <text:p text:style-name="P217">火車隧道 不是<text:span text:style-name="T274">（人類 認定的）</text:span>蟲洞。</text:p>
                                </text:list-item>
                                <text:list-item>
                                  <text:p text:style-name="P219">出入口、火車隧道 在 相同、同一個 維度、空間、坐標系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6">通道 有機率產生 重力透鏡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7"><text:span text:style-name="T4">假定，某一特定&lt;?2&gt;個體的 本能、傳承 足夠高</text:span><text:span text:style-name="T135">。</text:span></text:p>
              <text:list>
                <text:list-item>
                  <text:p text:style-name="P237"><text:span text:style-name="T4">該&lt;?</text:span><text:span text:style-name="T27">2&gt;</text:span><text:span text:style-name="T4">個體 能夠 觀測、感測、感受 &lt;?</text:span><text:span text:style-name="T27">3&gt;個體</text:span><text:span text:style-name="T138">。</text:span></text:p>
                </text:list-item>
                <text:list-item>
                  <text:p text:style-name="P216"><text:span text:style-name="T105">該&lt;?2&gt;個體 有機率</text:span><text:span text:style-name="T203">觀測到</text:span><text:span text:style-name="T106"> &lt;?3&gt;都</text:span><text:span text:style-name="T203">卜勒現象。</text:span></text:p>
                </text:list-item>
                <text:list-item>
                  <text:p text:style-name="P216">假定，某一特<text:span text:style-name="T1">定&lt;?3&gt;</text:span>個體的 速度 超過 光速。</text:p>
                  <text:list>
                    <text:list-item>
                      <text:p text:style-name="P216"><text:span text:style-name="T1">該&lt;?</text:span><text:span text:style-name="T106">2&gt;個</text:span><text:span text:style-name="T203">體 有機率觀測到 光爆 現象。</text:span></text:p>
                      <text:list>
                        <text:list-item>
                          <text:p text:style-name="P216">光爆 <text:span text:style-name="T317">↔</text:span><text:span text:style-name="T203"> 音爆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6">黑洞 有機率 吸引、吸住 光。</text:p>
              <text:list>
                <text:list-item>
                  <text:p text:style-name="P216">黑洞、星體、某一特定個體 有機率 吸引、吸住 其他個體。</text:p>
                </text:list-item>
                <text:list-item>
                  <text:p text:style-name="P220">已知，黑洞 有機率 吸引、吸住 光。</text:p>
                  <text:list>
                    <text:list-item>
                      <text:p text:style-name="P221">黑洞 有機率 吸引、吸住 波態光、粒子態光。</text:p>
                      <text:list>
                        <text:list-item>
                          <text:p text:style-name="P250">（波態、粒子態 的 相關描述在 <text:span text:style-name="T141">能量、儲量</text:span> 文件群的 相態）</text:p>
                        </text:list-item>
                      </text:list>
                    </text:list-item>
                    <text:list-item>
                      <text:p text:style-name="P222">某一特定人類個體 有機率認定，波態光 是 光。</text:p>
                      <text:list>
                        <text:list-item>
                          <text:p text:style-name="P223">某一特定人類個體 有機率認定，該波態光 是 某一特定光、（人類 認定的）能量。</text:p>
                        </text:list-item>
                        <text:list-item>
                          <text:p text:style-name="P222">某一特定人類個體 有機率認定，該波態光 是 可見光。<text:span text:style-name="T177">（、紫外線光）</text:span></text:p>
                        </text:list-item>
                      </text:list>
                    </text:list-item>
                    <text:list-item>
                      <text:p text:style-name="P224">某一特定人類個體 有機率認定，粒子態光 是 物質。</text:p>
                      <text:list>
                        <text:list-item>
                          <text:p text:style-name="P224">某一特定人類個體 有機率認定，該粒子態光 是 某一特定（人類 認定的）物質。</text:p>
                        </text:list-item>
                        <text:list-item>
                          <text:p text:style-name="P225">某一特定人類個體 有機率認定，該粒子態光 是 液態水。<text:span text:style-name="T177">（、氧氣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26">黑洞、星體、某一特定個體 有機率 吸引、吸住 <text:span text:style-name="T4">第</text:span><text:span text:style-name="T57">a層級宗態個體</text:span>。</text:p>
                  <text:list>
                    <text:list-item>
                      <text:p text:style-name="P251">（<text:span text:style-name="T58">第</text:span><text:span text:style-name="T59">a層級宗態 的 相關描述在 </text:span><text:span text:style-name="T110">能量、儲量</text:span><text:span text:style-name="T59"> 文件群的 </text:span><text:span text:style-name="T110">宗態</text:span>）</text:p>
                    </text:list-item>
                    <text:list-item>
                      <text:p text:style-name="P227"><text:span text:style-name="T4">某一特定第</text:span><text:span text:style-name="T57">a層級宗態個體</text:span> 有機率 吸引、吸住<text:span text:style-name="T57"> 某一特定</text:span><text:span text:style-name="T4">第</text:span><text:span text:style-name="T60">b</text:span><text:span text:style-name="T57">層級宗態個體</text:span>。</text:p>
                      <text:list>
                        <text:list-item>
                          <text:p text:style-name="P228"><text:span text:style-name="T229">a</text:span><text:span text:style-name="T130">n </text:span><text:span text:style-name="T84">≥</text:span><text:span text:style-name="T130"> a、</text:span><text:span text:style-name="T131">b</text:span><text:span text:style-name="T130"> </text:span><text:span text:style-name="T84">≥</text:span><text:span text:style-name="T130"> </text:span><text:span text:style-name="T229">a</text:span><text:span text:style-name="T130">u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黑洞 有機率蘊含 <text:span text:style-name="T4">第</text:span><text:span text:style-name="T62">4</text:span><text:span text:style-name="T4">層</text:span>級（以上）相態譜個體。</text:p>
              <text:list>
                <text:list-item>
                  <text:p text:style-name="P252">（相態譜 的 相關描述在 <text:span text:style-name="T141">能量、儲量</text:span> 文件群的 <text:span text:style-name="T141">宗態</text:span>、<text:span text:style-name="T141">相態譜</text:span>）</text:p>
                  <text:list>
                    <text:list-item>
                      <text:p text:style-name="P229">明顯例子，假定，某一特定個體 是 空間<text:span text:style-name="T4">、第</text:span><text:span text:style-name="T62">3</text:span><text:span text:style-name="T4">層級相態譜個體。</text:span></text:p>
                      <text:list>
                        <text:list-item>
                          <text:p text:style-name="P229">已知，越靠近 黑洞，重力 越強 →<text:span text:style-name="T325"> 壓力</text:span><text:span text:style-name="T287">、空間節點密度</text:span><text:span text:style-name="T325"> 越大。</text:span></text:p>
                        </text:list-item>
                        <text:list-item>
                          <text:p text:style-name="P229">已知<text:span text:style-name="T132">，</text:span>加壓 等效於 減速度運動。</text:p>
                          <text:list>
                            <text:list-item>
                              <text:p text:style-name="P230"><text:span text:style-name="T4">第</text:span><text:span text:style-name="T61">a</text:span><text:span text:style-name="T4">層級相態譜個體 有機率變成 第（</text:span><text:span text:style-name="T61">a+b</text:span><text:span text:style-name="T4">）層級相態譜個體</text:span><text:span text:style-name="T326">。</text:span></text:p>
                              <text:list>
                                <text:list-item>
                                  <text:p text:style-name="P231"><text:span text:style-name="T230">a</text:span><text:span text:style-name="T133">n </text:span><text:span text:style-name="T85">≥</text:span><text:span text:style-name="T133"> </text:span>a + <text:span text:style-name="T133">b </text:span><text:span text:style-name="T85">≥</text:span><text:span text:style-name="T133"> a </text:span><text:span text:style-name="T85">≥</text:span><text:span text:style-name="T133"> </text:span><text:span text:style-name="T230">a</text:span><text:span text:style-name="T133">u</text:span><text:span text:style-name="T230">。</text:span></text:p>
                                  <text:list>
                                    <text:list-item>
                                      <text:p text:style-name="P230"><text:span text:style-name="T230">a</text:span><text:span text:style-name="T133">n </text:span><text:span text:style-name="T85">≥</text:span><text:span text:style-name="T133"> a </text:span><text:span text:style-name="T85">≥</text:span><text:span text:style-name="T133"> </text:span><text:span text:style-name="T230">a</text:span><text:span text:style-name="T133">u</text:span>。</text:p>
                                    </text:list-item>
                                    <text:list-item>
                                      <text:p text:style-name="P235"><text:span text:style-name="T207">a</text:span><text:span text:style-name="T1">n</text:span><text:span text:style-name="T134">–a</text:span><text:span text:style-name="T1"> </text:span><text:span text:style-name="T77">≥</text:span><text:span text:style-name="T1"> b </text:span><text:span text:style-name="T77">≥</text:span><text:span text:style-name="T1"> 0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9">假定，該個體 接近 黑洞 →<text:span text:style-name="T325"> 該個體 被黑洞 加壓</text:span>。</text:p>
                            </text:list-item>
                            <text:list-item>
                              <text:p text:style-name="P232">該個體 有機率變成 <text:span text:style-name="T4">第</text:span><text:span text:style-name="T63">4</text:span><text:span text:style-name="T4">層</text:span>級（以上）相態譜個體。</text:p>
                              <text:list>
                                <text:list-item>
                                  <text:p text:style-name="P233"><text:span text:style-name="T274">時間、空間、物理定律、化學反應、萬物法則</text:span>（仍然）沒有 失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22:20.822000000</dc:date>
    <meta:editing-duration>P15DT18H45M41S</meta:editing-duration>
    <meta:editing-cycles>11766</meta:editing-cycles>
    <meta:document-statistic meta:table-count="0" meta:image-count="0" meta:object-count="0" meta:page-count="1" meta:paragraph-count="619" meta:word-count="12877" meta:character-count="16472" meta:non-whitespace-character-count="14518"/>
  </office:meta>
</office:document-meta>
</file>